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4.877cm"/>
    </style:style>
    <style:style style:name="co7" style:family="table-column">
      <style:table-column-properties fo:break-before="auto" style:column-width="2.277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2.872cm"/>
    </style:style>
    <style:style style:name="co10" style:family="table-column">
      <style:table-column-properties fo:break-before="auto" style:column-width="2.997cm"/>
    </style:style>
    <style:style style:name="co11" style:family="table-column">
      <style:table-column-properties fo:break-before="auto" style:column-width="2.674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907cm"/>
    </style:style>
    <style:style style:name="co14" style:family="table-column">
      <style:table-column-properties fo:break-before="auto" style:column-width="4.03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6.066cm"/>
    </style:style>
    <style:style style:name="co17" style:family="table-column">
      <style:table-column-properties fo:break-before="auto" style:column-width="6.71cm"/>
    </style:style>
    <style:style style:name="co18" style:family="table-column">
      <style:table-column-properties fo:break-before="auto" style:column-width="6.313cm"/>
    </style:style>
    <style:style style:name="co19" style:family="table-column">
      <style:table-column-properties fo:break-before="auto" style:column-width="5.274cm"/>
    </style:style>
    <style:style style:name="co20" style:family="table-column">
      <style:table-column-properties fo:break-before="auto" style:column-width="6.636cm"/>
    </style:style>
    <style:style style:name="co21" style:family="table-column">
      <style:table-column-properties fo:break-before="auto" style:column-width="7.428cm"/>
    </style:style>
    <style:style style:name="co22" style:family="table-column">
      <style:table-column-properties fo:break-before="auto" style:column-width="5.05cm"/>
    </style:style>
    <style:style style:name="co23" style:family="table-column">
      <style:table-column-properties fo:break-before="auto" style:column-width="5.472cm"/>
    </style:style>
    <style:style style:name="co24" style:family="table-column">
      <style:table-column-properties fo:break-before="auto" style:column-width="5.644cm"/>
    </style:style>
    <style:style style:name="co25" style:family="table-column">
      <style:table-column-properties fo:break-before="auto" style:column-width="5.768cm"/>
    </style:style>
    <style:style style:name="co26" style:family="table-column">
      <style:table-column-properties fo:break-before="auto" style:column-width="5.175cm"/>
    </style:style>
    <style:style style:name="co27" style:family="table-column">
      <style:table-column-properties fo:break-before="auto" style:column-width="7.253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3.59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5pt" style:font-size-asian="15pt" style:font-size-complex="15pt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5pt" style:font-size-asian="15pt" style:font-size-complex="15pt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5pt" style:font-size-asian="15pt" style:font-size-complex="15pt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5pt" style:font-size-asian="15pt" style:font-size-complex="15pt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5pt" style:font-size-asian="15pt" style:font-size-complex="15pt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5pt" style:font-size-asian="15pt" style:font-size-complex="15pt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5pt" style:font-size-asian="15pt" style:font-size-complex="15pt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5pt" style:font-size-asian="15pt" style:font-size-complex="15pt"/>
    </style:style>
    <style:style style:name="ce1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5pt" style:font-size-asian="15pt" style:font-size-complex="15pt"/>
    </style:style>
    <style:style style:name="ce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5pt" style:font-size-asian="15pt" style:font-size-complex="15pt"/>
    </style:style>
    <style:style style:name="ce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buntu" fo:font-size="15pt" style:font-size-asian="15pt" style:font-size-complex="15pt"/>
    </style:style>
    <style:style style:name="ce1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5pt" style:font-size-asian="15pt" style:font-size-complex="15pt"/>
    </style:style>
    <style:style style:name="ce1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1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5pt" fo:font-weight="bold" style:font-size-asian="15pt" style:font-weight-asian="bold" style:font-size-complex="15pt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5pt" style:font-size-asian="15pt" style:font-size-complex="15pt"/>
    </style:style>
    <style:style style:name="ce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1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Ubuntu" fo:font-size="15pt" style:font-size-asian="15pt" style:font-size-complex="15pt"/>
    </style:style>
    <style:style style:name="ce2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5pt" style:font-size-asian="15pt" style:font-size-complex="15pt"/>
    </style:style>
    <style:style style:name="ce246" style:family="table-cell" style:parent-style-name="Default">
      <style:text-properties style:font-name="Ubuntu"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ackground-color="transparent"/>
    </style:style>
    <style:style style:name="ce306" style:family="table-cell" style:parent-style-name="Default">
      <style:text-properties style:font-name="Ubuntu" fo:font-size="15pt" style:font-size-asian="15pt" style:font-size-complex="15pt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BigUltimateUltraparams_backup_dontm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4"/>
        <table:table-column table:style-name="co8" table:default-cell-style-name="ce53"/>
        <table:table-column table:style-name="co8" table:default-cell-style-name="ce62"/>
        <table:table-column table:style-name="co9" table:default-cell-style-name="ce70"/>
        <table:table-column table:style-name="co6" table:default-cell-style-name="ce79"/>
        <table:table-column table:style-name="co6" table:default-cell-style-name="ce136"/>
        <table:table-column table:style-name="co6" table:default-cell-style-name="ce143"/>
        <table:table-column table:style-name="co6" table:default-cell-style-name="ce149"/>
        <table:table-column table:style-name="co6" table:default-cell-style-name="ce156"/>
        <table:table-column table:style-name="co6" table:default-cell-style-name="ce163"/>
        <table:table-column table:style-name="co6" table:default-cell-style-name="ce168"/>
        <table:table-column table:style-name="co6" table:default-cell-style-name="ce176"/>
        <table:table-column table:style-name="co6" table:default-cell-style-name="ce3"/>
        <table:table-column table:style-name="co6" table:default-cell-style-name="ce190"/>
        <table:table-column table:style-name="co10" table:default-cell-style-name="ce190"/>
        <table:table-column table:style-name="co11" table:default-cell-style-name="ce190"/>
        <table:table-column table:style-name="co6" table:default-cell-style-name="ce190"/>
        <table:table-column table:style-name="co12" table:default-cell-style-name="ce190"/>
        <table:table-column table:style-name="co13" table:default-cell-style-name="ce190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24" table:number-columns-repeated="2" table:default-cell-style-name="ce3"/>
        <table:table-column table:style-name="co25" table:default-cell-style-name="ce3"/>
        <table:table-column table:style-name="co23" table:default-cell-style-name="ce3"/>
        <table:table-column table:style-name="co26" table:number-columns-repeated="3" table:default-cell-style-name="ce3"/>
        <table:table-column table:style-name="co18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74" table:default-cell-style-name="ce3"/>
        <table:table-column table:style-name="co30" table:number-columns-repeated="2" table:default-cell-style-name="ce248"/>
        <table:table-column table:style-name="co30" table:number-columns-repeated="2" table:default-cell-style-name="ce173"/>
        <table:table-row table:style-name="ro1">
          <table:table-cell table:style-name="ce1" office:value-type="string" calcext:value-type="string">
            <text:p>glacier_number</text:p>
          </table:table-cell>
          <table:table-cell table:style-name="ce1" office:value-type="string" calcext:value-type="string">
            <text:p>glacier_name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table:style-name="ce1" office:value-type="string" calcext:value-type="string">
            <text:p>relief</text:p>
          </table:table-cell>
          <table:table-cell table:style-name="ce1" office:value-type="string" calcext:value-type="string">
            <text:p>stddev</text:p>
          </table:table-cell>
          <table:table-cell table:style-name="ce43" office:value-type="string" calcext:value-type="string">
            <text:p>relief_1</text:p>
          </table:table-cell>
          <table:table-cell table:style-name="ce52" office:value-type="string" calcext:value-type="string">
            <text:p>relief_10</text:p>
          </table:table-cell>
          <table:table-cell table:style-name="ce61" office:value-type="string" calcext:value-type="string">
            <text:p>relief_20</text:p>
          </table:table-cell>
          <table:table-cell table:style-name="ce68" office:value-type="string" calcext:value-type="string">
            <text:p>relief_100</text:p>
          </table:table-cell>
          <table:table-cell table:style-name="ce77" office:value-type="string" calcext:value-type="string">
            <text:p>stddev_1</text:p>
          </table:table-cell>
          <table:table-cell table:style-name="ce135" office:value-type="string" calcext:value-type="string">
            <text:p>stddev_10</text:p>
          </table:table-cell>
          <table:table-cell table:style-name="ce142" office:value-type="string" calcext:value-type="string">
            <text:p>stddev_20</text:p>
          </table:table-cell>
          <table:table-cell table:style-name="ce148" office:value-type="string" calcext:value-type="string">
            <text:p>stddev_100</text:p>
          </table:table-cell>
          <table:table-cell table:style-name="ce155" office:value-type="string" calcext:value-type="string">
            <text:p>Slope_120m</text:p>
          </table:table-cell>
          <table:table-cell table:style-name="ce162" office:value-type="string" calcext:value-type="string">
            <text:p>Slope_60m</text:p>
          </table:table-cell>
          <table:table-cell table:style-name="ce167" office:value-type="string" calcext:value-type="string">
            <text:p>Slope_1km</text:p>
          </table:table-cell>
          <table:table-cell table:style-name="ce175" office:value-type="string" calcext:value-type="string">
            <text:p>Slope_10km</text:p>
          </table:table-cell>
          <table:table-cell table:style-name="ce182" office:value-type="string" calcext:value-type="string">
            <text:p>Slope_1km_20p</text:p>
          </table:table-cell>
          <table:table-cell table:style-name="ce189" office:value-type="string" calcext:value-type="string">
            <text:p>aspect_1km_50p</text:p>
          </table:table-cell>
          <table:table-cell table:style-name="ce189" office:value-type="string" calcext:value-type="string">
            <text:p>rgi_aspect</text:p>
          </table:table-cell>
          <table:table-cell table:style-name="ce189" office:value-type="string" calcext:value-type="string">
            <text:p>rgi_slope</text:p>
          </table:table-cell>
          <table:table-cell table:style-name="ce189" office:value-type="string" calcext:value-type="string">
            <text:p>station_z</text:p>
          </table:table-cell>
          <table:table-cell table:style-name="ce189" office:value-type="string" calcext:value-type="string">
            <text:p>Z_max</text:p>
          </table:table-cell>
          <table:table-cell table:style-name="ce189" office:value-type="string" calcext:value-type="string">
            <text:p>Z_min</text:p>
          </table:table-cell>
          <table:table-cell table:style-name="ce1" office:value-type="string" calcext:value-type="string">
            <text:p>glacier_length</text:p>
          </table:table-cell>
          <table:table-cell table:style-name="ce1" office:value-type="string" calcext:value-type="string">
            <text:p>glacier_area</text:p>
          </table:table-cell>
          <table:table-cell table:style-name="ce1" office:value-type="string" calcext:value-type="string">
            <text:p>glacier_width</text:p>
          </table:table-cell>
          <table:table-cell table:style-name="ce1" office:value-type="string" calcext:value-type="string">
            <text:p>glacier_width_at_station</text:p>
          </table:table-cell>
          <table:table-cell table:style-name="ce1" office:value-type="string" calcext:value-type="string">
            <text:p>Distance from terminus</text:p>
          </table:table-cell>
          <table:table-cell table:style-name="ce1" office:value-type="string" calcext:value-type="string">
            <text:p>Distance from head</text:p>
          </table:table-cell>
          <table:table-cell table:style-name="ce1" office:value-type="string" calcext:value-type="string">
            <text:p>Distance from centerline</text:p>
          </table:table-cell>
          <table:table-cell table:style-name="ce246" office:value-type="string" calcext:value-type="string">
            <text:p>Distance from nearest bend</text:p>
          </table:table-cell>
          <table:table-cell table:style-name="ce246" office:value-type="string" calcext:value-type="string">
            <text:p>continentality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delay</text:p>
          </table:table-cell>
          <table:table-cell table:style-name="ce246" office:value-type="string" calcext:value-type="string">
            <text:p>A</text:p>
          </table:table-cell>
          <table:table-cell table:style-name="ce246" office:value-type="string" calcext:value-type="string">
            <text:p>B</text:p>
          </table:table-cell>
          <table:table-cell table:style-name="ce246" office:value-type="string" calcext:value-type="string">
            <text:p>mean_temp_era5</text:p>
          </table:table-cell>
          <table:table-cell table:style-name="ce246" office:value-type="string" calcext:value-type="string">
            <text:p>mean_wind_era5</text:p>
          </table:table-cell>
          <table:table-cell table:style-name="ce246" office:value-type="string" calcext:value-type="string">
            <text:p>mean_temp_obs</text:p>
          </table:table-cell>
          <table:table-cell table:style-name="ce246" office:value-type="string" calcext:value-type="string">
            <text:p>mean_wind_obs</text:p>
          </table:table-cell>
          <table:table-cell table:style-name="ce1" office:value-type="string" calcext:value-type="string">
            <text:p>T_range_continentality</text:p>
          </table:table-cell>
          <table:table-cell table:style-name="ce1" office:value-type="string" calcext:value-type="string">
            <text:p>channel_width_at_station</text:p>
          </table:table-cell>
          <table:table-cell table:style-name="ce246" office:value-type="string" calcext:value-type="string">
            <text:p>Sensitivity_linear</text:p>
          </table:table-cell>
          <table:table-cell table:style-name="ce1" office:value-type="string" calcext:value-type="string">
            <text:p>PM_sensitivity</text:p>
          </table:table-cell>
          <table:table-cell table:style-name="ce1" office:value-type="string" calcext:value-type="string">
            <text:p>PM_delay</text:p>
          </table:table-cell>
          <table:table-cell table:style-name="ce1" table:number-columns-repeated="973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olla</text:p>
          </table:table-cell>
          <table:table-cell table:style-name="ce10" office:value-type="float" office:value="45.97" calcext:value-type="float">
            <text:p>45.97</text:p>
          </table:table-cell>
          <table:table-cell table:style-name="ce10" office:value-type="float" office:value="7.52" calcext:value-type="float">
            <text:p>7.52</text:p>
          </table:table-cell>
          <table:table-cell office:value-type="float" office:value="2439" calcext:value-type="float">
            <text:p>2439</text:p>
          </table:table-cell>
          <table:table-cell office:value-type="float" office:value="445.572639741415" calcext:value-type="float">
            <text:p>445.572639741415</text:p>
          </table:table-cell>
          <table:table-cell office:value-type="float" office:value="365" calcext:value-type="float">
            <text:p>365</text:p>
          </table:table-cell>
          <table:table-cell office:value-type="float" office:value="1690" calcext:value-type="float">
            <text:p>1690</text:p>
          </table:table-cell>
          <table:table-cell office:value-type="float" office:value="2907" calcext:value-type="float">
            <text:p>2907</text:p>
          </table:table-cell>
          <table:table-cell office:value-type="float" office:value="4324" calcext:value-type="float">
            <text:p>4324</text:p>
          </table:table-cell>
          <table:table-cell office:value-type="float" office:value="52.7806883021335" calcext:value-type="float">
            <text:p>52.7806883021335</text:p>
          </table:table-cell>
          <table:table-cell office:value-type="float" office:value="369.589787385057" calcext:value-type="float">
            <text:p>369.589787385057</text:p>
          </table:table-cell>
          <table:table-cell office:value-type="float" office:value="472.580038924863" calcext:value-type="float">
            <text:p>472.580038924863</text:p>
          </table:table-cell>
          <table:table-cell office:value-type="float" office:value="771.038590796628" calcext:value-type="float">
            <text:p>771.038590796628</text:p>
          </table:table-cell>
          <table:table-cell office:value-type="float" office:value="8.69630432128906" calcext:value-type="float">
            <text:p>8.69630432128906</text:p>
          </table:table-cell>
          <table:table-cell office:value-type="float" office:value="8.35637546832964" calcext:value-type="float">
            <text:p>8.35637546832964</text:p>
          </table:table-cell>
          <table:table-cell office:value-type="float" office:value="9.80136034377356" calcext:value-type="float">
            <text:p>9.80136034377356</text:p>
          </table:table-cell>
          <table:table-cell office:value-type="float" office:value="27.7066864412439" calcext:value-type="float">
            <text:p>27.7066864412439</text:p>
          </table:table-cell>
          <table:table-cell table:style-name="ce183" office:value-type="float" office:value="5.37761853269596" calcext:value-type="float">
            <text:p>5.37761853269596</text:p>
          </table:table-cell>
          <table:table-cell office:value-type="float" office:value="64.6521739130435" calcext:value-type="float">
            <text:p>64.6521739130435</text:p>
          </table:table-cell>
          <table:table-cell office:value-type="float" office:value="9" calcext:value-type="float">
            <text:p>9</text:p>
          </table:table-cell>
          <table:table-cell office:value-type="float" office:value="16.44" calcext:value-type="float">
            <text:p>16.44</text:p>
          </table:table-cell>
          <table:table-cell office:value-type="float" office:value="2851.75159235669" calcext:value-type="float">
            <text:p>2851.75159235669</text:p>
          </table:table-cell>
          <table:table-cell office:value-type="float" office:value="3467" calcext:value-type="float">
            <text:p>3467</text:p>
          </table:table-cell>
          <table:table-cell office:value-type="float" office:value="2546" calcext:value-type="float">
            <text:p>2546</text:p>
          </table:table-cell>
          <table:table-cell office:value-type="float" office:value="4.356" calcext:value-type="float">
            <text:p>4.356</text:p>
          </table:table-cell>
          <table:table-cell office:value-type="float" office:value="3.7984" calcext:value-type="float">
            <text:p>3.7984</text:p>
          </table:table-cell>
          <table:table-cell table:formula="of:=[.AA2]/[.Z2]" office:value-type="float" office:value="0.871992653810836" calcext:value-type="float">
            <text:p>0.871992653810836</text:p>
          </table:table-cell>
          <table:table-cell office:value-type="float" office:value="0.71559" calcext:value-type="float">
            <text:p>0.71559</text:p>
          </table:table-cell>
          <table:table-cell office:value-type="float" office:value="2.005" calcext:value-type="float">
            <text:p>2.005</text:p>
          </table:table-cell>
          <table:table-cell office:value-type="float" office:value="2.12" calcext:value-type="float">
            <text:p>2.12</text:p>
          </table:table-cell>
          <table:table-cell office:value-type="float" office:value="0.220798" calcext:value-type="float">
            <text:p>0.220798</text:p>
          </table:table-cell>
          <table:table-cell/>
          <table:table-cell table:style-name="ce306" office:value-type="float" office:value="32.0770193058179" calcext:value-type="float">
            <text:p>32.0770193058179</text:p>
          </table:table-cell>
          <table:table-cell table:formula="of:=1/[.AK2]" office:value-type="float" office:value="9.73885667238087" calcext:value-type="float">
            <text:p>9.73885667238087</text:p>
          </table:table-cell>
          <table:table-cell table:formula="of:=-[.AL2]/[.AK2]" office:value-type="float" office:value="2.4703358419269" calcext:value-type="float">
            <text:p>2.4703358419269</text:p>
          </table:table-cell>
          <table:table-cell table:style-name="ce306" office:value-type="float" office:value="0.102681457756327" calcext:value-type="float">
            <text:p>0.102681457756327</text:p>
          </table:table-cell>
          <table:table-cell table:style-name="ce306" office:value-type="float" office:value="-0.253657685396758" calcext:value-type="float">
            <text:p>-0.253657685396758</text:p>
          </table:table-cell>
          <table:table-cell table:style-name="ce306" office:value-type="float" office:value="7.0233039739756" calcext:value-type="float">
            <text:p>7.0233039739756</text:p>
          </table:table-cell>
          <table:table-cell table:style-name="ce306" office:value-type="float" office:value="0.865540780020465" calcext:value-type="float">
            <text:p>0.865540780020465</text:p>
          </table:table-cell>
          <table:table-cell table:style-name="ce306" office:value-type="float" office:value="8.41057770864756" calcext:value-type="float">
            <text:p>8.41057770864756</text:p>
          </table:table-cell>
          <table:table-cell table:style-name="ce306" office:value-type="float" office:value="3.3180319884364" calcext:value-type="float">
            <text:p>3.3180319884364</text:p>
          </table:table-cell>
          <table:table-cell table:style-name="ce306" office:value-type="float" office:value="22.462890625" calcext:value-type="float">
            <text:p>22.462890625</text:p>
          </table:table-cell>
          <table:table-cell office:value-type="float" office:value="0.71559" calcext:value-type="float">
            <text:p>0.71559</text:p>
          </table:table-cell>
          <table:table-cell table:style-name="ce306" office:value-type="float" office:value="0.0920341634174813" calcext:value-type="float">
            <text:p>0.0920341634174813</text:p>
          </table:table-cell>
          <table:table-cell table:style-name="ce306" office:value-type="float" office:value="0.217081919475392" calcext:value-type="float">
            <text:p>0.217081919475392</text:p>
          </table:table-cell>
          <table:table-cell table:style-name="ce306" office:value-type="float" office:value="1.83547911516684" calcext:value-type="float">
            <text:p>1.83547911516684</text:p>
          </table:table-cell>
          <table:table-cell table:number-columns-repeated="97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ngenferner</text:p>
          </table:table-cell>
          <table:table-cell table:style-name="ce11" office:value-type="float" office:value="46.47245" calcext:value-type="float">
            <text:p>46.47245</text:p>
          </table:table-cell>
          <table:table-cell table:style-name="ce11" office:value-type="float" office:value="10.61391" calcext:value-type="float">
            <text:p>10.61391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454.946777004465" calcext:value-type="float">
            <text:p>454.946777004465</text:p>
          </table:table-cell>
          <table:table-cell table:style-name="ce45" office:value-type="float" office:value="368" calcext:value-type="float">
            <text:p>368</text:p>
          </table:table-cell>
          <table:table-cell table:style-name="ce54" office:value-type="float" office:value="1965" calcext:value-type="float">
            <text:p>1965</text:p>
          </table:table-cell>
          <table:table-cell table:style-name="ce63" office:value-type="float" office:value="2627" calcext:value-type="float">
            <text:p>2627</text:p>
          </table:table-cell>
          <table:table-cell table:style-name="ce71" office:value-type="float" office:value="3758" calcext:value-type="float">
            <text:p>3758</text:p>
          </table:table-cell>
          <table:table-cell table:style-name="ce130" office:value-type="float" office:value="82.933701732554" calcext:value-type="float">
            <text:p>82.933701732554</text:p>
          </table:table-cell>
          <table:table-cell table:style-name="ce137" office:value-type="float" office:value="332.185420929921" calcext:value-type="float">
            <text:p>332.185420929921</text:p>
          </table:table-cell>
          <table:table-cell table:style-name="ce144" office:value-type="float" office:value="454.946777004465" calcext:value-type="float">
            <text:p>454.946777004465</text:p>
          </table:table-cell>
          <table:table-cell table:style-name="ce150" office:value-type="float" office:value="700.950874932116" calcext:value-type="float">
            <text:p>700.950874932116</text:p>
          </table:table-cell>
          <table:table-cell table:style-name="ce157" office:value-type="float" office:value="14.6244167170283" calcext:value-type="float">
            <text:p>14.6244167170283</text:p>
          </table:table-cell>
          <table:table-cell office:value-type="float" office:value="20.8582117292616" calcext:value-type="float">
            <text:p>20.8582117292616</text:p>
          </table:table-cell>
          <table:table-cell table:style-name="ce169" office:value-type="float" office:value="20.5771987221458" calcext:value-type="float">
            <text:p>20.5771987221458</text:p>
          </table:table-cell>
          <table:table-cell table:style-name="ce177" office:value-type="float" office:value="23.7543377828866" calcext:value-type="float">
            <text:p>23.7543377828866</text:p>
          </table:table-cell>
          <table:table-cell table:style-name="ce184" office:value-type="float" office:value="13.6842514915447" calcext:value-type="float">
            <text:p>13.6842514915447</text:p>
          </table:table-cell>
          <table:table-cell table:style-name="ce191" office:value-type="float" office:value="84.1744429632451" calcext:value-type="float">
            <text:p>84.1744429632451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office:value-type="float" office:value="18.14" calcext:value-type="float">
            <text:p>18.14</text:p>
          </table:table-cell>
          <table:table-cell table:style-name="ce191" office:value-type="float" office:value="2954.44904458599" calcext:value-type="float">
            <text:p>2954.44904458599</text:p>
          </table:table-cell>
          <table:table-cell table:style-name="ce191" office:value-type="float" office:value="3399" calcext:value-type="float">
            <text:p>3399</text:p>
          </table:table-cell>
          <table:table-cell table:style-name="ce191" office:value-type="float" office:value="2671" calcext:value-type="float">
            <text:p>2671</text:p>
          </table:table-cell>
          <table:table-cell table:style-name="ce4" office:value-type="float" office:value="2.934" calcext:value-type="float">
            <text:p>2.934</text:p>
          </table:table-cell>
          <table:table-cell table:style-name="ce4" office:value-type="float" office:value="2.1629" calcext:value-type="float">
            <text:p>2.1629</text:p>
          </table:table-cell>
          <table:table-cell table:formula="of:=[.AA3]/[.Z3]" office:value-type="float" office:value="0.737184730743013" calcext:value-type="float">
            <text:p>0.737184730743013</text:p>
          </table:table-cell>
          <table:table-cell table:style-name="ce173" office:value-type="float" office:value="0.523278" calcext:value-type="float">
            <text:p>0.523278</text:p>
          </table:table-cell>
          <table:table-cell table:style-name="ce4" office:value-type="float" office:value="1.281" calcext:value-type="float">
            <text:p>1.281</text:p>
          </table:table-cell>
          <table:table-cell table:style-name="ce4" office:value-type="float" office:value="1.775" calcext:value-type="float">
            <text:p>1.775</text:p>
          </table:table-cell>
          <table:table-cell table:style-name="ce4" office:value-type="float" office:value="0.253101" calcext:value-type="float">
            <text:p>0.253101</text:p>
          </table:table-cell>
          <table:table-cell/>
          <table:table-cell table:style-name="ce306" office:value-type="float" office:value="26.5006707119082" calcext:value-type="float">
            <text:p>26.5006707119082</text:p>
          </table:table-cell>
          <table:table-cell table:formula="of:=1/[.AK3]" office:value-type="float" office:value="-14.8713709656065" calcext:value-type="float">
            <text:p>-14.8713709656065</text:p>
          </table:table-cell>
          <table:table-cell table:formula="of:=-[.AL3]/[.AK3]" office:value-type="float" office:value="-1.56058822437335" calcext:value-type="float">
            <text:p>-1.56058822437335</text:p>
          </table:table-cell>
          <table:table-cell table:style-name="ce306" office:value-type="float" office:value="-0.0672432960157294" calcext:value-type="float">
            <text:p>-0.0672432960157294</text:p>
          </table:table-cell>
          <table:table-cell table:style-name="ce306" office:value-type="float" office:value="-0.104939095930199" calcext:value-type="float">
            <text:p>-0.104939095930199</text:p>
          </table:table-cell>
          <table:table-cell table:style-name="ce306" office:value-type="float" office:value="6.97310114366658" calcext:value-type="float">
            <text:p>6.97310114366658</text:p>
          </table:table-cell>
          <table:table-cell table:style-name="ce306" office:value-type="float" office:value="0.74607742065575" calcext:value-type="float">
            <text:p>0.74607742065575</text:p>
          </table:table-cell>
          <table:table-cell table:style-name="ce306" office:value-type="float" office:value="5.00977400457655" calcext:value-type="float">
            <text:p>5.00977400457655</text:p>
          </table:table-cell>
          <table:table-cell table:style-name="ce306" office:value-type="float" office:value="3.3029009074422" calcext:value-type="float">
            <text:p>3.3029009074422</text:p>
          </table:table-cell>
          <table:table-cell table:style-name="ce306" office:value-type="float" office:value="19.947265625" calcext:value-type="float">
            <text:p>19.947265625</text:p>
          </table:table-cell>
          <table:table-cell table:style-name="ce173" office:value-type="float" office:value="0.523278" calcext:value-type="float">
            <text:p>0.523278</text:p>
          </table:table-cell>
          <table:table-cell table:style-name="ce306" office:value-type="float" office:value="-0.0715758401919841" calcext:value-type="float">
            <text:p>-0.0715758401919841</text:p>
          </table:table-cell>
          <table:table-cell table:style-name="ce306" office:value-type="float" office:value="0.18514732023047" calcext:value-type="float">
            <text:p>0.18514732023047</text:p>
          </table:table-cell>
          <table:table-cell table:style-name="ce306" office:value-type="float" office:value="-0.555591586819026" calcext:value-type="float">
            <text:p>-0.555591586819026</text:p>
          </table:table-cell>
          <table:table-cell table:style-name="ce4" table:number-columns-repeated="97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iaparelli</text:p>
          </table:table-cell>
          <table:table-cell table:style-name="ce10" office:value-type="float" office:value="-54.4" calcext:value-type="float">
            <text:p>-54.4</text:p>
          </table:table-cell>
          <table:table-cell table:style-name="ce10" office:value-type="float" office:value="-70.87" calcext:value-type="float">
            <text:p>-70.87</text:p>
          </table:table-cell>
          <table:table-cell office:value-type="float" office:value="2185" calcext:value-type="float">
            <text:p>2185</text:p>
          </table:table-cell>
          <table:table-cell office:value-type="float" office:value="382.583959133452" calcext:value-type="float">
            <text:p>382.583959133452</text:p>
          </table:table-cell>
          <table:table-cell office:value-type="float" office:value="84" calcext:value-type="float">
            <text:p>84</text:p>
          </table:table-cell>
          <table:table-cell office:value-type="float" office:value="2181" calcext:value-type="float">
            <text:p>2181</text:p>
          </table:table-cell>
          <table:table-cell office:value-type="float" office:value="2185" calcext:value-type="float">
            <text:p>2185</text:p>
          </table:table-cell>
          <table:table-cell office:value-type="float" office:value="4864" calcext:value-type="float">
            <text:p>4864</text:p>
          </table:table-cell>
          <table:table-cell office:value-type="float" office:value="17.4611328793896" calcext:value-type="float">
            <text:p>17.4611328793896</text:p>
          </table:table-cell>
          <table:table-cell office:value-type="float" office:value="400.740194053372" calcext:value-type="float">
            <text:p>400.740194053372</text:p>
          </table:table-cell>
          <table:table-cell office:value-type="float" office:value="382.583959133452" calcext:value-type="float">
            <text:p>382.583959133452</text:p>
          </table:table-cell>
          <table:table-cell office:value-type="float" office:value="266.144584742173" calcext:value-type="float">
            <text:p>266.144584742173</text:p>
          </table:table-cell>
          <table:table-cell office:value-type="float" office:value="5.51367836150898" calcext:value-type="float">
            <text:p>5.51367836150898</text:p>
          </table:table-cell>
          <table:table-cell office:value-type="float" office:value="4.85724094831305" calcext:value-type="float">
            <text:p>4.85724094831305</text:p>
          </table:table-cell>
          <table:table-cell office:value-type="float" office:value="4.88417833145418" calcext:value-type="float">
            <text:p>4.88417833145418</text:p>
          </table:table-cell>
          <table:table-cell office:value-type="float" office:value="18.728384539074" calcext:value-type="float">
            <text:p>18.728384539074</text:p>
          </table:table-cell>
          <table:table-cell table:style-name="ce183" office:value-type="float" office:value="3.31495954450187" calcext:value-type="float">
            <text:p>3.31495954450187</text:p>
          </table:table-cell>
          <table:table-cell office:value-type="float" office:value="254" calcext:value-type="float">
            <text:p>254</text:p>
          </table:table-cell>
          <table:table-cell office:value-type="float" office:value="343" calcext:value-type="float">
            <text:p>343</text:p>
          </table:table-cell>
          <table:table-cell office:value-type="float" office:value="13.85" calcext:value-type="float">
            <text:p>13.85</text:p>
          </table:table-cell>
          <table:table-cell office:value-type="float" office:value="196.534810126582" calcext:value-type="float">
            <text:p>196.534810126582</text:p>
          </table:table-cell>
          <table:table-cell office:value-type="float" office:value="1953" calcext:value-type="float">
            <text:p>1953</text:p>
          </table:table-cell>
          <table:table-cell office:value-type="float" office:value="4.79" calcext:value-type="float">
            <text:p>4.79</text:p>
          </table:table-cell>
          <table:table-cell office:value-type="float" office:value="10.831" calcext:value-type="float">
            <text:p>10.831</text:p>
          </table:table-cell>
          <table:table-cell office:value-type="float" office:value="24.7903" calcext:value-type="float">
            <text:p>24.7903</text:p>
          </table:table-cell>
          <table:table-cell table:formula="of:=[.AA4]/[.Z4]" office:value-type="float" office:value="2.28882836303204" calcext:value-type="float">
            <text:p>2.28882836303204</text:p>
          </table:table-cell>
          <table:table-cell office:value-type="float" office:value="1.581" calcext:value-type="float">
            <text:p>1.581</text:p>
          </table:table-cell>
          <table:table-cell office:value-type="float" office:value="1.677" calcext:value-type="float">
            <text:p>1.677</text:p>
          </table:table-cell>
          <table:table-cell office:value-type="float" office:value="9.21" calcext:value-type="float">
            <text:p>9.21</text:p>
          </table:table-cell>
          <table:table-cell office:value-type="float" office:value="0.358567" calcext:value-type="float">
            <text:p>0.358567</text:p>
          </table:table-cell>
          <table:table-cell/>
          <table:table-cell table:style-name="ce306" office:value-type="float" office:value="-30.1272805631181" calcext:value-type="float">
            <text:p>-30.1272805631181</text:p>
          </table:table-cell>
          <table:table-cell table:formula="of:=1/[.AK4]" office:value-type="float" office:value="9.77618923637066" calcext:value-type="float">
            <text:p>9.77618923637066</text:p>
          </table:table-cell>
          <table:table-cell table:formula="of:=-[.AL4]/[.AK4]" office:value-type="float" office:value="0.906364490585776" calcext:value-type="float">
            <text:p>0.906364490585776</text:p>
          </table:table-cell>
          <table:table-cell table:style-name="ce306" office:value-type="float" office:value="0.102289345656247" calcext:value-type="float">
            <text:p>0.102289345656247</text:p>
          </table:table-cell>
          <table:table-cell table:style-name="ce306" office:value-type="float" office:value="-0.0927114306680767" calcext:value-type="float">
            <text:p>-0.0927114306680767</text:p>
          </table:table-cell>
          <table:table-cell table:style-name="ce306" office:value-type="float" office:value="1.8189333475857" calcext:value-type="float">
            <text:p>1.8189333475857</text:p>
          </table:table-cell>
          <table:table-cell table:style-name="ce306" office:value-type="float" office:value="5.32577603925261" calcext:value-type="float">
            <text:p>5.32577603925261</text:p>
          </table:table-cell>
          <table:table-cell table:style-name="ce306" office:value-type="float" office:value="3.3281222306143" calcext:value-type="float">
            <text:p>3.3281222306143</text:p>
          </table:table-cell>
          <table:table-cell table:style-name="ce306" office:value-type="float" office:value="4.13052945619335" calcext:value-type="float">
            <text:p>4.13052945619335</text:p>
          </table:table-cell>
          <table:table-cell table:style-name="ce306" office:value-type="float" office:value="6.67236328125" calcext:value-type="float">
            <text:p>6.67236328125</text:p>
          </table:table-cell>
          <table:table-cell office:value-type="float" office:value="1.581" calcext:value-type="float">
            <text:p>1.581</text:p>
          </table:table-cell>
          <table:table-cell table:style-name="ce306" office:value-type="float" office:value="0.0972601456918085" calcext:value-type="float">
            <text:p>0.0972601456918085</text:p>
          </table:table-cell>
          <table:table-cell table:style-name="ce306" office:value-type="float" office:value="0.213496271580262" calcext:value-type="float">
            <text:p>0.213496271580262</text:p>
          </table:table-cell>
          <table:table-cell table:style-name="ce306" office:value-type="float" office:value="1.40355023621271" calcext:value-type="float">
            <text:p>1.40355023621271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rakarding</text:p>
          </table:table-cell>
          <table:table-cell table:style-name="ce11" office:value-type="float" office:value="27.843" calcext:value-type="float">
            <text:p>27.843</text:p>
          </table:table-cell>
          <table:table-cell table:style-name="ce11" office:value-type="float" office:value="86.487" calcext:value-type="float">
            <text:p>86.487</text:p>
          </table:table-cell>
          <table:table-cell office:value-type="float" office:value="3205" calcext:value-type="float">
            <text:p>3205</text:p>
          </table:table-cell>
          <table:table-cell office:value-type="float" office:value="530.316724632957" calcext:value-type="float">
            <text:p>530.316724632957</text:p>
          </table:table-cell>
          <table:table-cell office:value-type="float" office:value="325" calcext:value-type="float">
            <text:p>325</text:p>
          </table:table-cell>
          <table:table-cell office:value-type="float" office:value="2514" calcext:value-type="float">
            <text:p>2514</text:p>
          </table:table-cell>
          <table:table-cell office:value-type="float" office:value="3205" calcext:value-type="float">
            <text:p>3205</text:p>
          </table:table-cell>
          <table:table-cell office:value-type="float" office:value="8287" calcext:value-type="float">
            <text:p>8287</text:p>
          </table:table-cell>
          <table:table-cell office:value-type="float" office:value="87.593424551177" calcext:value-type="float">
            <text:p>87.593424551177</text:p>
          </table:table-cell>
          <table:table-cell office:value-type="float" office:value="462.858579708369" calcext:value-type="float">
            <text:p>462.858579708369</text:p>
          </table:table-cell>
          <table:table-cell office:value-type="float" office:value="530.316724632957" calcext:value-type="float">
            <text:p>530.316724632957</text:p>
          </table:table-cell>
          <table:table-cell office:value-type="float" office:value="1599.66303829463" calcext:value-type="float">
            <text:p>1599.66303829463</text:p>
          </table:table-cell>
          <table:table-cell office:value-type="float" office:value="13.386946031574" calcext:value-type="float">
            <text:p>13.386946031574</text:p>
          </table:table-cell>
          <table:table-cell office:value-type="float" office:value="18.8778988503816" calcext:value-type="float">
            <text:p>18.8778988503816</text:p>
          </table:table-cell>
          <table:table-cell office:value-type="float" office:value="19.3843008521029" calcext:value-type="float">
            <text:p>19.3843008521029</text:p>
          </table:table-cell>
          <table:table-cell office:value-type="float" office:value="28.7677039753489" calcext:value-type="float">
            <text:p>28.7677039753489</text:p>
          </table:table-cell>
          <table:table-cell table:style-name="ce183" office:value-type="float" office:value="11.8895940227206" calcext:value-type="float">
            <text:p>11.8895940227206</text:p>
          </table:table-cell>
          <table:table-cell office:value-type="float" office:value="56.2948402948403" calcext:value-type="float">
            <text:p>56.2948402948403</text:p>
          </table:table-cell>
          <table:table-cell office:value-type="float" office:value="327" calcext:value-type="float">
            <text:p>327</text:p>
          </table:table-cell>
          <table:table-cell office:value-type="float" office:value="16.99" calcext:value-type="float">
            <text:p>16.99</text:p>
          </table:table-cell>
          <table:table-cell office:value-type="float" office:value="4820.89523809524" calcext:value-type="float">
            <text:p>4820.89523809524</text:p>
          </table:table-cell>
          <table:table-cell office:value-type="float" office:value="6677" calcext:value-type="float">
            <text:p>6677</text:p>
          </table:table-cell>
          <table:table-cell office:value-type="float" office:value="4545" calcext:value-type="float">
            <text:p>4545</text:p>
          </table:table-cell>
          <table:table-cell office:value-type="float" office:value="17.869" calcext:value-type="float">
            <text:p>17.869</text:p>
          </table:table-cell>
          <table:table-cell office:value-type="float" office:value="32.09" calcext:value-type="float">
            <text:p>32.09</text:p>
          </table:table-cell>
          <table:table-cell table:formula="of:=[.AA5]/[.Z5]" office:value-type="float" office:value="1.795847557222" calcext:value-type="float">
            <text:p>1.795847557222</text:p>
          </table:table-cell>
          <table:table-cell office:value-type="float" office:value="0.29821" calcext:value-type="float">
            <text:p>0.29821</text:p>
          </table:table-cell>
          <table:table-cell office:value-type="float" office:value="0.42985" calcext:value-type="float">
            <text:p>0.42985</text:p>
          </table:table-cell>
          <table:table-cell office:value-type="float" office:value="17.535" calcext:value-type="float">
            <text:p>17.535</text:p>
          </table:table-cell>
          <table:table-cell office:value-type="float" office:value="0.65216" calcext:value-type="float">
            <text:p>0.65216</text:p>
          </table:table-cell>
          <table:table-cell/>
          <table:table-cell table:style-name="ce306" office:value-type="float" office:value="22.6810712329733" calcext:value-type="float">
            <text:p>22.6810712329733</text:p>
          </table:table-cell>
          <table:table-cell table:formula="of:=1/[.AK5]" office:value-type="float" office:value="1.9493231886959" calcext:value-type="float">
            <text:p>1.9493231886959</text:p>
          </table:table-cell>
          <table:table-cell table:formula="of:=-[.AL5]/[.AK5]" office:value-type="float" office:value="0.63117689512607" calcext:value-type="float">
            <text:p>0.63117689512607</text:p>
          </table:table-cell>
          <table:table-cell table:style-name="ce306" office:value-type="float" office:value="0.512998565758099" calcext:value-type="float">
            <text:p>0.512998565758099</text:p>
          </table:table-cell>
          <table:table-cell table:style-name="ce306" office:value-type="float" office:value="-0.323792841939324" calcext:value-type="float">
            <text:p>-0.323792841939324</text:p>
          </table:table-cell>
          <table:table-cell table:style-name="ce306" office:value-type="float" office:value="3.42205653680345" calcext:value-type="float">
            <text:p>3.42205653680345</text:p>
          </table:table-cell>
          <table:table-cell table:style-name="ce306" office:value-type="float" office:value="0.756070595647286" calcext:value-type="float">
            <text:p>0.756070595647286</text:p>
          </table:table-cell>
          <table:table-cell table:style-name="ce306" office:value-type="float" office:value="5.10748010796589" calcext:value-type="float">
            <text:p>5.10748010796589</text:p>
          </table:table-cell>
          <table:table-cell table:style-name="ce306" office:value-type="float" office:value="1.63105463315793" calcext:value-type="float">
            <text:p>1.63105463315793</text:p>
          </table:table-cell>
          <table:table-cell table:style-name="ce306" office:value-type="float" office:value="13.8046875" calcext:value-type="float">
            <text:p>13.8046875</text:p>
          </table:table-cell>
          <table:table-cell office:value-type="float" office:value="0.29821" calcext:value-type="float">
            <text:p>0.29821</text:p>
          </table:table-cell>
          <table:table-cell table:style-name="ce306" office:value-type="float" office:value="0.49791112382871" calcext:value-type="float">
            <text:p>0.49791112382871</text:p>
          </table:table-cell>
          <table:table-cell table:style-name="ce306" office:value-type="float" office:value="0.430688743997468" calcext:value-type="float">
            <text:p>0.430688743997468</text:p>
          </table:table-cell>
          <table:table-cell table:style-name="ce306" office:value-type="float" office:value="0.649126160151438" calcext:value-type="float">
            <text:p>0.649126160151438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la</text:p>
          </table:table-cell>
          <table:table-cell table:style-name="ce10" office:value-type="float" office:value="28.23" calcext:value-type="float">
            <text:p>28.23</text:p>
          </table:table-cell>
          <table:table-cell table:style-name="ce10" office:value-type="float" office:value="85.62" calcext:value-type="float">
            <text:p>85.62</text:p>
          </table:table-cell>
          <table:table-cell office:value-type="float" office:value="3781" calcext:value-type="float">
            <text:p>3781</text:p>
          </table:table-cell>
          <table:table-cell office:value-type="float" office:value="569.058967496581" calcext:value-type="float">
            <text:p>569.058967496581</text:p>
          </table:table-cell>
          <table:table-cell office:value-type="float" office:value="498" calcext:value-type="float">
            <text:p>498</text:p>
          </table:table-cell>
          <table:table-cell office:value-type="float" office:value="2879" calcext:value-type="float">
            <text:p>2879</text:p>
          </table:table-cell>
          <table:table-cell office:value-type="float" office:value="3596" calcext:value-type="float">
            <text:p>3596</text:p>
          </table:table-cell>
          <table:table-cell office:value-type="float" office:value="7472" calcext:value-type="float">
            <text:p>7472</text:p>
          </table:table-cell>
          <table:table-cell office:value-type="float" office:value="114.8543594286" calcext:value-type="float">
            <text:p>114.8543594286</text:p>
          </table:table-cell>
          <table:table-cell office:value-type="float" office:value="615.459137268896" calcext:value-type="float">
            <text:p>615.459137268896</text:p>
          </table:table-cell>
          <table:table-cell office:value-type="float" office:value="556.372081177323" calcext:value-type="float">
            <text:p>556.372081177323</text:p>
          </table:table-cell>
          <table:table-cell office:value-type="float" office:value="1546.13981384132" calcext:value-type="float">
            <text:p>1546.13981384132</text:p>
          </table:table-cell>
          <table:table-cell office:value-type="float" office:value="15.364213525769" calcext:value-type="float">
            <text:p>15.364213525769</text:p>
          </table:table-cell>
          <table:table-cell office:value-type="float" office:value="20.1372832756631" calcext:value-type="float">
            <text:p>20.1372832756631</text:p>
          </table:table-cell>
          <table:table-cell office:value-type="float" office:value="20.2194945207392" calcext:value-type="float">
            <text:p>20.2194945207392</text:p>
          </table:table-cell>
          <table:table-cell office:value-type="float" office:value="30.2644668452907" calcext:value-type="float">
            <text:p>30.2644668452907</text:p>
          </table:table-cell>
          <table:table-cell table:style-name="ce183" office:value-type="float" office:value="13.7747693962097" calcext:value-type="float">
            <text:p>13.7747693962097</text:p>
          </table:table-cell>
          <table:table-cell office:value-type="float" office:value="228.98016336056" calcext:value-type="float">
            <text:p>228.98016336056</text:p>
          </table:table-cell>
          <table:table-cell office:value-type="float" office:value="225.8" calcext:value-type="float">
            <text:p>225.8</text:p>
          </table:table-cell>
          <table:table-cell office:value-type="float" office:value="22.72" calcext:value-type="float">
            <text:p>22.72</text:p>
          </table:table-cell>
          <table:table-cell office:value-type="float" office:value="5213.64240506329" calcext:value-type="float">
            <text:p>5213.64240506329</text:p>
          </table:table-cell>
          <table:table-cell office:value-type="float" office:value="5644" calcext:value-type="float">
            <text:p>5644</text:p>
          </table:table-cell>
          <table:table-cell office:value-type="float" office:value="5080" calcext:value-type="float">
            <text:p>5080</text:p>
          </table:table-cell>
          <table:table-cell office:value-type="float" office:value="2.184" calcext:value-type="float">
            <text:p>2.184</text:p>
          </table:table-cell>
          <table:table-cell office:value-type="float" office:value="2.054" calcext:value-type="float">
            <text:p>2.054</text:p>
          </table:table-cell>
          <table:table-cell table:formula="of:=[.AA6]/[.Z6]" office:value-type="float" office:value="0.94047619047619" calcext:value-type="float">
            <text:p>0.94047619047619</text:p>
          </table:table-cell>
          <table:table-cell office:value-type="float" office:value="0.648" calcext:value-type="float">
            <text:p>0.648</text:p>
          </table:table-cell>
          <table:table-cell office:value-type="float" office:value="1.354" calcext:value-type="float">
            <text:p>1.354</text:p>
          </table:table-cell>
          <table:table-cell office:value-type="float" office:value="0.491" calcext:value-type="float">
            <text:p>0.491</text:p>
          </table:table-cell>
          <table:table-cell office:value-type="float" office:value="0.281151" calcext:value-type="float">
            <text:p>0.281151</text:p>
          </table:table-cell>
          <table:table-cell/>
          <table:table-cell table:style-name="ce306" office:value-type="float" office:value="28.9807901380847" calcext:value-type="float">
            <text:p>28.9807901380847</text:p>
          </table:table-cell>
          <table:table-cell table:formula="of:=1/[.AK6]" office:value-type="float" office:value="14.3692230368742" calcext:value-type="float">
            <text:p>14.3692230368742</text:p>
          </table:table-cell>
          <table:table-cell table:formula="of:=-[.AL6]/[.AK6]" office:value-type="float" office:value="2.59235089840338" calcext:value-type="float">
            <text:p>2.59235089840338</text:p>
          </table:table-cell>
          <table:table-cell table:style-name="ce306" office:value-type="float" office:value="0.0695931852010234" calcext:value-type="float">
            <text:p>0.0695931852010234</text:p>
          </table:table-cell>
          <table:table-cell table:style-name="ce306" office:value-type="float" office:value="-0.180409956178626" calcext:value-type="float">
            <text:p>-0.180409956178626</text:p>
          </table:table-cell>
          <table:table-cell table:style-name="ce306" office:value-type="float" office:value="3.25988122320341" calcext:value-type="float">
            <text:p>3.25988122320341</text:p>
          </table:table-cell>
          <table:table-cell table:style-name="ce306" office:value-type="float" office:value="0.808418250501732" calcext:value-type="float">
            <text:p>0.808418250501732</text:p>
          </table:table-cell>
          <table:table-cell table:style-name="ce306" office:value-type="float" office:value="1.62720469414599" calcext:value-type="float">
            <text:p>1.62720469414599</text:p>
          </table:table-cell>
          <table:table-cell table:style-name="ce306" office:value-type="float" office:value="1.11468178772053" calcext:value-type="float">
            <text:p>1.11468178772053</text:p>
          </table:table-cell>
          <table:table-cell table:style-name="ce306" office:value-type="float" office:value="15.661376953125" calcext:value-type="float">
            <text:p>15.661376953125</text:p>
          </table:table-cell>
          <table:table-cell office:value-type="float" office:value="0.648" calcext:value-type="float">
            <text:p>0.648</text:p>
          </table:table-cell>
          <table:table-cell table:style-name="ce306" office:value-type="float" office:value="0.0609468779170893" calcext:value-type="float">
            <text:p>0.0609468779170893</text:p>
          </table:table-cell>
          <table:table-cell table:style-name="ce306" office:value-type="float" office:value="0.106904703806787" calcext:value-type="float">
            <text:p>0.106904703806787</text:p>
          </table:table-cell>
          <table:table-cell table:style-name="ce306" office:value-type="float" office:value="3.4383859553275" calcext:value-type="float">
            <text:p>3.4383859553275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rung</text:p>
          </table:table-cell>
          <table:table-cell table:style-name="ce10" office:value-type="float" office:value="28.24" calcext:value-type="float">
            <text:p>28.24</text:p>
          </table:table-cell>
          <table:table-cell table:style-name="ce10" office:value-type="float" office:value="85.56" calcext:value-type="float">
            <text:p>85.56</text:p>
          </table:table-cell>
          <table:table-cell office:value-type="float" office:value="5025" calcext:value-type="float">
            <text:p>5025</text:p>
          </table:table-cell>
          <table:table-cell office:value-type="float" office:value="877.391642308786" calcext:value-type="float">
            <text:p>877.391642308786</text:p>
          </table:table-cell>
          <table:table-cell office:value-type="float" office:value="568" calcext:value-type="float">
            <text:p>568</text:p>
          </table:table-cell>
          <table:table-cell office:value-type="float" office:value="3842" calcext:value-type="float">
            <text:p>3842</text:p>
          </table:table-cell>
          <table:table-cell office:value-type="float" office:value="4580" calcext:value-type="float">
            <text:p>4580</text:p>
          </table:table-cell>
          <table:table-cell office:value-type="float" office:value="7506" calcext:value-type="float">
            <text:p>7506</text:p>
          </table:table-cell>
          <table:table-cell office:value-type="float" office:value="137.175198501645" calcext:value-type="float">
            <text:p>137.175198501645</text:p>
          </table:table-cell>
          <table:table-cell office:value-type="float" office:value="770.938743179352" calcext:value-type="float">
            <text:p>770.938743179352</text:p>
          </table:table-cell>
          <table:table-cell office:value-type="float" office:value="727.465483152831" calcext:value-type="float">
            <text:p>727.465483152831</text:p>
          </table:table-cell>
          <table:table-cell office:value-type="float" office:value="1564.14495857021" calcext:value-type="float">
            <text:p>1564.14495857021</text:p>
          </table:table-cell>
          <table:table-cell office:value-type="float" office:value="21.9345347343879" calcext:value-type="float">
            <text:p>21.9345347343879</text:p>
          </table:table-cell>
          <table:table-cell office:value-type="float" office:value="22.5464014169332" calcext:value-type="float">
            <text:p>22.5464014169332</text:p>
          </table:table-cell>
          <table:table-cell office:value-type="float" office:value="24.0826846203172" calcext:value-type="float">
            <text:p>24.0826846203172</text:p>
          </table:table-cell>
          <table:table-cell office:value-type="float" office:value="31.7599224024333" calcext:value-type="float">
            <text:p>31.7599224024333</text:p>
          </table:table-cell>
          <table:table-cell table:style-name="ce183" office:value-type="float" office:value="11.8893618546814" calcext:value-type="float">
            <text:p>11.8893618546814</text:p>
          </table:table-cell>
          <table:table-cell office:value-type="float" office:value="194.387096774194" calcext:value-type="float">
            <text:p>194.387096774194</text:p>
          </table:table-cell>
          <table:table-cell office:value-type="float" office:value="139" calcext:value-type="float">
            <text:p>139</text:p>
          </table:table-cell>
          <table:table-cell office:value-type="float" office:value="32.48" calcext:value-type="float">
            <text:p>32.48</text:p>
          </table:table-cell>
          <table:table-cell office:value-type="float" office:value="4275.60443037975" calcext:value-type="float">
            <text:p>4275.60443037975</text:p>
          </table:table-cell>
          <table:table-cell office:value-type="float" office:value="7216" calcext:value-type="float">
            <text:p>7216</text:p>
          </table:table-cell>
          <table:table-cell office:value-type="float" office:value="3988" calcext:value-type="float">
            <text:p>3988</text:p>
          </table:table-cell>
          <table:table-cell office:value-type="float" office:value="8.57" calcext:value-type="float">
            <text:p>8.57</text:p>
          </table:table-cell>
          <table:table-cell office:value-type="float" office:value="4.786" calcext:value-type="float">
            <text:p>4.786</text:p>
          </table:table-cell>
          <table:table-cell table:formula="of:=[.AA7]/[.Z7]" office:value-type="float" office:value="0.558459743290548" calcext:value-type="float">
            <text:p>0.558459743290548</text:p>
          </table:table-cell>
          <table:table-cell office:value-type="float" office:value="0.361273" calcext:value-type="float">
            <text:p>0.361273</text:p>
          </table:table-cell>
          <table:table-cell office:value-type="float" office:value="1.792" calcext:value-type="float">
            <text:p>1.792</text:p>
          </table:table-cell>
          <table:table-cell office:value-type="float" office:value="5.934" calcext:value-type="float">
            <text:p>5.934</text:p>
          </table:table-cell>
          <table:table-cell office:value-type="float" office:value="0.281" calcext:value-type="float">
            <text:p>0.281</text:p>
          </table:table-cell>
          <table:table-cell/>
          <table:table-cell table:style-name="ce306" office:value-type="float" office:value="28.2879839972206" calcext:value-type="float">
            <text:p>28.2879839972206</text:p>
          </table:table-cell>
          <table:table-cell table:formula="of:=1/[.AK7]" office:value-type="float" office:value="3.99210043573512" calcext:value-type="float">
            <text:p>3.99210043573512</text:p>
          </table:table-cell>
          <table:table-cell table:formula="of:=-[.AL7]/[.AK7]" office:value-type="float" office:value="-0.0246417848827115" calcext:value-type="float">
            <text:p>-0.0246417848827115</text:p>
          </table:table-cell>
          <table:table-cell table:style-name="ce306" office:value-type="float" office:value="0.250494699744661" calcext:value-type="float">
            <text:p>0.250494699744661</text:p>
          </table:table-cell>
          <table:table-cell table:style-name="ce306" office:value-type="float" office:value="0.00617263650536735" calcext:value-type="float">
            <text:p>0.00617263650536735</text:p>
          </table:table-cell>
          <table:table-cell table:style-name="ce306" office:value-type="float" office:value="6.53639718111888" calcext:value-type="float">
            <text:p>6.53639718111888</text:p>
          </table:table-cell>
          <table:table-cell table:style-name="ce306" office:value-type="float" office:value="0.782330970004692" calcext:value-type="float">
            <text:p>0.782330970004692</text:p>
          </table:table-cell>
          <table:table-cell table:style-name="ce306" office:value-type="float" office:value="8.45483400886178" calcext:value-type="float">
            <text:p>8.45483400886178</text:p>
          </table:table-cell>
          <table:table-cell table:style-name="ce306" office:value-type="float" office:value="0.949922898809316" calcext:value-type="float">
            <text:p>0.949922898809316</text:p>
          </table:table-cell>
          <table:table-cell table:style-name="ce306" office:value-type="float" office:value="15.40234375" calcext:value-type="float">
            <text:p>15.40234375</text:p>
          </table:table-cell>
          <table:table-cell office:value-type="float" office:value="0.361273" calcext:value-type="float">
            <text:p>0.361273</text:p>
          </table:table-cell>
          <table:table-cell table:style-name="ce306" office:value-type="float" office:value="0.250786321400996" calcext:value-type="float">
            <text:p>0.250786321400996</text:p>
          </table:table-cell>
          <table:table-cell table:style-name="ce306" office:value-type="float" office:value="0.199791677418265" calcext:value-type="float">
            <text:p>0.199791677418265</text:p>
          </table:table-cell>
          <table:table-cell table:style-name="ce306" office:value-type="float" office:value="0.49264726978511" calcext:value-type="float">
            <text:p>0.49264726978511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opanth</text:p>
          </table:table-cell>
          <table:table-cell table:style-name="ce10" office:value-type="float" office:value="30.773251" calcext:value-type="float">
            <text:p>30.773251</text:p>
          </table:table-cell>
          <table:table-cell table:style-name="ce10" office:value-type="float" office:value="79.408794" calcext:value-type="float">
            <text:p>79.408794</text:p>
          </table:table-cell>
          <table:table-cell office:value-type="float" office:value="3822" calcext:value-type="float">
            <text:p>3822</text:p>
          </table:table-cell>
          <table:table-cell office:value-type="float" office:value="627.132173997032" calcext:value-type="float">
            <text:p>627.132173997032</text:p>
          </table:table-cell>
          <table:table-cell office:value-type="float" office:value="340" calcext:value-type="float">
            <text:p>340</text:p>
          </table:table-cell>
          <table:table-cell office:value-type="float" office:value="3036" calcext:value-type="float">
            <text:p>3036</text:p>
          </table:table-cell>
          <table:table-cell office:value-type="float" office:value="4213" calcext:value-type="float">
            <text:p>4213</text:p>
          </table:table-cell>
          <table:table-cell office:value-type="float" office:value="7098" calcext:value-type="float">
            <text:p>7098</text:p>
          </table:table-cell>
          <table:table-cell office:value-type="float" office:value="49.0042193989605" calcext:value-type="float">
            <text:p>49.0042193989605</text:p>
          </table:table-cell>
          <table:table-cell office:value-type="float" office:value="556.528067156611" calcext:value-type="float">
            <text:p>556.528067156611</text:p>
          </table:table-cell>
          <table:table-cell office:value-type="float" office:value="724.238098196903" calcext:value-type="float">
            <text:p>724.238098196903</text:p>
          </table:table-cell>
          <table:table-cell office:value-type="float" office:value="1437.46335985753" calcext:value-type="float">
            <text:p>1437.46335985753</text:p>
          </table:table-cell>
          <table:table-cell office:value-type="float" office:value="9.79433250427246" calcext:value-type="float">
            <text:p>9.79433250427246</text:p>
          </table:table-cell>
          <table:table-cell office:value-type="float" office:value="9.33734128767857" calcext:value-type="float">
            <text:p>9.33734128767857</text:p>
          </table:table-cell>
          <table:table-cell office:value-type="float" office:value="10.2251462878694" calcext:value-type="float">
            <text:p>10.2251462878694</text:p>
          </table:table-cell>
          <table:table-cell office:value-type="float" office:value="32.7494244097943" calcext:value-type="float">
            <text:p>32.7494244097943</text:p>
          </table:table-cell>
          <table:table-cell table:style-name="ce183" office:value-type="float" office:value="5.70163121030463" calcext:value-type="float">
            <text:p>5.70163121030463</text:p>
          </table:table-cell>
          <table:table-cell office:value-type="float" office:value="98.3036437246964" calcext:value-type="float">
            <text:p>98.3036437246964</text:p>
          </table:table-cell>
          <table:table-cell office:value-type="float" office:value="34.36" calcext:value-type="float">
            <text:p>34.36</text:p>
          </table:table-cell>
          <table:table-cell office:value-type="float" office:value="19.7" calcext:value-type="float">
            <text:p>19.7</text:p>
          </table:table-cell>
          <table:table-cell office:value-type="float" office:value="3909.8126984127" calcext:value-type="float">
            <text:p>3909.8126984127</text:p>
          </table:table-cell>
          <table:table-cell office:value-type="float" office:value="7056" calcext:value-type="float">
            <text:p>7056</text:p>
          </table:table-cell>
          <table:table-cell office:value-type="float" office:value="3755" calcext:value-type="float">
            <text:p>3755</text:p>
          </table:table-cell>
          <table:table-cell office:value-type="float" office:value="20.106" calcext:value-type="float">
            <text:p>20.106</text:p>
          </table:table-cell>
          <table:table-cell office:value-type="float" office:value="57.04" calcext:value-type="float">
            <text:p>57.04</text:p>
          </table:table-cell>
          <table:table-cell table:formula="of:=[.AA8]/[.Z8]" office:value-type="float" office:value="2.8369640903213" calcext:value-type="float">
            <text:p>2.8369640903213</text:p>
          </table:table-cell>
          <table:table-cell office:value-type="float" office:value="0.750868" calcext:value-type="float">
            <text:p>0.750868</text:p>
          </table:table-cell>
          <table:table-cell office:value-type="float" office:value="1.186" calcext:value-type="float">
            <text:p>1.186</text:p>
          </table:table-cell>
          <table:table-cell office:value-type="float" office:value="13.503" calcext:value-type="float">
            <text:p>13.503</text:p>
          </table:table-cell>
          <table:table-cell office:value-type="float" office:value="0.042383" calcext:value-type="float">
            <text:p>0.042383</text:p>
          </table:table-cell>
          <table:table-cell/>
          <table:table-cell table:style-name="ce306" office:value-type="float" office:value="41.9647753919702" calcext:value-type="float">
            <text:p>41.9647753919702</text:p>
          </table:table-cell>
          <table:table-cell table:formula="of:=1/[.AK8]" office:value-type="float" office:value="1.94325065008042" calcext:value-type="float">
            <text:p>1.94325065008042</text:p>
          </table:table-cell>
          <table:table-cell table:formula="of:=-[.AL8]/[.AK8]" office:value-type="float" office:value="-0.202831529861226" calcext:value-type="float">
            <text:p>-0.202831529861226</text:p>
          </table:table-cell>
          <table:table-cell table:style-name="ce306" office:value-type="float" office:value="0.514601654685469" calcext:value-type="float">
            <text:p>0.514601654685469</text:p>
          </table:table-cell>
          <table:table-cell table:style-name="ce306" office:value-type="float" office:value="0.104377440888972" calcext:value-type="float">
            <text:p>0.104377440888972</text:p>
          </table:table-cell>
          <table:table-cell table:style-name="ce306" office:value-type="float" office:value="3.055877426314" calcext:value-type="float">
            <text:p>3.055877426314</text:p>
          </table:table-cell>
          <table:table-cell table:style-name="ce306" office:value-type="float" office:value="0.799514220725752" calcext:value-type="float">
            <text:p>0.799514220725752</text:p>
          </table:table-cell>
          <table:table-cell table:style-name="ce306" office:value-type="float" office:value="10.4810619978946" calcext:value-type="float">
            <text:p>10.4810619978946</text:p>
          </table:table-cell>
          <table:table-cell table:style-name="ce306" office:value-type="float" office:value="1.22355570369322" calcext:value-type="float">
            <text:p>1.22355570369322</text:p>
          </table:table-cell>
          <table:table-cell table:style-name="ce306" office:value-type="float" office:value="20.717529296875" calcext:value-type="float">
            <text:p>20.717529296875</text:p>
          </table:table-cell>
          <table:table-cell office:value-type="float" office:value="0.750868" calcext:value-type="float">
            <text:p>0.750868</text:p>
          </table:table-cell>
          <table:table-cell table:style-name="ce306" office:value-type="float" office:value="0.519040865267077" calcext:value-type="float">
            <text:p>0.519040865267077</text:p>
          </table:table-cell>
          <table:table-cell table:style-name="ce306" office:value-type="float" office:value="0.691577178834083" calcext:value-type="float">
            <text:p>0.691577178834083</text:p>
          </table:table-cell>
          <table:table-cell table:style-name="ce306" office:value-type="float" office:value="0.795938833318933" calcext:value-type="float">
            <text:p>0.795938833318933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m2</text:p>
          </table:table-cell>
          <table:table-cell table:style-name="ce10" office:value-type="float" office:value="50.138823" calcext:value-type="float">
            <text:p>50.138823</text:p>
          </table:table-cell>
          <table:table-cell table:style-name="ce10" office:value-type="float" office:value="-122.775232" calcext:value-type="float">
            <text:p>-122.775232</text:p>
          </table:table-cell>
          <table:table-cell office:value-type="float" office:value="2455" calcext:value-type="float">
            <text:p>2455</text:p>
          </table:table-cell>
          <table:table-cell office:value-type="float" office:value="436.347289434063" calcext:value-type="float">
            <text:p>436.347289434063</text:p>
          </table:table-cell>
          <table:table-cell office:value-type="float" office:value="228" calcext:value-type="float">
            <text:p>228</text:p>
          </table:table-cell>
          <table:table-cell office:value-type="float" office:value="1830" calcext:value-type="float">
            <text:p>1830</text:p>
          </table:table-cell>
          <table:table-cell office:value-type="float" office:value="2493" calcext:value-type="float">
            <text:p>2493</text:p>
          </table:table-cell>
          <table:table-cell office:value-type="float" office:value="2871" calcext:value-type="float">
            <text:p>2871</text:p>
          </table:table-cell>
          <table:table-cell office:value-type="float" office:value="34.4956205161022" calcext:value-type="float">
            <text:p>34.4956205161022</text:p>
          </table:table-cell>
          <table:table-cell office:value-type="float" office:value="349.3830180023" calcext:value-type="float">
            <text:p>349.3830180023</text:p>
          </table:table-cell>
          <table:table-cell office:value-type="float" office:value="481.709674935702" calcext:value-type="float">
            <text:p>481.709674935702</text:p>
          </table:table-cell>
          <table:table-cell office:value-type="float" office:value="571.588260175543" calcext:value-type="float">
            <text:p>571.588260175543</text:p>
          </table:table-cell>
          <table:table-cell office:value-type="float" office:value="3.13315161360388" calcext:value-type="float">
            <text:p>3.13315161360388</text:p>
          </table:table-cell>
          <table:table-cell office:value-type="float" office:value="4.84641726256698" calcext:value-type="float">
            <text:p>4.84641726256698</text:p>
          </table:table-cell>
          <table:table-cell office:value-type="float" office:value="8.65400184349774" calcext:value-type="float">
            <text:p>8.65400184349774</text:p>
          </table:table-cell>
          <table:table-cell office:value-type="float" office:value="24.7486341557455" calcext:value-type="float">
            <text:p>24.7486341557455</text:p>
          </table:table-cell>
          <table:table-cell table:style-name="ce183" office:value-type="float" office:value="3.18890426110879" calcext:value-type="float">
            <text:p>3.18890426110879</text:p>
          </table:table-cell>
          <table:table-cell office:value-type="float" office:value="74.5" calcext:value-type="float">
            <text:p>74.5</text:p>
          </table:table-cell>
          <table:table-cell office:value-type="float" office:value="14.18" calcext:value-type="float">
            <text:p>14.18</text:p>
          </table:table-cell>
          <table:table-cell office:value-type="float" office:value="11.88" calcext:value-type="float">
            <text:p>11.88</text:p>
          </table:table-cell>
          <table:table-cell office:value-type="float" office:value="2298.20382165605" calcext:value-type="float">
            <text:p>2298.20382165605</text:p>
          </table:table-cell>
          <table:table-cell office:value-type="float" office:value="2759" calcext:value-type="float">
            <text:p>2759</text:p>
          </table:table-cell>
          <table:table-cell office:value-type="float" office:value="1655" calcext:value-type="float">
            <text:p>1655</text:p>
          </table:table-cell>
          <table:table-cell office:value-type="float" office:value="6.503" calcext:value-type="float">
            <text:p>6.503</text:p>
          </table:table-cell>
          <table:table-cell office:value-type="float" office:value="8.111" calcext:value-type="float">
            <text:p>8.111</text:p>
          </table:table-cell>
          <table:table-cell table:formula="of:=[.AA9]/[.Z9]" office:value-type="float" office:value="1.24727049054283" calcext:value-type="float">
            <text:p>1.24727049054283</text:p>
          </table:table-cell>
          <table:table-cell office:value-type="float" office:value="0.683" calcext:value-type="float">
            <text:p>0.683</text:p>
          </table:table-cell>
          <table:table-cell office:value-type="float" office:value="5.108" calcext:value-type="float">
            <text:p>5.108</text:p>
          </table:table-cell>
          <table:table-cell office:value-type="float" office:value="1.479" calcext:value-type="float">
            <text:p>1.479</text:p>
          </table:table-cell>
          <table:table-cell office:value-type="float" office:value="0.072964" calcext:value-type="float">
            <text:p>0.072964</text:p>
          </table:table-cell>
          <table:table-cell/>
          <table:table-cell table:style-name="ce306" office:value-type="float" office:value="24.0100818295549" calcext:value-type="float">
            <text:p>24.0100818295549</text:p>
          </table:table-cell>
          <table:table-cell table:formula="of:=1/[.AK9]" office:value-type="float" office:value="11.4466158987707" calcext:value-type="float">
            <text:p>11.4466158987707</text:p>
          </table:table-cell>
          <table:table-cell table:formula="of:=-[.AL9]/[.AK9]" office:value-type="float" office:value="1.59448823149449" calcext:value-type="float">
            <text:p>1.59448823149449</text:p>
          </table:table-cell>
          <table:table-cell table:style-name="ce306" office:value-type="float" office:value="0.0873620648096869" calcext:value-type="float">
            <text:p>0.0873620648096869</text:p>
          </table:table-cell>
          <table:table-cell table:style-name="ce306" office:value-type="float" office:value="-0.139297784218105" calcext:value-type="float">
            <text:p>-0.139297784218105</text:p>
          </table:table-cell>
          <table:table-cell table:style-name="ce306" office:value-type="float" office:value="9.00391288171637" calcext:value-type="float">
            <text:p>9.00391288171637</text:p>
          </table:table-cell>
          <table:table-cell table:style-name="ce306" office:value-type="float" office:value="0.653672953549767" calcext:value-type="float">
            <text:p>0.653672953549767</text:p>
          </table:table-cell>
          <table:table-cell table:style-name="ce306" office:value-type="float" office:value="5.22550384160757" calcext:value-type="float">
            <text:p>5.22550384160757</text:p>
          </table:table-cell>
          <table:table-cell table:style-name="ce306" office:value-type="float" office:value="2.51255679299645" calcext:value-type="float">
            <text:p>2.51255679299645</text:p>
          </table:table-cell>
          <table:table-cell table:style-name="ce306" office:value-type="float" office:value="19.460205078125" calcext:value-type="float">
            <text:p>19.460205078125</text:p>
          </table:table-cell>
          <table:table-cell office:value-type="float" office:value="0.683" calcext:value-type="float">
            <text:p>0.683</text:p>
          </table:table-cell>
          <table:table-cell table:style-name="ce306" office:value-type="float" office:value="0.0817582166778778" calcext:value-type="float">
            <text:p>0.0817582166778778</text:p>
          </table:table-cell>
          <table:table-cell table:style-name="ce306" office:value-type="float" office:value="0.252995767640658" calcext:value-type="float">
            <text:p>0.252995767640658</text:p>
          </table:table-cell>
          <table:table-cell table:style-name="ce306" office:value-type="float" office:value="2.68713016209591" calcext:value-type="float">
            <text:p>2.68713016209591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m3</text:p>
          </table:table-cell>
          <table:table-cell table:style-name="ce10" office:value-type="float" office:value="50.414718" calcext:value-type="float">
            <text:p>50.414718</text:p>
          </table:table-cell>
          <table:table-cell table:style-name="ce10" office:value-type="float" office:value="-122.600217" calcext:value-type="float">
            <text:p>-122.600217</text:p>
          </table:table-cell>
          <table:table-cell office:value-type="float" office:value="2511" calcext:value-type="float">
            <text:p>2511</text:p>
          </table:table-cell>
          <table:table-cell office:value-type="float" office:value="572.220685917744" calcext:value-type="float">
            <text:p>572.220685917744</text:p>
          </table:table-cell>
          <table:table-cell office:value-type="float" office:value="400" calcext:value-type="float">
            <text:p>400</text:p>
          </table:table-cell>
          <table:table-cell office:value-type="float" office:value="2006" calcext:value-type="float">
            <text:p>2006</text:p>
          </table:table-cell>
          <table:table-cell office:value-type="float" office:value="2514" calcext:value-type="float">
            <text:p>2514</text:p>
          </table:table-cell>
          <table:table-cell office:value-type="float" office:value="2826" calcext:value-type="float">
            <text:p>2826</text:p>
          </table:table-cell>
          <table:table-cell office:value-type="float" office:value="59.3722860443429" calcext:value-type="float">
            <text:p>59.3722860443429</text:p>
          </table:table-cell>
          <table:table-cell office:value-type="float" office:value="378.316003481624" calcext:value-type="float">
            <text:p>378.316003481624</text:p>
          </table:table-cell>
          <table:table-cell office:value-type="float" office:value="580.699120162172" calcext:value-type="float">
            <text:p>580.699120162172</text:p>
          </table:table-cell>
          <table:table-cell office:value-type="float" office:value="556.251124478315" calcext:value-type="float">
            <text:p>556.251124478315</text:p>
          </table:table-cell>
          <table:table-cell office:value-type="float" office:value="7.07895450740105" calcext:value-type="float">
            <text:p>7.07895450740105</text:p>
          </table:table-cell>
          <table:table-cell office:value-type="float" office:value="8.04704118300115" calcext:value-type="float">
            <text:p>8.04704118300115</text:p>
          </table:table-cell>
          <table:table-cell office:value-type="float" office:value="10.7163500785828" calcext:value-type="float">
            <text:p>10.7163500785828</text:p>
          </table:table-cell>
          <table:table-cell office:value-type="float" office:value="29.2605181921046" calcext:value-type="float">
            <text:p>29.2605181921046</text:p>
          </table:table-cell>
          <table:table-cell table:style-name="ce183" office:value-type="float" office:value="5.6878471032509" calcext:value-type="float">
            <text:p>5.6878471032509</text:p>
          </table:table-cell>
          <table:table-cell office:value-type="float" office:value="56.8802980400626" calcext:value-type="float">
            <text:p>56.8802980400626</text:p>
          </table:table-cell>
          <table:table-cell office:value-type="float" office:value="21.4" calcext:value-type="float">
            <text:p>21.4</text:p>
          </table:table-cell>
          <table:table-cell office:value-type="float" office:value="11.83" calcext:value-type="float">
            <text:p>11.83</text:p>
          </table:table-cell>
          <table:table-cell office:value-type="float" office:value="2095" calcext:value-type="float">
            <text:p>2095</text:p>
          </table:table-cell>
          <table:table-cell office:value-type="float" office:value="2560" calcext:value-type="float">
            <text:p>2560</text:p>
          </table:table-cell>
          <table:table-cell office:value-type="float" office:value="1839" calcext:value-type="float">
            <text:p>1839</text:p>
          </table:table-cell>
          <table:table-cell office:value-type="float" office:value="3.821" calcext:value-type="float">
            <text:p>3.821</text:p>
          </table:table-cell>
          <table:table-cell office:value-type="float" office:value="3.015" calcext:value-type="float">
            <text:p>3.015</text:p>
          </table:table-cell>
          <table:table-cell table:formula="of:=[.AA10]/[.Z10]" office:value-type="float" office:value="0.789060455378173" calcext:value-type="float">
            <text:p>0.789060455378173</text:p>
          </table:table-cell>
          <table:table-cell office:value-type="float" office:value="0.906" calcext:value-type="float">
            <text:p>0.906</text:p>
          </table:table-cell>
          <table:table-cell office:value-type="float" office:value="1.899" calcext:value-type="float">
            <text:p>1.899</text:p>
          </table:table-cell>
          <table:table-cell office:value-type="float" office:value="2.027" calcext:value-type="float">
            <text:p>2.027</text:p>
          </table:table-cell>
          <table:table-cell office:value-type="float" office:value="0.421089" calcext:value-type="float">
            <text:p>0.421089</text:p>
          </table:table-cell>
          <table:table-cell/>
          <table:table-cell table:style-name="ce306" office:value-type="float" office:value="25.6634916312256" calcext:value-type="float">
            <text:p>25.6634916312256</text:p>
          </table:table-cell>
          <table:table-cell table:formula="of:=1/[.AK10]" office:value-type="float" office:value="17.6982783263087" calcext:value-type="float">
            <text:p>17.6982783263087</text:p>
          </table:table-cell>
          <table:table-cell table:formula="of:=-[.AL10]/[.AK10]" office:value-type="float" office:value="1.86506883409172" calcext:value-type="float">
            <text:p>1.86506883409172</text:p>
          </table:table-cell>
          <table:table-cell table:style-name="ce306" office:value-type="float" office:value="0.0565026711391181" calcext:value-type="float">
            <text:p>0.0565026711391181</text:p>
          </table:table-cell>
          <table:table-cell table:style-name="ce306" office:value-type="float" office:value="-0.105381370984503" calcext:value-type="float">
            <text:p>-0.105381370984503</text:p>
          </table:table-cell>
          <table:table-cell table:style-name="ce306" office:value-type="float" office:value="11.8465761598413" calcext:value-type="float">
            <text:p>11.8465761598413</text:p>
          </table:table-cell>
          <table:table-cell table:style-name="ce306" office:value-type="float" office:value="0.752432689986112" calcext:value-type="float">
            <text:p>0.752432689986112</text:p>
          </table:table-cell>
          <table:table-cell table:style-name="ce306" office:value-type="float" office:value="5.69552272656951" calcext:value-type="float">
            <text:p>5.69552272656951</text:p>
          </table:table-cell>
          <table:table-cell table:style-name="ce306" office:value-type="float" office:value="3.17956185796281" calcext:value-type="float">
            <text:p>3.17956185796281</text:p>
          </table:table-cell>
          <table:table-cell table:style-name="ce306" office:value-type="float" office:value="20.289794921875" calcext:value-type="float">
            <text:p>20.289794921875</text:p>
          </table:table-cell>
          <table:table-cell office:value-type="float" office:value="0.906" calcext:value-type="float">
            <text:p>0.906</text:p>
          </table:table-cell>
          <table:table-cell table:style-name="ce306" office:value-type="float" office:value="0.0521572453752943" calcext:value-type="float">
            <text:p>0.0521572453752943</text:p>
          </table:table-cell>
          <table:table-cell table:style-name="ce306" office:value-type="float" office:value="0.232415233651052" calcext:value-type="float">
            <text:p>0.232415233651052</text:p>
          </table:table-cell>
          <table:table-cell table:style-name="ce306" office:value-type="float" office:value="2.00991321136738" calcext:value-type="float">
            <text:p>2.00991321136738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m2</text:p>
          </table:table-cell>
          <table:table-cell table:style-name="ce10" office:value-type="float" office:value="50.421835" calcext:value-type="float">
            <text:p>50.421835</text:p>
          </table:table-cell>
          <table:table-cell table:style-name="ce10" office:value-type="float" office:value="-122.598482" calcext:value-type="float">
            <text:p>-122.598482</text:p>
          </table:table-cell>
          <table:table-cell office:value-type="float" office:value="2511" calcext:value-type="float">
            <text:p>2511</text:p>
          </table:table-cell>
          <table:table-cell office:value-type="float" office:value="572.220685917744" calcext:value-type="float">
            <text:p>572.220685917744</text:p>
          </table:table-cell>
          <table:table-cell office:value-type="float" office:value="128" calcext:value-type="float">
            <text:p>128</text:p>
          </table:table-cell>
          <table:table-cell office:value-type="float" office:value="2094" calcext:value-type="float">
            <text:p>2094</text:p>
          </table:table-cell>
          <table:table-cell office:value-type="float" office:value="2484" calcext:value-type="float">
            <text:p>2484</text:p>
          </table:table-cell>
          <table:table-cell office:value-type="float" office:value="2820" calcext:value-type="float">
            <text:p>2820</text:p>
          </table:table-cell>
          <table:table-cell office:value-type="float" office:value="29.0110616823882" calcext:value-type="float">
            <text:p>29.0110616823882</text:p>
          </table:table-cell>
          <table:table-cell office:value-type="float" office:value="444.333058396053" calcext:value-type="float">
            <text:p>444.333058396053</text:p>
          </table:table-cell>
          <table:table-cell office:value-type="float" office:value="568.372019595739" calcext:value-type="float">
            <text:p>568.372019595739</text:p>
          </table:table-cell>
          <table:table-cell office:value-type="float" office:value="555.53368159484" calcext:value-type="float">
            <text:p>555.53368159484</text:p>
          </table:table-cell>
          <table:table-cell office:value-type="float" office:value="5.73299074172974" calcext:value-type="float">
            <text:p>5.73299074172974</text:p>
          </table:table-cell>
          <table:table-cell office:value-type="float" office:value="5.54754495620728" calcext:value-type="float">
            <text:p>5.54754495620728</text:p>
          </table:table-cell>
          <table:table-cell office:value-type="float" office:value="5.68267760386624" calcext:value-type="float">
            <text:p>5.68267760386624</text:p>
          </table:table-cell>
          <table:table-cell office:value-type="float" office:value="29.2653123352599" calcext:value-type="float">
            <text:p>29.2653123352599</text:p>
          </table:table-cell>
          <table:table-cell table:style-name="ce183" office:value-type="float" office:value="3.7047917842865" calcext:value-type="float">
            <text:p>3.7047917842865</text:p>
          </table:table-cell>
          <table:table-cell office:value-type="float" office:value="180" calcext:value-type="float">
            <text:p>180</text:p>
          </table:table-cell>
          <table:table-cell office:value-type="float" office:value="21.4" calcext:value-type="float">
            <text:p>21.4</text:p>
          </table:table-cell>
          <table:table-cell office:value-type="float" office:value="11.83" calcext:value-type="float">
            <text:p>11.83</text:p>
          </table:table-cell>
          <table:table-cell office:value-type="float" office:value="2024.66984126984" calcext:value-type="float">
            <text:p>2024.66984126984</text:p>
          </table:table-cell>
          <table:table-cell table:style-name="ce219" office:value-type="float" office:value="2560" calcext:value-type="float">
            <text:p>2560</text:p>
          </table:table-cell>
          <table:table-cell table:style-name="ce233" office:value-type="float" office:value="1839" calcext:value-type="float">
            <text:p>1839</text:p>
          </table:table-cell>
          <table:table-cell office:value-type="float" office:value="3.821" calcext:value-type="float">
            <text:p>3.821</text:p>
          </table:table-cell>
          <table:table-cell office:value-type="float" office:value="3.015" calcext:value-type="float">
            <text:p>3.015</text:p>
          </table:table-cell>
          <table:table-cell table:formula="of:=[.AA11]/[.Z11]" office:value-type="float" office:value="0.789060455378173" calcext:value-type="float">
            <text:p>0.789060455378173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6" calcext:value-type="float">
            <text:p>1.386</text:p>
          </table:table-cell>
          <table:table-cell office:value-type="float" office:value="2.445" calcext:value-type="float">
            <text:p>2.445</text:p>
          </table:table-cell>
          <table:table-cell office:value-type="float" office:value="0.198" calcext:value-type="float">
            <text:p>0.198</text:p>
          </table:table-cell>
          <table:table-cell/>
          <table:table-cell table:style-name="ce306" office:value-type="float" office:value="25.6936238794916" calcext:value-type="float">
            <text:p>25.6936238794916</text:p>
          </table:table-cell>
          <table:table-cell table:formula="of:=1/[.AK11]" office:value-type="float" office:value="19.0004782699823" calcext:value-type="float">
            <text:p>19.0004782699823</text:p>
          </table:table-cell>
          <table:table-cell table:formula="of:=-[.AL11]/[.AK11]" office:value-type="float" office:value="0.673176424606379" calcext:value-type="float">
            <text:p>0.673176424606379</text:p>
          </table:table-cell>
          <table:table-cell table:style-name="ce306" office:value-type="float" office:value="0.0526302541331204" calcext:value-type="float">
            <text:p>0.0526302541331204</text:p>
          </table:table-cell>
          <table:table-cell table:style-name="ce306" office:value-type="float" office:value="-0.0354294463034591" calcext:value-type="float">
            <text:p>-0.0354294463034591</text:p>
          </table:table-cell>
          <table:table-cell table:style-name="ce306" office:value-type="float" office:value="11.8985761598413" calcext:value-type="float">
            <text:p>11.8985761598413</text:p>
          </table:table-cell>
          <table:table-cell table:style-name="ce306" office:value-type="float" office:value="0.752432689986112" calcext:value-type="float">
            <text:p>0.752432689986112</text:p>
          </table:table-cell>
          <table:table-cell table:style-name="ce306" office:value-type="float" office:value="5.17157545104939" calcext:value-type="float">
            <text:p>5.17157545104939</text:p>
          </table:table-cell>
          <table:table-cell table:style-name="ce306" office:value-type="float" office:value="3.11272404629215" calcext:value-type="float">
            <text:p>3.11272404629215</text:p>
          </table:table-cell>
          <table:table-cell table:style-name="ce306" office:value-type="float" office:value="20.289794921875" calcext:value-type="float">
            <text:p>20.289794921875</text:p>
          </table:table-cell>
          <table:table-cell office:value-type="float" office:value="1.301" calcext:value-type="float">
            <text:p>1.301</text:p>
          </table:table-cell>
          <table:table-cell table:style-name="ce306" office:value-type="float" office:value="0.0511693125328474" calcext:value-type="float">
            <text:p>0.0511693125328474</text:p>
          </table:table-cell>
          <table:table-cell table:style-name="ce306" office:value-type="float" office:value="0.215297584222706" calcext:value-type="float">
            <text:p>0.215297584222706</text:p>
          </table:table-cell>
          <table:table-cell table:style-name="ce306" office:value-type="float" office:value="1.18632750493116" calcext:value-type="float">
            <text:p>1.18632750493116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m1</text:p>
          </table:table-cell>
          <table:table-cell table:style-name="ce10" office:value-type="float" office:value="50.426073" calcext:value-type="float">
            <text:p>50.426073</text:p>
          </table:table-cell>
          <table:table-cell table:style-name="ce10" office:value-type="float" office:value="-122.601628" calcext:value-type="float">
            <text:p>-122.601628</text:p>
          </table:table-cell>
          <table:table-cell office:value-type="float" office:value="2511" calcext:value-type="float">
            <text:p>2511</text:p>
          </table:table-cell>
          <table:table-cell office:value-type="float" office:value="572.220685917744" calcext:value-type="float">
            <text:p>572.220685917744</text:p>
          </table:table-cell>
          <table:table-cell office:value-type="float" office:value="144" calcext:value-type="float">
            <text:p>144</text:p>
          </table:table-cell>
          <table:table-cell office:value-type="float" office:value="2102" calcext:value-type="float">
            <text:p>2102</text:p>
          </table:table-cell>
          <table:table-cell office:value-type="float" office:value="2401" calcext:value-type="float">
            <text:p>2401</text:p>
          </table:table-cell>
          <table:table-cell office:value-type="float" office:value="2805" calcext:value-type="float">
            <text:p>2805</text:p>
          </table:table-cell>
          <table:table-cell office:value-type="float" office:value="34.1680489403911" calcext:value-type="float">
            <text:p>34.1680489403911</text:p>
          </table:table-cell>
          <table:table-cell office:value-type="float" office:value="491.733214523018" calcext:value-type="float">
            <text:p>491.733214523018</text:p>
          </table:table-cell>
          <table:table-cell office:value-type="float" office:value="566.691794060943" calcext:value-type="float">
            <text:p>566.691794060943</text:p>
          </table:table-cell>
          <table:table-cell office:value-type="float" office:value="554.958096584075" calcext:value-type="float">
            <text:p>554.958096584075</text:p>
          </table:table-cell>
          <table:table-cell office:value-type="float" office:value="3.97898861363042" calcext:value-type="float">
            <text:p>3.97898861363042</text:p>
          </table:table-cell>
          <table:table-cell office:value-type="float" office:value="6.25569525361061" calcext:value-type="float">
            <text:p>6.25569525361061</text:p>
          </table:table-cell>
          <table:table-cell office:value-type="float" office:value="7.39133623123169" calcext:value-type="float">
            <text:p>7.39133623123169</text:p>
          </table:table-cell>
          <table:table-cell office:value-type="float" office:value="28.2146191608005" calcext:value-type="float">
            <text:p>28.2146191608005</text:p>
          </table:table-cell>
          <table:table-cell table:style-name="ce183" office:value-type="float" office:value="4.68590554555932" calcext:value-type="float">
            <text:p>4.68590554555932</text:p>
          </table:table-cell>
          <table:table-cell office:value-type="float" office:value="302.230602278893" calcext:value-type="float">
            <text:p>302.230602278893</text:p>
          </table:table-cell>
          <table:table-cell office:value-type="float" office:value="21.4" calcext:value-type="float">
            <text:p>21.4</text:p>
          </table:table-cell>
          <table:table-cell office:value-type="float" office:value="11.83" calcext:value-type="float">
            <text:p>11.83</text:p>
          </table:table-cell>
          <table:table-cell office:value-type="float" office:value="1970.36825396825" calcext:value-type="float">
            <text:p>1970.36825396825</text:p>
          </table:table-cell>
          <table:table-cell table:style-name="ce220" office:value-type="float" office:value="2560" calcext:value-type="float">
            <text:p>2560</text:p>
          </table:table-cell>
          <table:table-cell table:style-name="ce234" office:value-type="float" office:value="1839" calcext:value-type="float">
            <text:p>1839</text:p>
          </table:table-cell>
          <table:table-cell office:value-type="float" office:value="3.821" calcext:value-type="float">
            <text:p>3.821</text:p>
          </table:table-cell>
          <table:table-cell office:value-type="float" office:value="3.015" calcext:value-type="float">
            <text:p>3.015</text:p>
          </table:table-cell>
          <table:table-cell table:formula="of:=[.AA12]/[.Z12]" office:value-type="float" office:value="0.789060455378173" calcext:value-type="float">
            <text:p>0.789060455378173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3" calcext:value-type="float">
            <text:p>0.913</text:p>
          </table:table-cell>
          <table:table-cell office:value-type="float" office:value="2.909" calcext:value-type="float">
            <text:p>2.909</text:p>
          </table:table-cell>
          <table:table-cell office:value-type="float" office:value="0.007" calcext:value-type="float">
            <text:p>0.007</text:p>
          </table:table-cell>
          <table:table-cell/>
          <table:table-cell table:style-name="ce306" office:value-type="float" office:value="25.70293348035" calcext:value-type="float">
            <text:p>25.70293348035</text:p>
          </table:table-cell>
          <table:table-cell table:formula="of:=1/[.AK12]" office:value-type="float" office:value="20.8851299318377" calcext:value-type="float">
            <text:p>20.8851299318377</text:p>
          </table:table-cell>
          <table:table-cell table:formula="of:=-[.AL12]/[.AK12]" office:value-type="float" office:value="-0.294943303627293" calcext:value-type="float">
            <text:p>-0.294943303627293</text:p>
          </table:table-cell>
          <table:table-cell table:style-name="ce306" office:value-type="float" office:value="0.0478809566071015" calcext:value-type="float">
            <text:p>0.0478809566071015</text:p>
          </table:table-cell>
          <table:table-cell table:style-name="ce306" office:value-type="float" office:value="0.0141221675225336" calcext:value-type="float">
            <text:p>0.0141221675225336</text:p>
          </table:table-cell>
          <table:table-cell table:style-name="ce306" office:value-type="float" office:value="11.9180761598413" calcext:value-type="float">
            <text:p>11.9180761598413</text:p>
          </table:table-cell>
          <table:table-cell table:style-name="ce306" office:value-type="float" office:value="0.752432689986112" calcext:value-type="float">
            <text:p>0.752432689986112</text:p>
          </table:table-cell>
          <table:table-cell table:style-name="ce306" office:value-type="float" office:value="5.25542797039609" calcext:value-type="float">
            <text:p>5.25542797039609</text:p>
          </table:table-cell>
          <table:table-cell table:style-name="ce306" office:value-type="float" office:value="2.89300411213244" calcext:value-type="float">
            <text:p>2.89300411213244</text:p>
          </table:table-cell>
          <table:table-cell table:style-name="ce306" office:value-type="float" office:value="20.289794921875" calcext:value-type="float">
            <text:p>20.289794921875</text:p>
          </table:table-cell>
          <table:table-cell office:value-type="float" office:value="0.922" calcext:value-type="float">
            <text:p>0.922</text:p>
          </table:table-cell>
          <table:table-cell table:style-name="ce306" office:value-type="float" office:value="0.0484632875259361" calcext:value-type="float">
            <text:p>0.0484632875259361</text:p>
          </table:table-cell>
          <table:table-cell table:style-name="ce306" office:value-type="float" office:value="0.170078202755759" calcext:value-type="float">
            <text:p>0.170078202755759</text:p>
          </table:table-cell>
          <table:table-cell table:style-name="ce306" office:value-type="float" office:value="-0.0627154653536382" calcext:value-type="float">
            <text:p>-0.0627154653536382</text:p>
          </table:table-cell>
          <table:table-cell table:number-columns-repeated="9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jankuat</text:p>
          </table:table-cell>
          <table:table-cell table:style-name="ce12" office:value-type="float" office:value="43.198" calcext:value-type="float">
            <text:p>43.198</text:p>
          </table:table-cell>
          <table:table-cell table:style-name="ce12" office:value-type="float" office:value="42.757" calcext:value-type="float">
            <text:p>42.757</text:p>
          </table:table-cell>
          <table:table-cell office:value-type="float" office:value="3119" calcext:value-type="float">
            <text:p>3119</text:p>
          </table:table-cell>
          <table:table-cell office:value-type="float" office:value="563.628750574747" calcext:value-type="float">
            <text:p>563.628750574747</text:p>
          </table:table-cell>
          <table:table-cell office:value-type="float" office:value="401" calcext:value-type="float">
            <text:p>401</text:p>
          </table:table-cell>
          <table:table-cell office:value-type="float" office:value="2038" calcext:value-type="float">
            <text:p>2038</text:p>
          </table:table-cell>
          <table:table-cell office:value-type="float" office:value="3105" calcext:value-type="float">
            <text:p>3105</text:p>
          </table:table-cell>
          <table:table-cell office:value-type="float" office:value="5081" calcext:value-type="float">
            <text:p>5081</text:p>
          </table:table-cell>
          <table:table-cell office:value-type="float" office:value="95.603451007861" calcext:value-type="float">
            <text:p>95.603451007861</text:p>
          </table:table-cell>
          <table:table-cell office:value-type="float" office:value="432.949655379325" calcext:value-type="float">
            <text:p>432.949655379325</text:p>
          </table:table-cell>
          <table:table-cell office:value-type="float" office:value="556.171888494432" calcext:value-type="float">
            <text:p>556.171888494432</text:p>
          </table:table-cell>
          <table:table-cell office:value-type="float" office:value="730.091542070714" calcext:value-type="float">
            <text:p>730.091542070714</text:p>
          </table:table-cell>
          <table:table-cell office:value-type="float" office:value="18.92334964552" calcext:value-type="float">
            <text:p>18.92334964552</text:p>
          </table:table-cell>
          <table:table-cell office:value-type="float" office:value="16.9102202564541" calcext:value-type="float">
            <text:p>16.9102202564541</text:p>
          </table:table-cell>
          <table:table-cell office:value-type="float" office:value="18.6628218070958" calcext:value-type="float">
            <text:p>18.6628218070958</text:p>
          </table:table-cell>
          <table:table-cell office:value-type="float" office:value="30.249654418287" calcext:value-type="float">
            <text:p>30.249654418287</text:p>
          </table:table-cell>
          <table:table-cell table:style-name="ce183" office:value-type="float" office:value="12.5840116909572" calcext:value-type="float">
            <text:p>12.5840116909572</text:p>
          </table:table-cell>
          <table:table-cell office:value-type="float" office:value="300.400691389063" calcext:value-type="float">
            <text:p>300.400691389063</text:p>
          </table:table-cell>
          <table:table-cell office:value-type="float" office:value="329.3" calcext:value-type="float">
            <text:p>329.3</text:p>
          </table:table-cell>
          <table:table-cell office:value-type="float" office:value="25.05" calcext:value-type="float">
            <text:p>25.05</text:p>
          </table:table-cell>
          <table:table-cell office:value-type="float" office:value="2975.6050955414" calcext:value-type="float">
            <text:p>2975.6050955414</text:p>
          </table:table-cell>
          <table:table-cell office:value-type="float" office:value="3706" calcext:value-type="float">
            <text:p>3706</text:p>
          </table:table-cell>
          <table:table-cell office:value-type="float" office:value="2689.7" calcext:value-type="float">
            <text:p>2689.7</text:p>
          </table:table-cell>
          <table:table-cell office:value-type="float" office:value="3.152" calcext:value-type="float">
            <text:p>3.152</text:p>
          </table:table-cell>
          <table:table-cell office:value-type="float" office:value="2.989" calcext:value-type="float">
            <text:p>2.989</text:p>
          </table:table-cell>
          <table:table-cell table:formula="of:=[.AA13]/[.Z13]" office:value-type="float" office:value="0.948286802030457" calcext:value-type="float">
            <text:p>0.948286802030457</text:p>
          </table:table-cell>
          <table:table-cell office:value-type="float" office:value="1.217" calcext:value-type="float">
            <text:p>1.217</text:p>
          </table:table-cell>
          <table:table-cell office:value-type="float" office:value="1.176" calcext:value-type="float">
            <text:p>1.176</text:p>
          </table:table-cell>
          <table:table-cell office:value-type="float" office:value="1.677" calcext:value-type="float">
            <text:p>1.677</text:p>
          </table:table-cell>
          <table:table-cell office:value-type="float" office:value="0.114" calcext:value-type="float">
            <text:p>0.114</text:p>
          </table:table-cell>
          <table:table-cell/>
          <table:table-cell table:style-name="ce306" office:value-type="float" office:value="41.5601859346021" calcext:value-type="float">
            <text:p>41.5601859346021</text:p>
          </table:table-cell>
          <table:table-cell table:formula="of:=1/[.AK13]" office:value-type="float" office:value="39.6931210297943" calcext:value-type="float">
            <text:p>39.6931210297943</text:p>
          </table:table-cell>
          <table:table-cell table:formula="of:=-[.AL13]/[.AK13]" office:value-type="float" office:value="-7.58732899881636" calcext:value-type="float">
            <text:p>-7.58732899881636</text:p>
          </table:table-cell>
          <table:table-cell table:style-name="ce306" office:value-type="float" office:value="0.0251932822125371" calcext:value-type="float">
            <text:p>0.0251932822125371</text:p>
          </table:table-cell>
          <table:table-cell table:style-name="ce306" office:value-type="float" office:value="0.191149720706547" calcext:value-type="float">
            <text:p>0.191149720706547</text:p>
          </table:table-cell>
          <table:table-cell table:style-name="ce306" office:value-type="float" office:value="8.56082338271441" calcext:value-type="float">
            <text:p>8.56082338271441</text:p>
          </table:table-cell>
          <table:table-cell table:style-name="ce306" office:value-type="float" office:value="0.687363453309781" calcext:value-type="float">
            <text:p>0.687363453309781</text:p>
          </table:table-cell>
          <table:table-cell table:style-name="ce306" office:value-type="float" office:value="7.59898377260293" calcext:value-type="float">
            <text:p>7.59898377260293</text:p>
          </table:table-cell>
          <table:table-cell table:style-name="ce306" office:value-type="float" office:value="3.9636287044632" calcext:value-type="float">
            <text:p>3.9636287044632</text:p>
          </table:table-cell>
          <table:table-cell table:style-name="ce306" office:value-type="float" office:value="26.15673828125" calcext:value-type="float">
            <text:p>26.15673828125</text:p>
          </table:table-cell>
          <table:table-cell office:value-type="float" office:value="1.217" calcext:value-type="float">
            <text:p>1.217</text:p>
          </table:table-cell>
          <table:table-cell table:style-name="ce306" office:value-type="float" office:value="0.033976964168764" calcext:value-type="float">
            <text:p>0.033976964168764</text:p>
          </table:table-cell>
          <table:table-cell table:style-name="ce306" office:value-type="float" office:value="0.289389987672041" calcext:value-type="float">
            <text:p>0.289389987672041</text:p>
          </table:table-cell>
          <table:table-cell table:style-name="ce306" office:value-type="float" office:value="-3.15447771683571" calcext:value-type="float">
            <text:p>-3.15447771683571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otashigri</text:p>
          </table:table-cell>
          <table:table-cell table:style-name="ce10" office:value-type="float" office:value="32.228297" calcext:value-type="float">
            <text:p>32.228297</text:p>
          </table:table-cell>
          <table:table-cell table:style-name="ce10" office:value-type="float" office:value="77.506293" calcext:value-type="float">
            <text:p>77.506293</text:p>
          </table:table-cell>
          <table:table-cell office:value-type="float" office:value="3010" calcext:value-type="float">
            <text:p>3010</text:p>
          </table:table-cell>
          <table:table-cell office:value-type="float" office:value="524.21274455431" calcext:value-type="float">
            <text:p>524.21274455431</text:p>
          </table:table-cell>
          <table:table-cell office:value-type="float" office:value="295" calcext:value-type="float">
            <text:p>295</text:p>
          </table:table-cell>
          <table:table-cell office:value-type="float" office:value="2471" calcext:value-type="float">
            <text:p>2471</text:p>
          </table:table-cell>
          <table:table-cell office:value-type="float" office:value="3030" calcext:value-type="float">
            <text:p>3030</text:p>
          </table:table-cell>
          <table:table-cell office:value-type="float" office:value="5721" calcext:value-type="float">
            <text:p>5721</text:p>
          </table:table-cell>
          <table:table-cell office:value-type="float" office:value="69.0172267956327" calcext:value-type="float">
            <text:p>69.0172267956327</text:p>
          </table:table-cell>
          <table:table-cell office:value-type="float" office:value="382.58782014999" calcext:value-type="float">
            <text:p>382.58782014999</text:p>
          </table:table-cell>
          <table:table-cell office:value-type="float" office:value="521.986963105292" calcext:value-type="float">
            <text:p>521.986963105292</text:p>
          </table:table-cell>
          <table:table-cell office:value-type="float" office:value="1150.05586461635" calcext:value-type="float">
            <text:p>1150.05586461635</text:p>
          </table:table-cell>
          <table:table-cell office:value-type="float" office:value="19.6913832395792" calcext:value-type="float">
            <text:p>19.6913832395792</text:p>
          </table:table-cell>
          <table:table-cell office:value-type="float" office:value="14.0924970190957" calcext:value-type="float">
            <text:p>14.0924970190957</text:p>
          </table:table-cell>
          <table:table-cell office:value-type="float" office:value="11.4074963331223" calcext:value-type="float">
            <text:p>11.4074963331223</text:p>
          </table:table-cell>
          <table:table-cell office:value-type="float" office:value="27.7490641231174" calcext:value-type="float">
            <text:p>27.7490641231174</text:p>
          </table:table-cell>
          <table:table-cell table:style-name="ce183" office:value-type="float" office:value="6.41046043369563" calcext:value-type="float">
            <text:p>6.41046043369563</text:p>
          </table:table-cell>
          <table:table-cell office:value-type="float" office:value="98.2631578947368" calcext:value-type="float">
            <text:p>98.2631578947368</text:p>
          </table:table-cell>
          <table:table-cell office:value-type="float" office:value="338.5" calcext:value-type="float">
            <text:p>338.5</text:p>
          </table:table-cell>
          <table:table-cell office:value-type="float" office:value="16.9" calcext:value-type="float">
            <text:p>16.9</text:p>
          </table:table-cell>
          <table:table-cell office:value-type="float" office:value="4870.74920634921" calcext:value-type="float">
            <text:p>4870.74920634921</text:p>
          </table:table-cell>
          <table:table-cell office:value-type="float" office:value="5752" calcext:value-type="float">
            <text:p>5752</text:p>
          </table:table-cell>
          <table:table-cell office:value-type="float" office:value="4273" calcext:value-type="float">
            <text:p>4273</text:p>
          </table:table-cell>
          <table:table-cell office:value-type="float" office:value="9.516" calcext:value-type="float">
            <text:p>9.516</text:p>
          </table:table-cell>
          <table:table-cell office:value-type="float" office:value="16.764" calcext:value-type="float">
            <text:p>16.764</text:p>
          </table:table-cell>
          <table:table-cell table:formula="of:=[.AA14]/[.Z14]" office:value-type="float" office:value="1.76166456494325" calcext:value-type="float">
            <text:p>1.76166456494325</text:p>
          </table:table-cell>
          <table:table-cell office:value-type="float" office:value="0.608" calcext:value-type="float">
            <text:p>0.608</text:p>
          </table:table-cell>
          <table:table-cell office:value-type="float" office:value="4.913" calcext:value-type="float">
            <text:p>4.913</text:p>
          </table:table-cell>
          <table:table-cell office:value-type="float" office:value="4.76" calcext:value-type="float">
            <text:p>4.76</text:p>
          </table:table-cell>
          <table:table-cell office:value-type="float" office:value="0.281" calcext:value-type="float">
            <text:p>0.281</text:p>
          </table:table-cell>
          <table:table-cell/>
          <table:table-cell table:style-name="ce306" office:value-type="float" office:value="46.418710208123" calcext:value-type="float">
            <text:p>46.418710208123</text:p>
          </table:table-cell>
          <table:table-cell table:formula="of:=1/[.AK14]" office:value-type="float" office:value="2.97866006946354" calcext:value-type="float">
            <text:p>2.97866006946354</text:p>
          </table:table-cell>
          <table:table-cell table:formula="of:=-[.AL14]/[.AK14]" office:value-type="float" office:value="1.27923052088568" calcext:value-type="float">
            <text:p>1.27923052088568</text:p>
          </table:table-cell>
          <table:table-cell table:style-name="ce306" office:value-type="float" office:value="0.335721423955605" calcext:value-type="float">
            <text:p>0.335721423955605</text:p>
          </table:table-cell>
          <table:table-cell table:style-name="ce306" office:value-type="float" office:value="-0.429465092039211" calcext:value-type="float">
            <text:p>-0.429465092039211</text:p>
          </table:table-cell>
          <table:table-cell table:style-name="ce306" office:value-type="float" office:value="3.45724551572197" calcext:value-type="float">
            <text:p>3.45724551572197</text:p>
          </table:table-cell>
          <table:table-cell table:style-name="ce306" office:value-type="float" office:value="0.767844292774569" calcext:value-type="float">
            <text:p>0.767844292774569</text:p>
          </table:table-cell>
          <table:table-cell table:style-name="ce306" office:value-type="float" office:value="3.57651542649728" calcext:value-type="float">
            <text:p>3.57651542649728</text:p>
          </table:table-cell>
          <table:table-cell table:style-name="ce306" office:value-type="float" office:value="2.35928973898467" calcext:value-type="float">
            <text:p>2.35928973898467</text:p>
          </table:table-cell>
          <table:table-cell table:style-name="ce306" office:value-type="float" office:value="24.069580078125" calcext:value-type="float">
            <text:p>24.069580078125</text:p>
          </table:table-cell>
          <table:table-cell office:value-type="float" office:value="0.608" calcext:value-type="float">
            <text:p>0.608</text:p>
          </table:table-cell>
          <table:table-cell table:style-name="ce306" office:value-type="float" office:value="0.314935447002896" calcext:value-type="float">
            <text:p>0.314935447002896</text:p>
          </table:table-cell>
          <table:table-cell table:style-name="ce306" office:value-type="float" office:value="0.457914669695366" calcext:value-type="float">
            <text:p>0.457914669695366</text:p>
          </table:table-cell>
          <table:table-cell table:style-name="ce306" office:value-type="float" office:value="2.37162076140095" calcext:value-type="float">
            <text:p>2.37162076140095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m1</text:p>
          </table:table-cell>
          <table:table-cell office:value-type="float" office:value="50.155944" calcext:value-type="float">
            <text:p>50.155944</text:p>
          </table:table-cell>
          <table:table-cell office:value-type="float" office:value="-122.760257" calcext:value-type="float">
            <text:p>-122.760257</text:p>
          </table:table-cell>
          <table:table-cell office:value-type="float" office:value="2455" calcext:value-type="float">
            <text:p>2455</text:p>
          </table:table-cell>
          <table:table-cell office:value-type="float" office:value="436.347289434063" calcext:value-type="float">
            <text:p>436.347289434063</text:p>
          </table:table-cell>
          <table:table-cell table:style-name="ce47" office:value-type="float" office:value="120" calcext:value-type="float">
            <text:p>120</text:p>
          </table:table-cell>
          <table:table-cell table:style-name="ce55" office:value-type="float" office:value="1693" calcext:value-type="float">
            <text:p>1693</text:p>
          </table:table-cell>
          <table:table-cell table:style-name="ce64" office:value-type="float" office:value="2516" calcext:value-type="float">
            <text:p>2516</text:p>
          </table:table-cell>
          <table:table-cell table:style-name="ce72" office:value-type="float" office:value="2871" calcext:value-type="float">
            <text:p>2871</text:p>
          </table:table-cell>
          <table:table-cell table:style-name="ce132" office:value-type="float" office:value="32.0448179834128" calcext:value-type="float">
            <text:p>32.0448179834128</text:p>
          </table:table-cell>
          <table:table-cell table:style-name="ce138" office:value-type="float" office:value="275.811590746546" calcext:value-type="float">
            <text:p>275.811590746546</text:p>
          </table:table-cell>
          <table:table-cell table:style-name="ce145" office:value-type="float" office:value="453.760850355187" calcext:value-type="float">
            <text:p>453.760850355187</text:p>
          </table:table-cell>
          <table:table-cell table:style-name="ce151" office:value-type="float" office:value="573.648764864951" calcext:value-type="float">
            <text:p>573.648764864951</text:p>
          </table:table-cell>
          <table:table-cell table:style-name="ce158" office:value-type="float" office:value="7.51640510559082" calcext:value-type="float">
            <text:p>7.51640510559082</text:p>
          </table:table-cell>
          <table:table-cell table:style-name="ce164" office:value-type="float" office:value="6.32764652880736" calcext:value-type="float">
            <text:p>6.32764652880736</text:p>
          </table:table-cell>
          <table:table-cell table:style-name="ce170" office:value-type="float" office:value="5.72451356018562" calcext:value-type="float">
            <text:p>5.72451356018562</text:p>
          </table:table-cell>
          <table:table-cell table:style-name="ce178" office:value-type="float" office:value="24.7461679585898" calcext:value-type="float">
            <text:p>24.7461679585898</text:p>
          </table:table-cell>
          <table:table-cell table:style-name="ce185" office:value-type="float" office:value="3.97598557466477" calcext:value-type="float">
            <text:p>3.97598557466477</text:p>
          </table:table-cell>
          <table:table-cell table:style-name="ce192" office:value-type="float" office:value="42.5052813106273" calcext:value-type="float">
            <text:p>42.5052813106273</text:p>
          </table:table-cell>
          <table:table-cell table:style-name="ce196" office:value-type="float" office:value="14.18" calcext:value-type="float">
            <text:p>14.18</text:p>
          </table:table-cell>
          <table:table-cell table:style-name="ce207" office:value-type="float" office:value="11.88" calcext:value-type="float">
            <text:p>11.88</text:p>
          </table:table-cell>
          <table:table-cell table:style-name="ce192" office:value-type="float" office:value="2164.47619047619" calcext:value-type="float">
            <text:p>2164.47619047619</text:p>
          </table:table-cell>
          <table:table-cell table:style-name="ce221" office:value-type="float" office:value="2759" calcext:value-type="float">
            <text:p>2759</text:p>
          </table:table-cell>
          <table:table-cell table:style-name="ce235" office:value-type="float" office:value="1655" calcext:value-type="float">
            <text:p>1655</text:p>
          </table:table-cell>
          <table:table-cell office:value-type="float" office:value="6.503" calcext:value-type="float">
            <text:p>6.503</text:p>
          </table:table-cell>
          <table:table-cell office:value-type="float" office:value="8.111" calcext:value-type="float">
            <text:p>8.111</text:p>
          </table:table-cell>
          <table:table-cell table:formula="of:=[.AA15]/[.Z15]" office:value-type="float" office:value="1.24727049054283" calcext:value-type="float">
            <text:p>1.24727049054283</text:p>
          </table:table-cell>
          <table:table-cell office:value-type="float" office:value="1.325" calcext:value-type="float">
            <text:p>1.325</text:p>
          </table:table-cell>
          <table:table-cell office:value-type="float" office:value="2.929" calcext:value-type="float">
            <text:p>2.929</text:p>
          </table:table-cell>
          <table:table-cell office:value-type="float" office:value="3.71" calcext:value-type="float">
            <text:p>3.71</text:p>
          </table:table-cell>
          <table:table-cell office:value-type="float" office:value="0.178" calcext:value-type="float">
            <text:p>0.178</text:p>
          </table:table-cell>
          <table:table-cell/>
          <table:table-cell table:style-name="ce306" office:value-type="float" office:value="24.1399349636157" calcext:value-type="float">
            <text:p>24.1399349636157</text:p>
          </table:table-cell>
          <table:table-cell table:formula="of:=1/[.AK15]" office:value-type="float" office:value="14.5935424981402" calcext:value-type="float">
            <text:p>14.5935424981402</text:p>
          </table:table-cell>
          <table:table-cell table:formula="of:=-[.AL15]/[.AK15]" office:value-type="float" office:value="2.73200813402145" calcext:value-type="float">
            <text:p>2.73200813402145</text:p>
          </table:table-cell>
          <table:table-cell table:style-name="ce306" office:value-type="float" office:value="0.0685234582437705" calcext:value-type="float">
            <text:p>0.0685234582437705</text:p>
          </table:table-cell>
          <table:table-cell table:style-name="ce306" office:value-type="float" office:value="-0.18720664529326" calcext:value-type="float">
            <text:p>-0.18720664529326</text:p>
          </table:table-cell>
          <table:table-cell table:style-name="ce306" office:value-type="float" office:value="9.01236288171637" calcext:value-type="float">
            <text:p>9.01236288171637</text:p>
          </table:table-cell>
          <table:table-cell table:style-name="ce306" office:value-type="float" office:value="0.653672953549767" calcext:value-type="float">
            <text:p>0.653672953549767</text:p>
          </table:table-cell>
          <table:table-cell table:style-name="ce306" office:value-type="float" office:value="4.4066181968856" calcext:value-type="float">
            <text:p>4.4066181968856</text:p>
          </table:table-cell>
          <table:table-cell table:style-name="ce306" office:value-type="float" office:value="3.54829864323158" calcext:value-type="float">
            <text:p>3.54829864323158</text:p>
          </table:table-cell>
          <table:table-cell table:style-name="ce306" office:value-type="float" office:value="19.460205078125" calcext:value-type="float">
            <text:p>19.460205078125</text:p>
          </table:table-cell>
          <table:table-cell office:value-type="float" office:value="1.325" calcext:value-type="float">
            <text:p>1.325</text:p>
          </table:table-cell>
          <table:table-cell table:style-name="ce306" office:value-type="float" office:value="0.0609922716181003" calcext:value-type="float">
            <text:p>0.0609922716181003</text:p>
          </table:table-cell>
          <table:table-cell table:style-name="ce306" office:value-type="float" office:value="0.235677749195243" calcext:value-type="float">
            <text:p>0.235677749195243</text:p>
          </table:table-cell>
          <table:table-cell table:style-name="ce306" office:value-type="float" office:value="3.01884089751447" calcext:value-type="float">
            <text:p>3.01884089751447</text:p>
          </table:table-cell>
          <table:table-cell table:number-columns-repeated="975"/>
          <table:table-cell table:style-name="ce248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rangdrung</text:p>
          </table:table-cell>
          <table:table-cell table:style-name="ce10" office:value-type="float" office:value="33.787596" calcext:value-type="float">
            <text:p>33.787596</text:p>
          </table:table-cell>
          <table:table-cell table:style-name="ce10" office:value-type="float" office:value="76.333945" calcext:value-type="float">
            <text:p>76.333945</text:p>
          </table:table-cell>
          <table:table-cell office:value-type="float" office:value="2577" calcext:value-type="float">
            <text:p>2577</text:p>
          </table:table-cell>
          <table:table-cell office:value-type="float" office:value="451.065190774353" calcext:value-type="float">
            <text:p>451.065190774353</text:p>
          </table:table-cell>
          <table:table-cell office:value-type="float" office:value="78" calcext:value-type="float">
            <text:p>78</text:p>
          </table:table-cell>
          <table:table-cell office:value-type="float" office:value="2217" calcext:value-type="float">
            <text:p>2217</text:p>
          </table:table-cell>
          <table:table-cell office:value-type="float" office:value="2501" calcext:value-type="float">
            <text:p>2501</text:p>
          </table:table-cell>
          <table:table-cell office:value-type="float" office:value="5829" calcext:value-type="float">
            <text:p>5829</text:p>
          </table:table-cell>
          <table:table-cell office:value-type="float" office:value="15.6835764245428" calcext:value-type="float">
            <text:p>15.6835764245428</text:p>
          </table:table-cell>
          <table:table-cell office:value-type="float" office:value="394.642909816211" calcext:value-type="float">
            <text:p>394.642909816211</text:p>
          </table:table-cell>
          <table:table-cell office:value-type="float" office:value="449.044363749763" calcext:value-type="float">
            <text:p>449.044363749763</text:p>
          </table:table-cell>
          <table:table-cell office:value-type="float" office:value="735.200469715753" calcext:value-type="float">
            <text:p>735.200469715753</text:p>
          </table:table-cell>
          <table:table-cell office:value-type="float" office:value="4.54966754298003" calcext:value-type="float">
            <text:p>4.54966754298003</text:p>
          </table:table-cell>
          <table:table-cell office:value-type="float" office:value="4.8029515695305" calcext:value-type="float">
            <text:p>4.8029515695305</text:p>
          </table:table-cell>
          <table:table-cell office:value-type="float" office:value="4.79701481812141" calcext:value-type="float">
            <text:p>4.79701481812141</text:p>
          </table:table-cell>
          <table:table-cell office:value-type="float" office:value="26.2181774585497" calcext:value-type="float">
            <text:p>26.2181774585497</text:p>
          </table:table-cell>
          <table:table-cell table:style-name="ce183" office:value-type="float" office:value="2.95189610857916" calcext:value-type="float">
            <text:p>2.95189610857916</text:p>
          </table:table-cell>
          <table:table-cell office:value-type="float" office:value="82.1715438950555" calcext:value-type="float">
            <text:p>82.1715438950555</text:p>
          </table:table-cell>
          <table:table-cell office:value-type="float" office:value="3.49" calcext:value-type="float">
            <text:p>3.49</text:p>
          </table:table-cell>
          <table:table-cell office:value-type="float" office:value="13.9" calcext:value-type="float">
            <text:p>13.9</text:p>
          </table:table-cell>
          <table:table-cell office:value-type="float" office:value="4600.61587301587" calcext:value-type="float">
            <text:p>4600.61587301587</text:p>
          </table:table-cell>
          <table:table-cell office:value-type="float" office:value="6523" calcext:value-type="float">
            <text:p>6523</text:p>
          </table:table-cell>
          <table:table-cell office:value-type="float" office:value="4079" calcext:value-type="float">
            <text:p>4079</text:p>
          </table:table-cell>
          <table:table-cell office:value-type="float" office:value="24.737" calcext:value-type="float">
            <text:p>24.737</text:p>
          </table:table-cell>
          <table:table-cell office:value-type="float" office:value="68.36" calcext:value-type="float">
            <text:p>68.36</text:p>
          </table:table-cell>
          <table:table-cell table:formula="of:=[.AA16]/[.Z16]" office:value-type="float" office:value="2.76347172252092" calcext:value-type="float">
            <text:p>2.76347172252092</text:p>
          </table:table-cell>
          <table:table-cell office:value-type="float" office:value="1.492" calcext:value-type="float">
            <text:p>1.492</text:p>
          </table:table-cell>
          <table:table-cell office:value-type="float" office:value="8.004" calcext:value-type="float">
            <text:p>8.004</text:p>
          </table:table-cell>
          <table:table-cell office:value-type="float" office:value="16.417" calcext:value-type="float">
            <text:p>16.417</text:p>
          </table:table-cell>
          <table:table-cell office:value-type="float" office:value="0.1642" calcext:value-type="float">
            <text:p>0.1642</text:p>
          </table:table-cell>
          <table:table-cell/>
          <table:table-cell table:style-name="ce306" office:value-type="float" office:value="45.218295925554" calcext:value-type="float">
            <text:p>45.218295925554</text:p>
          </table:table-cell>
          <table:table-cell table:formula="of:=1/[.AK16]" office:value-type="float" office:value="4.14592135983013" calcext:value-type="float">
            <text:p>4.14592135983013</text:p>
          </table:table-cell>
          <table:table-cell table:formula="of:=-[.AL16]/[.AK16]" office:value-type="float" office:value="1.98016944648232" calcext:value-type="float">
            <text:p>1.98016944648232</text:p>
          </table:table-cell>
          <table:table-cell table:style-name="ce306" office:value-type="float" office:value="0.241200908847189" calcext:value-type="float">
            <text:p>0.241200908847189</text:p>
          </table:table-cell>
          <table:table-cell table:style-name="ce306" office:value-type="float" office:value="-0.477618670162971" calcext:value-type="float">
            <text:p>-0.477618670162971</text:p>
          </table:table-cell>
          <table:table-cell table:style-name="ce306" office:value-type="float" office:value="0.0214899090585468" calcext:value-type="float">
            <text:p>0.0214899090585468</text:p>
          </table:table-cell>
          <table:table-cell table:style-name="ce306" office:value-type="float" office:value="0.697072526818494" calcext:value-type="float">
            <text:p>0.697072526818494</text:p>
          </table:table-cell>
          <table:table-cell table:style-name="ce306" office:value-type="float" office:value="5.96043772512728" calcext:value-type="float">
            <text:p>5.96043772512728</text:p>
          </table:table-cell>
          <table:table-cell table:style-name="ce306" office:value-type="float" office:value="4.19207220997286" calcext:value-type="float">
            <text:p>4.19207220997286</text:p>
          </table:table-cell>
          <table:table-cell table:style-name="ce306" office:value-type="float" office:value="24.1009979248047" calcext:value-type="float">
            <text:p>24.1009979248047</text:p>
          </table:table-cell>
          <table:table-cell office:value-type="float" office:value="1.492" calcext:value-type="float">
            <text:p>1.492</text:p>
          </table:table-cell>
          <table:table-cell table:style-name="ce306" office:value-type="float" office:value="0.220999687866112" calcext:value-type="float">
            <text:p>0.220999687866112</text:p>
          </table:table-cell>
          <table:table-cell table:style-name="ce306" office:value-type="float" office:value="0.404862796738176" calcext:value-type="float">
            <text:p>0.404862796738176</text:p>
          </table:table-cell>
          <table:table-cell table:style-name="ce306" office:value-type="float" office:value="2.35653026838045" calcext:value-type="float">
            <text:p>2.35653026838045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yramid</text:p>
          </table:table-cell>
          <table:table-cell table:style-name="ce10" office:value-type="float" office:value="27.99" calcext:value-type="float">
            <text:p>27.99</text:p>
          </table:table-cell>
          <table:table-cell table:style-name="ce10" office:value-type="float" office:value="86.83" calcext:value-type="float">
            <text:p>86.83</text:p>
          </table:table-cell>
          <table:table-cell office:value-type="float" office:value="4237" calcext:value-type="float">
            <text:p>4237</text:p>
          </table:table-cell>
          <table:table-cell office:value-type="float" office:value="648.593446325459" calcext:value-type="float">
            <text:p>648.593446325459</text:p>
          </table:table-cell>
          <table:table-cell office:value-type="float" office:value="425" calcext:value-type="float">
            <text:p>425</text:p>
          </table:table-cell>
          <table:table-cell office:value-type="float" office:value="2750" calcext:value-type="float">
            <text:p>2750</text:p>
          </table:table-cell>
          <table:table-cell office:value-type="float" office:value="4507" calcext:value-type="float">
            <text:p>4507</text:p>
          </table:table-cell>
          <table:table-cell office:value-type="float" office:value="8243" calcext:value-type="float">
            <text:p>8243</text:p>
          </table:table-cell>
          <table:table-cell office:value-type="float" office:value="92.3091806030542" calcext:value-type="float">
            <text:p>92.3091806030542</text:p>
          </table:table-cell>
          <table:table-cell office:value-type="float" office:value="443.965531968662" calcext:value-type="float">
            <text:p>443.965531968662</text:p>
          </table:table-cell>
          <table:table-cell office:value-type="float" office:value="670.075283079292" calcext:value-type="float">
            <text:p>670.075283079292</text:p>
          </table:table-cell>
          <table:table-cell office:value-type="float" office:value="1199.13873580035" calcext:value-type="float">
            <text:p>1199.13873580035</text:p>
          </table:table-cell>
          <table:table-cell office:value-type="float" office:value="24.8373743747203" calcext:value-type="float">
            <text:p>24.8373743747203</text:p>
          </table:table-cell>
          <table:table-cell office:value-type="float" office:value="23.633341237229" calcext:value-type="float">
            <text:p>23.633341237229</text:p>
          </table:table-cell>
          <table:table-cell office:value-type="float" office:value="21.8687979701222" calcext:value-type="float">
            <text:p>21.8687979701222</text:p>
          </table:table-cell>
          <table:table-cell office:value-type="float" office:value="25.7715961888476" calcext:value-type="float">
            <text:p>25.7715961888476</text:p>
          </table:table-cell>
          <table:table-cell table:style-name="ce183" office:value-type="float" office:value="13.6165300970373" calcext:value-type="float">
            <text:p>13.6165300970373</text:p>
          </table:table-cell>
          <table:table-cell office:value-type="float" office:value="148.428661483505" calcext:value-type="float">
            <text:p>148.428661483505</text:p>
          </table:table-cell>
          <table:table-cell office:value-type="float" office:value="303" calcext:value-type="float">
            <text:p>303</text:p>
          </table:table-cell>
          <table:table-cell office:value-type="float" office:value="23.56" calcext:value-type="float">
            <text:p>23.56</text:p>
          </table:table-cell>
          <table:table-cell office:value-type="float" office:value="5410.54285714286" calcext:value-type="float">
            <text:p>5410.54285714286</text:p>
          </table:table-cell>
          <table:table-cell table:style-name="ce222" office:value-type="float" office:value="7981" calcext:value-type="float">
            <text:p>7981</text:p>
          </table:table-cell>
          <table:table-cell table:style-name="ce236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formula="of:=[.AA17]/[.Z17]" office:value-type="float" office:value="1.42079154534671" calcext:value-type="float">
            <text:p>1.42079154534671</text:p>
          </table:table-cell>
          <table:table-cell table:style-name="ce173" office:value-type="float" office:value="0.872" calcext:value-type="float">
            <text:p>0.872</text:p>
          </table:table-cell>
          <table:table-cell table:style-name="ce173" office:value-type="float" office:value="5.545" calcext:value-type="float">
            <text:p>5.545</text:p>
          </table:table-cell>
          <table:table-cell table:style-name="ce173" office:value-type="float" office:value="11.841" calcext:value-type="float">
            <text:p>11.841</text:p>
          </table:table-cell>
          <table:table-cell table:style-name="ce173" office:value-type="float" office:value="1.292" calcext:value-type="float">
            <text:p>1.292</text:p>
          </table:table-cell>
          <table:table-cell office:value-type="float" office:value="2.78" calcext:value-type="float">
            <text:p>2.78</text:p>
          </table:table-cell>
          <table:table-cell table:style-name="ce306" office:value-type="float" office:value="31.896613263351" calcext:value-type="float">
            <text:p>31.896613263351</text:p>
          </table:table-cell>
          <table:table-cell table:formula="of:=1/[.AK17]" office:value-type="float" office:value="2.16770983847911" calcext:value-type="float">
            <text:p>2.16770983847911</text:p>
          </table:table-cell>
          <table:table-cell table:formula="of:=-[.AL17]/[.AK17]" office:value-type="float" office:value="1.32122456200851" calcext:value-type="float">
            <text:p>1.32122456200851</text:p>
          </table:table-cell>
          <table:table-cell table:style-name="ce306" office:value-type="float" office:value="0.46131635436116" calcext:value-type="float">
            <text:p>0.46131635436116</text:p>
          </table:table-cell>
          <table:table-cell table:style-name="ce306" office:value-type="float" office:value="-0.609502498238185" calcext:value-type="float">
            <text:p>-0.609502498238185</text:p>
          </table:table-cell>
          <table:table-cell table:style-name="ce306" office:value-type="float" office:value="2.45241702604503" calcext:value-type="float">
            <text:p>2.45241702604503</text:p>
          </table:table-cell>
          <table:table-cell table:style-name="ce306" office:value-type="float" office:value="0.835005870188973" calcext:value-type="float">
            <text:p>0.835005870188973</text:p>
          </table:table-cell>
          <table:table-cell table:style-name="ce306" office:value-type="float" office:value="3.28098999518522" calcext:value-type="float">
            <text:p>3.28098999518522</text:p>
          </table:table-cell>
          <table:table-cell table:style-name="ce306" office:value-type="float" office:value="-3.2244579119574" calcext:value-type="float">
            <text:p>-3.2244579119574</text:p>
          </table:table-cell>
          <table:table-cell table:style-name="ce306" office:value-type="float" office:value="16.149658203125" calcext:value-type="float">
            <text:p>16.149658203125</text:p>
          </table:table-cell>
          <table:table-cell table:style-name="ce173" office:value-type="float" office:value="0.872" calcext:value-type="float">
            <text:p>0.872</text:p>
          </table:table-cell>
          <table:table-cell table:style-name="ce306" office:value-type="float" office:value="0.431714292722567" calcext:value-type="float">
            <text:p>0.431714292722567</text:p>
          </table:table-cell>
          <table:table-cell table:style-name="ce306" office:value-type="float" office:value="0.606561510004038" calcext:value-type="float">
            <text:p>0.606561510004038</text:p>
          </table:table-cell>
          <table:table-cell table:style-name="ce306" office:value-type="float" office:value="1.50845399150389" calcext:value-type="float">
            <text:p>1.50845399150389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eriche</text:p>
          </table:table-cell>
          <table:table-cell office:value-type="float" office:value="27.89" calcext:value-type="float">
            <text:p>27.89</text:p>
          </table:table-cell>
          <table:table-cell office:value-type="float" office:value="86.82" calcext:value-type="float">
            <text:p>86.82</text:p>
          </table:table-cell>
          <table:table-cell office:value-type="float" office:value="5489" calcext:value-type="float">
            <text:p>5489</text:p>
          </table:table-cell>
          <table:table-cell office:value-type="float" office:value="702.067687451891" calcext:value-type="float">
            <text:p>702.067687451891</text:p>
          </table:table-cell>
          <table:table-cell table:style-name="ce48" office:value-type="float" office:value="197" calcext:value-type="float">
            <text:p>197</text:p>
          </table:table-cell>
          <table:table-cell table:style-name="ce57" office:value-type="float" office:value="3027" calcext:value-type="float">
            <text:p>3027</text:p>
          </table:table-cell>
          <table:table-cell table:style-name="ce66" office:value-type="float" office:value="5489" calcext:value-type="float">
            <text:p>5489</text:p>
          </table:table-cell>
          <table:table-cell table:style-name="ce73" office:value-type="float" office:value="8434" calcext:value-type="float">
            <text:p>8434</text:p>
          </table:table-cell>
          <table:table-cell table:style-name="ce133" office:value-type="float" office:value="44.7169524500926" calcext:value-type="float">
            <text:p>44.7169524500926</text:p>
          </table:table-cell>
          <table:table-cell table:style-name="ce139" office:value-type="float" office:value="475.29808474104" calcext:value-type="float">
            <text:p>475.29808474104</text:p>
          </table:table-cell>
          <table:table-cell table:style-name="ce146" office:value-type="float" office:value="702.067687451891" calcext:value-type="float">
            <text:p>702.067687451891</text:p>
          </table:table-cell>
          <table:table-cell table:style-name="ce152" office:value-type="float" office:value="1451.23096144021" calcext:value-type="float">
            <text:p>1451.23096144021</text:p>
          </table:table-cell>
          <table:table-cell table:style-name="ce159" office:value-type="float" office:value="13.5112104415894" calcext:value-type="float">
            <text:p>13.5112104415894</text:p>
          </table:table-cell>
          <table:table-cell table:style-name="ce165" office:value-type="float" office:value="14.7786623636882" calcext:value-type="float">
            <text:p>14.7786623636882</text:p>
          </table:table-cell>
          <table:table-cell table:style-name="ce171" office:value-type="float" office:value="16.0942279270717" calcext:value-type="float">
            <text:p>16.0942279270717</text:p>
          </table:table-cell>
          <table:table-cell table:style-name="ce179" office:value-type="float" office:value="27.232516141098" calcext:value-type="float">
            <text:p>27.232516141098</text:p>
          </table:table-cell>
          <table:table-cell table:style-name="ce186" office:value-type="float" office:value="6.87319998119188" calcext:value-type="float">
            <text:p>6.87319998119188</text:p>
          </table:table-cell>
          <table:table-cell table:style-name="ce193" office:value-type="float" office:value="180" calcext:value-type="float">
            <text:p>180</text:p>
          </table:table-cell>
          <table:table-cell table:style-name="ce193" table:number-columns-repeated="2"/>
          <table:table-cell table:style-name="ce193" office:value-type="float" office:value="4251.62738853503" calcext:value-type="float">
            <text:p>4251.62738853503</text:p>
          </table:table-cell>
          <table:table-cell table:style-name="ce223" office:value-type="float" office:value="7981" calcext:value-type="float">
            <text:p>7981</text:p>
          </table:table-cell>
          <table:table-cell table:style-name="ce237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formula="of:=[.AA18]/[.Z18]" office:value-type="float" office:value="1.42079154534671" calcext:value-type="float">
            <text:p>1.42079154534671</text:p>
          </table:table-cell>
          <table:table-cell/>
          <table:table-cell office:value-type="float" office:value="6.399" calcext:value-type="float">
            <text:p>6.399</text:p>
          </table:table-cell>
          <table:table-cell office:value-type="float" office:value="23.588" calcext:value-type="float">
            <text:p>23.588</text:p>
          </table:table-cell>
          <table:table-cell/>
          <table:table-cell table:style-name="ce42"/>
          <table:table-cell table:style-name="ce306" office:value-type="float" office:value="29.4949754321969" calcext:value-type="float">
            <text:p>29.4949754321969</text:p>
          </table:table-cell>
          <table:table-cell table:formula="of:=1/[.AK18]" office:value-type="float" office:value="1.13983504979541" calcext:value-type="float">
            <text:p>1.13983504979541</text:p>
          </table:table-cell>
          <table:table-cell table:formula="of:=-[.AL18]/[.AK18]" office:value-type="float" office:value="0.986859863705599" calcext:value-type="float">
            <text:p>0.986859863705599</text:p>
          </table:table-cell>
          <table:table-cell table:style-name="ce306" office:value-type="float" office:value="0.877319924650058" calcext:value-type="float">
            <text:p>0.877319924650058</text:p>
          </table:table-cell>
          <table:table-cell table:style-name="ce306" office:value-type="float" office:value="-0.865791821266363" calcext:value-type="float">
            <text:p>-0.865791821266363</text:p>
          </table:table-cell>
          <table:table-cell table:style-name="ce306" office:value-type="float" office:value="4.78768840454975" calcext:value-type="float">
            <text:p>4.78768840454975</text:p>
          </table:table-cell>
          <table:table-cell table:style-name="ce306" office:value-type="float" office:value="0.801746152462631" calcext:value-type="float">
            <text:p>0.801746152462631</text:p>
          </table:table-cell>
          <table:table-cell table:style-name="ce306" office:value-type="float" office:value="7.65705925148372" calcext:value-type="float">
            <text:p>7.65705925148372</text:p>
          </table:table-cell>
          <table:table-cell table:style-name="ce306" office:value-type="float" office:value="3.03802695411501" calcext:value-type="float">
            <text:p>3.03802695411501</text:p>
          </table:table-cell>
          <table:table-cell table:style-name="ce306" office:value-type="float" office:value="15.713134765625" calcext:value-type="float">
            <text:p>15.713134765625</text:p>
          </table:table-cell>
          <table:table-cell office:value-type="float" office:value="0.755" calcext:value-type="float">
            <text:p>0.755</text:p>
          </table:table-cell>
          <table:table-cell table:style-name="ce306" office:value-type="float" office:value="0.834905500638368" calcext:value-type="float">
            <text:p>0.834905500638368</text:p>
          </table:table-cell>
          <table:table-cell table:style-name="ce306" office:value-type="float" office:value="0.998263628605612" calcext:value-type="float">
            <text:p>0.998263628605612</text:p>
          </table:table-cell>
          <table:table-cell table:style-name="ce306" office:value-type="float" office:value="1.12202082046429" calcext:value-type="float">
            <text:p>1.12202082046429</text:p>
          </table:table-cell>
          <table:table-cell table:number-columns-repeated="975"/>
          <table:table-cell table:style-name="ce248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shop</text:p>
          </table:table-cell>
          <table:table-cell table:style-name="ce10" office:value-type="float" office:value="27.9735" calcext:value-type="float">
            <text:p>27.9735</text:p>
          </table:table-cell>
          <table:table-cell table:style-name="ce10" office:value-type="float" office:value="86.9308" calcext:value-type="float">
            <text:p>86.9308</text:p>
          </table:table-cell>
          <table:table-cell office:value-type="float" office:value="2577" calcext:value-type="float">
            <text:p>2577</text:p>
          </table:table-cell>
          <table:table-cell office:value-type="float" office:value="451.065190774353" calcext:value-type="float">
            <text:p>451.065190774353</text:p>
          </table:table-cell>
          <table:table-cell office:value-type="float" office:value="358" calcext:value-type="float">
            <text:p>358</text:p>
          </table:table-cell>
          <table:table-cell office:value-type="float" office:value="3724" calcext:value-type="float">
            <text:p>3724</text:p>
          </table:table-cell>
          <table:table-cell office:value-type="float" office:value="4467" calcext:value-type="float">
            <text:p>4467</text:p>
          </table:table-cell>
          <table:table-cell office:value-type="float" office:value="8298" calcext:value-type="float">
            <text:p>8298</text:p>
          </table:table-cell>
          <table:table-cell office:value-type="float" office:value="84.2079905534857" calcext:value-type="float">
            <text:p>84.2079905534857</text:p>
          </table:table-cell>
          <table:table-cell office:value-type="float" office:value="837.793014018787" calcext:value-type="float">
            <text:p>837.793014018787</text:p>
          </table:table-cell>
          <table:table-cell office:value-type="float" office:value="712.310862502179" calcext:value-type="float">
            <text:p>712.310862502179</text:p>
          </table:table-cell>
          <table:table-cell office:value-type="float" office:value="1276.38276566863" calcext:value-type="float">
            <text:p>1276.38276566863</text:p>
          </table:table-cell>
          <table:table-cell office:value-type="float" office:value="10.0766663982147" calcext:value-type="float">
            <text:p>10.0766663982147</text:p>
          </table:table-cell>
          <table:table-cell office:value-type="float" office:value="20.6502323150635" calcext:value-type="float">
            <text:p>20.6502323150635</text:p>
          </table:table-cell>
          <table:table-cell office:value-type="float" office:value="29.6174575902272" calcext:value-type="float">
            <text:p>29.6174575902272</text:p>
          </table:table-cell>
          <table:table-cell office:value-type="float" office:value="37.770628760476" calcext:value-type="float">
            <text:p>37.770628760476</text:p>
          </table:table-cell>
          <table:table-cell table:style-name="ce183" office:value-type="float" office:value="16.9096988677979" calcext:value-type="float">
            <text:p>16.9096988677979</text:p>
          </table:table-cell>
          <table:table-cell office:value-type="float" office:value="204.289115646259" calcext:value-type="float">
            <text:p>204.289115646259</text:p>
          </table:table-cell>
          <table:table-cell table:style-name="ce197" office:value-type="float" office:value="303" calcext:value-type="float">
            <text:p>303</text:p>
          </table:table-cell>
          <table:table-cell table:style-name="ce208" office:value-type="float" office:value="23.56" calcext:value-type="float">
            <text:p>23.56</text:p>
          </table:table-cell>
          <table:table-cell office:value-type="float" office:value="7857.02222222222" calcext:value-type="float">
            <text:p>7857.02222222222</text:p>
          </table:table-cell>
          <table:table-cell table:style-name="ce224" office:value-type="float" office:value="7981" calcext:value-type="float">
            <text:p>7981</text:p>
          </table:table-cell>
          <table:table-cell table:style-name="ce238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formula="of:=[.AA19]/[.Z19]" office:value-type="float" office:value="1.42079154534671" calcext:value-type="float">
            <text:p>1.42079154534671</text:p>
          </table:table-cell>
          <table:table-cell/>
          <table:table-cell table:number-columns-repeated="2" office:value-type="float" office:value="0.087" calcext:value-type="float">
            <text:p>0.087</text:p>
          </table:table-cell>
          <table:table-cell table:number-columns-repeated="2"/>
          <table:table-cell table:style-name="ce306" office:value-type="float" office:value="33.3273693058972" calcext:value-type="float">
            <text:p>33.3273693058972</text:p>
          </table:table-cell>
          <table:table-cell table:formula="of:=1/[.AK19]" office:value-type="float" office:value="5.4939667790919" calcext:value-type="float">
            <text:p>5.4939667790919</text:p>
          </table:table-cell>
          <table:table-cell table:formula="of:=-[.AL19]/[.AK19]" office:value-type="float" office:value="0.85462188011699" calcext:value-type="float">
            <text:p>0.85462188011699</text:p>
          </table:table-cell>
          <table:table-cell table:style-name="ce306" office:value-type="float" office:value="0.182017846159108" calcext:value-type="float">
            <text:p>0.182017846159108</text:p>
          </table:table-cell>
          <table:table-cell table:style-name="ce306" office:value-type="float" office:value="-0.155556433899342" calcext:value-type="float">
            <text:p>-0.155556433899342</text:p>
          </table:table-cell>
          <table:table-cell table:style-name="ce306" office:value-type="float" office:value="0.914878469469035" calcext:value-type="float">
            <text:p>0.914878469469035</text:p>
          </table:table-cell>
          <table:table-cell table:style-name="ce306" office:value-type="float" office:value="0.687891059678262" calcext:value-type="float">
            <text:p>0.687891059678262</text:p>
          </table:table-cell>
          <table:table-cell table:style-name="ce306" office:value-type="float" office:value="-16.9431123155539" calcext:value-type="float">
            <text:p>-16.9431123155539</text:p>
          </table:table-cell>
          <table:table-cell table:style-name="ce306" office:value-type="float" office:value="2.31531770077407" calcext:value-type="float">
            <text:p>2.31531770077407</text:p>
          </table:table-cell>
          <table:table-cell table:style-name="ce306" office:value-type="float" office:value="24.1009979248047" calcext:value-type="float">
            <text:p>24.1009979248047</text:p>
          </table:table-cell>
          <table:table-cell/>
          <table:table-cell table:style-name="ce306" office:value-type="float" office:value="0.17518712417866" calcext:value-type="float">
            <text:p>0.17518712417866</text:p>
          </table:table-cell>
          <table:table-cell table:style-name="ce306" office:value-type="float" office:value="0.184107959685927" calcext:value-type="float">
            <text:p>0.184107959685927</text:p>
          </table:table-cell>
          <table:table-cell table:style-name="ce306" office:value-type="float" office:value="1.08309461209739" calcext:value-type="float">
            <text:p>1.08309461209739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isssee</text:p>
          </table:table-cell>
          <table:table-cell table:style-name="ce10" office:value-type="float" office:value="46.872909" calcext:value-type="float">
            <text:p>46.872909</text:p>
          </table:table-cell>
          <table:table-cell table:style-name="ce10" office:value-type="float" office:value="10.714437" calcext:value-type="float">
            <text:p>10.714437</text:p>
          </table:table-cell>
          <table:table-cell office:value-type="float" office:value="2158" calcext:value-type="float">
            <text:p>2158</text:p>
          </table:table-cell>
          <table:table-cell office:value-type="float" office:value="366.382326486607" calcext:value-type="float">
            <text:p>366.382326486607</text:p>
          </table:table-cell>
          <table:table-cell office:value-type="float" office:value="335" calcext:value-type="float">
            <text:p>335</text:p>
          </table:table-cell>
          <table:table-cell office:value-type="float" office:value="1775" calcext:value-type="float">
            <text:p>1775</text:p>
          </table:table-cell>
          <table:table-cell office:value-type="float" office:value="2158" calcext:value-type="float">
            <text:p>2158</text:p>
          </table:table-cell>
          <table:table-cell office:value-type="float" office:value="3636" calcext:value-type="float">
            <text:p>3636</text:p>
          </table:table-cell>
          <table:table-cell office:value-type="float" office:value="70.588601044498" calcext:value-type="float">
            <text:p>70.588601044498</text:p>
          </table:table-cell>
          <table:table-cell office:value-type="float" office:value="357.004286247204" calcext:value-type="float">
            <text:p>357.004286247204</text:p>
          </table:table-cell>
          <table:table-cell office:value-type="float" office:value="366.382326486607" calcext:value-type="float">
            <text:p>366.382326486607</text:p>
          </table:table-cell>
          <table:table-cell office:value-type="float" office:value="650.539847500762" calcext:value-type="float">
            <text:p>650.539847500762</text:p>
          </table:table-cell>
          <table:table-cell office:value-type="float" office:value="10.4514961242676" calcext:value-type="float">
            <text:p>10.4514961242676</text:p>
          </table:table-cell>
          <table:table-cell office:value-type="float" office:value="12.5368288358053" calcext:value-type="float">
            <text:p>12.5368288358053</text:p>
          </table:table-cell>
          <table:table-cell office:value-type="float" office:value="17.9026482105255" calcext:value-type="float">
            <text:p>17.9026482105255</text:p>
          </table:table-cell>
          <table:table-cell office:value-type="float" office:value="24.2801761165977" calcext:value-type="float">
            <text:p>24.2801761165977</text:p>
          </table:table-cell>
          <table:table-cell table:style-name="ce183" office:value-type="float" office:value="10.8988227541788" calcext:value-type="float">
            <text:p>10.8988227541788</text:p>
          </table:table-cell>
          <table:table-cell office:value-type="float" office:value="110.603832211289" calcext:value-type="float">
            <text:p>110.603832211289</text:p>
          </table:table-cell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office:value-type="float" office:value="2456.74121405751" calcext:value-type="float">
            <text:p>2456.74121405751</text:p>
          </table:table-cell>
          <table:table-cell office:value-type="float" office:value="3487" calcext:value-type="float">
            <text:p>3487</text:p>
          </table:table-cell>
          <table:table-cell office:value-type="float" office:value="2617" calcext:value-type="float">
            <text:p>2617</text:p>
          </table:table-cell>
          <table:table-cell office:value-type="float" office:value="2.538" calcext:value-type="float">
            <text:p>2.538</text:p>
          </table:table-cell>
          <table:table-cell office:value-type="float" office:value="2.52" calcext:value-type="float">
            <text:p>2.52</text:p>
          </table:table-cell>
          <table:table-cell table:formula="of:=[.AA20]/[.Z20]" office:value-type="float" office:value="0.99290780141844" calcext:value-type="float">
            <text:p>0.99290780141844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2.275" calcext:value-type="float">
            <text:p>2.275</text:p>
          </table:table-cell>
          <table:table-cell table:number-columns-repeated="2"/>
          <table:table-cell table:style-name="ce306" office:value-type="float" office:value="26.6579095499902" calcext:value-type="float">
            <text:p>26.6579095499902</text:p>
          </table:table-cell>
          <table:table-cell table:formula="of:=1/[.AK20]" office:value-type="float" office:value="7.12993406836558" calcext:value-type="float">
            <text:p>7.12993406836558</text:p>
          </table:table-cell>
          <table:table-cell table:formula="of:=-[.AL20]/[.AK20]" office:value-type="float" office:value="2.29277566312475" calcext:value-type="float">
            <text:p>2.29277566312475</text:p>
          </table:table-cell>
          <table:table-cell table:style-name="ce306" office:value-type="float" office:value="0.140253751354707" calcext:value-type="float">
            <text:p>0.140253751354707</text:p>
          </table:table-cell>
          <table:table-cell table:style-name="ce306" office:value-type="float" office:value="-0.321570387768022" calcext:value-type="float">
            <text:p>-0.321570387768022</text:p>
          </table:table-cell>
          <table:table-cell table:style-name="ce306" office:value-type="float" office:value="6.97429867994114" calcext:value-type="float">
            <text:p>6.97429867994114</text:p>
          </table:table-cell>
          <table:table-cell table:style-name="ce306" office:value-type="float" office:value="0.729130253312891" calcext:value-type="float">
            <text:p>0.729130253312891</text:p>
          </table:table-cell>
          <table:table-cell table:style-name="ce306" office:value-type="float" office:value="9.14072696374623" calcext:value-type="float">
            <text:p>9.14072696374623</text:p>
          </table:table-cell>
          <table:table-cell table:style-name="ce306" office:value-type="float" office:value="1.91313418360341" calcext:value-type="float">
            <text:p>1.91313418360341</text:p>
          </table:table-cell>
          <table:table-cell table:style-name="ce306" office:value-type="float" office:value="20.029052734375" calcext:value-type="float">
            <text:p>20.029052734375</text:p>
          </table:table-cell>
          <table:table-cell office:value-type="float" office:value="0.874" calcext:value-type="float">
            <text:p>0.874</text:p>
          </table:table-cell>
          <table:table-cell table:style-name="ce306" office:value-type="float" office:value="0.126632446415042" calcext:value-type="float">
            <text:p>0.126632446415042</text:p>
          </table:table-cell>
          <table:table-cell table:style-name="ce306" office:value-type="float" office:value="0.261125519304439" calcext:value-type="float">
            <text:p>0.261125519304439</text:p>
          </table:table-cell>
          <table:table-cell table:style-name="ce306" office:value-type="float" office:value="1.51223078753429" calcext:value-type="float">
            <text:p>1.51223078753429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f</text:p>
          </table:table-cell>
          <table:table-cell table:style-name="ce10" office:value-type="float" office:value="46.79867" calcext:value-type="float">
            <text:p>46.79867</text:p>
          </table:table-cell>
          <table:table-cell table:style-name="ce10" office:value-type="float" office:value="10.76042" calcext:value-type="float">
            <text:p>10.76042</text:p>
          </table:table-cell>
          <table:table-cell office:value-type="float" office:value="2316" calcext:value-type="float">
            <text:p>2316</text:p>
          </table:table-cell>
          <table:table-cell office:value-type="float" office:value="393.822636117259" calcext:value-type="float">
            <text:p>393.822636117259</text:p>
          </table:table-cell>
          <table:table-cell office:value-type="float" office:value="350" calcext:value-type="float">
            <text:p>350</text:p>
          </table:table-cell>
          <table:table-cell office:value-type="float" office:value="1760" calcext:value-type="float">
            <text:p>1760</text:p>
          </table:table-cell>
          <table:table-cell office:value-type="float" office:value="2238" calcext:value-type="float">
            <text:p>2238</text:p>
          </table:table-cell>
          <table:table-cell office:value-type="float" office:value="3670" calcext:value-type="float">
            <text:p>3670</text:p>
          </table:table-cell>
          <table:table-cell office:value-type="float" office:value="78.7386645340327" calcext:value-type="float">
            <text:p>78.7386645340327</text:p>
          </table:table-cell>
          <table:table-cell office:value-type="float" office:value="305.870446470781" calcext:value-type="float">
            <text:p>305.870446470781</text:p>
          </table:table-cell>
          <table:table-cell office:value-type="float" office:value="385.55139354502" calcext:value-type="float">
            <text:p>385.55139354502</text:p>
          </table:table-cell>
          <table:table-cell office:value-type="float" office:value="685.492985156467" calcext:value-type="float">
            <text:p>685.492985156467</text:p>
          </table:table-cell>
          <table:table-cell office:value-type="float" office:value="20.5546500971745" calcext:value-type="float">
            <text:p>20.5546500971745</text:p>
          </table:table-cell>
          <table:table-cell office:value-type="float" office:value="23.1558516593265" calcext:value-type="float">
            <text:p>23.1558516593265</text:p>
          </table:table-cell>
          <table:table-cell office:value-type="float" office:value="21.8778324604034" calcext:value-type="float">
            <text:p>21.8778324604034</text:p>
          </table:table-cell>
          <table:table-cell office:value-type="float" office:value="21.2554886896081" calcext:value-type="float">
            <text:p>21.2554886896081</text:p>
          </table:table-cell>
          <table:table-cell table:style-name="ce183" office:value-type="float" office:value="11.3412541523623" calcext:value-type="float">
            <text:p>11.3412541523623</text:p>
          </table:table-cell>
          <table:table-cell office:value-type="float" office:value="102.547604967475" calcext:value-type="float">
            <text:p>102.547604967475</text:p>
          </table:table-cell>
          <table:table-cell office:value-type="float" office:value="77" calcext:value-type="float">
            <text:p>77</text:p>
          </table:table-cell>
          <table:table-cell office:value-type="float" office:value="18.1" calcext:value-type="float">
            <text:p>18.1</text:p>
          </table:table-cell>
          <table:table-cell office:value-type="float" office:value="3026.50476190476" calcext:value-type="float">
            <text:p>3026.50476190476</text:p>
          </table:table-cell>
          <table:table-cell office:value-type="float" office:value="3694" calcext:value-type="float">
            <text:p>3694</text:p>
          </table:table-cell>
          <table:table-cell office:value-type="float" office:value="2413" calcext:value-type="float">
            <text:p>2413</text:p>
          </table:table-cell>
          <table:table-cell office:value-type="float" office:value="8.548" calcext:value-type="float">
            <text:p>8.548</text:p>
          </table:table-cell>
          <table:table-cell office:value-type="float" office:value="8.036" calcext:value-type="float">
            <text:p>8.036</text:p>
          </table:table-cell>
          <table:table-cell table:formula="of:=[.AA21]/[.Z21]" office:value-type="float" office:value="0.940102948058025" calcext:value-type="float">
            <text:p>0.940102948058025</text:p>
          </table:table-cell>
          <table:table-cell office:value-type="float" office:value="0.92" calcext:value-type="float">
            <text:p>0.92</text:p>
          </table:table-cell>
          <table:table-cell office:value-type="float" office:value="4.255" calcext:value-type="float">
            <text:p>4.255</text:p>
          </table:table-cell>
          <table:table-cell office:value-type="float" office:value="4.228" calcext:value-type="float">
            <text:p>4.228</text:p>
          </table:table-cell>
          <table:table-cell office:value-type="float" office:value="0.703" calcext:value-type="float">
            <text:p>0.703</text:p>
          </table:table-cell>
          <table:table-cell/>
          <table:table-cell table:style-name="ce306" office:value-type="float" office:value="27.0777522128294" calcext:value-type="float">
            <text:p>27.0777522128294</text:p>
          </table:table-cell>
          <table:table-cell table:formula="of:=1/[.AK21]" office:value-type="float" office:value="16.3732938866635" calcext:value-type="float">
            <text:p>16.3732938866635</text:p>
          </table:table-cell>
          <table:table-cell table:formula="of:=-[.AL21]/[.AK21]" office:value-type="float" office:value="-1.73612937416731" calcext:value-type="float">
            <text:p>-1.73612937416731</text:p>
          </table:table-cell>
          <table:table-cell table:style-name="ce306" office:value-type="float" office:value="0.0610750657089549" calcext:value-type="float">
            <text:p>0.0610750657089549</text:p>
          </table:table-cell>
          <table:table-cell table:style-name="ce306" office:value-type="float" office:value="0.106034215606515" calcext:value-type="float">
            <text:p>0.106034215606515</text:p>
          </table:table-cell>
          <table:table-cell table:style-name="ce306" office:value-type="float" office:value="4.1891890243649" calcext:value-type="float">
            <text:p>4.1891890243649</text:p>
          </table:table-cell>
          <table:table-cell table:style-name="ce306" office:value-type="float" office:value="0.786871798718426" calcext:value-type="float">
            <text:p>0.786871798718426</text:p>
          </table:table-cell>
          <table:table-cell table:style-name="ce306" office:value-type="float" office:value="5.59842785777255" calcext:value-type="float">
            <text:p>5.59842785777255</text:p>
          </table:table-cell>
          <table:table-cell table:style-name="ce306" office:value-type="float" office:value="4.02381125518334" calcext:value-type="float">
            <text:p>4.02381125518334</text:p>
          </table:table-cell>
          <table:table-cell table:style-name="ce306" office:value-type="float" office:value="20.220458984375" calcext:value-type="float">
            <text:p>20.220458984375</text:p>
          </table:table-cell>
          <table:table-cell office:value-type="float" office:value="0.92" calcext:value-type="float">
            <text:p>0.92</text:p>
          </table:table-cell>
          <table:table-cell table:style-name="ce306" office:value-type="float" office:value="0.0650558198966634" calcext:value-type="float">
            <text:p>0.0650558198966634</text:p>
          </table:table-cell>
          <table:table-cell table:style-name="ce306" office:value-type="float" office:value="0.174398420653273" calcext:value-type="float">
            <text:p>0.174398420653273</text:p>
          </table:table-cell>
          <table:table-cell table:style-name="ce306" office:value-type="float" office:value="-1.034969615031" calcext:value-type="float">
            <text:p>-1.034969615031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tmoos</text:p>
          </table:table-cell>
          <table:table-cell table:style-name="ce10" office:value-type="float" office:value="46.8435" calcext:value-type="float">
            <text:p>46.8435</text:p>
          </table:table-cell>
          <table:table-cell table:style-name="ce10" office:value-type="float" office:value="11.0236" calcext:value-type="float">
            <text:p>11.0236</text:p>
          </table:table-cell>
          <table:table-cell office:value-type="float" office:value="2064" calcext:value-type="float">
            <text:p>2064</text:p>
          </table:table-cell>
          <table:table-cell office:value-type="float" office:value="416.772589679577" calcext:value-type="float">
            <text:p>416.772589679577</text:p>
          </table:table-cell>
          <table:table-cell office:value-type="float" office:value="476" calcext:value-type="float">
            <text:p>476</text:p>
          </table:table-cell>
          <table:table-cell office:value-type="float" office:value="1639" calcext:value-type="float">
            <text:p>1639</text:p>
          </table:table-cell>
          <table:table-cell office:value-type="float" office:value="2064" calcext:value-type="float">
            <text:p>2064</text:p>
          </table:table-cell>
          <table:table-cell office:value-type="float" office:value="3692" calcext:value-type="float">
            <text:p>3692</text:p>
          </table:table-cell>
          <table:table-cell office:value-type="float" office:value="98.3057195112095" calcext:value-type="float">
            <text:p>98.3057195112095</text:p>
          </table:table-cell>
          <table:table-cell office:value-type="float" office:value="331.474437817723" calcext:value-type="float">
            <text:p>331.474437817723</text:p>
          </table:table-cell>
          <table:table-cell office:value-type="float" office:value="416.772589679577" calcext:value-type="float">
            <text:p>416.772589679577</text:p>
          </table:table-cell>
          <table:table-cell office:value-type="float" office:value="718.720786641987" calcext:value-type="float">
            <text:p>718.720786641987</text:p>
          </table:table-cell>
          <table:table-cell office:value-type="float" office:value="6.74856598222319" calcext:value-type="float">
            <text:p>6.74856598222319</text:p>
          </table:table-cell>
          <table:table-cell office:value-type="float" office:value="19.1524635633061" calcext:value-type="float">
            <text:p>19.1524635633061</text:p>
          </table:table-cell>
          <table:table-cell office:value-type="float" office:value="28.2966960134616" calcext:value-type="float">
            <text:p>28.2966960134616</text:p>
          </table:table-cell>
          <table:table-cell office:value-type="float" office:value="27.2503053713704" calcext:value-type="float">
            <text:p>27.2503053713704</text:p>
          </table:table-cell>
          <table:table-cell table:style-name="ce183" office:value-type="float" office:value="9.25261412677423" calcext:value-type="float">
            <text:p>9.25261412677423</text:p>
          </table:table-cell>
          <table:table-cell office:value-type="float" office:value="200.294520547945" calcext:value-type="float">
            <text:p>200.294520547945</text:p>
          </table:table-cell>
          <table:table-cell office:value-type="float" office:value="7.5" calcext:value-type="float">
            <text:p>7.5</text:p>
          </table:table-cell>
          <table:table-cell office:value-type="float" office:value="25.1" calcext:value-type="float">
            <text:p>25.1</text:p>
          </table:table-cell>
          <table:table-cell office:value-type="float" office:value="2260.72151898734" calcext:value-type="float">
            <text:p>2260.72151898734</text:p>
          </table:table-cell>
          <table:table-cell office:value-type="float" office:value="3421" calcext:value-type="float">
            <text:p>3421</text:p>
          </table:table-cell>
          <table:table-cell office:value-type="float" office:value="2463" calcext:value-type="float">
            <text:p>2463</text:p>
          </table:table-cell>
          <table:table-cell office:value-type="float" office:value="2855" calcext:value-type="float">
            <text:p>2855</text:p>
          </table:table-cell>
          <table:table-cell office:value-type="float" office:value="2.648" calcext:value-type="float">
            <text:p>2.648</text:p>
          </table:table-cell>
          <table:table-cell table:formula="of:=[.AA22]/[.Z22]" office:value-type="float" office:value="0.000927495621716287" calcext:value-type="float">
            <text:p>0.000927495621716287</text:p>
          </table:table-cell>
          <table:table-cell/>
          <table:table-cell office:value-type="float" office:value="2.707" calcext:value-type="float">
            <text:p>2.707</text:p>
          </table:table-cell>
          <table:table-cell office:value-type="float" office:value="2.978" calcext:value-type="float">
            <text:p>2.978</text:p>
          </table:table-cell>
          <table:table-cell table:number-columns-repeated="2"/>
          <table:table-cell table:style-name="ce306" office:value-type="float" office:value="25.2115288899486" calcext:value-type="float">
            <text:p>25.2115288899486</text:p>
          </table:table-cell>
          <table:table-cell table:formula="of:=1/[.AK22]" office:value-type="float" office:value="4.38193308748621" calcext:value-type="float">
            <text:p>4.38193308748621</text:p>
          </table:table-cell>
          <table:table-cell table:formula="of:=-[.AL22]/[.AK22]" office:value-type="float" office:value="-0.0795123208606397" calcext:value-type="float">
            <text:p>-0.0795123208606397</text:p>
          </table:table-cell>
          <table:table-cell table:style-name="ce306" office:value-type="float" office:value="0.228209783224616" calcext:value-type="float">
            <text:p>0.228209783224616</text:p>
          </table:table-cell>
          <table:table-cell table:style-name="ce306" office:value-type="float" office:value="0.0181454895072927" calcext:value-type="float">
            <text:p>0.0181454895072927</text:p>
          </table:table-cell>
          <table:table-cell table:style-name="ce306" office:value-type="float" office:value="8.10730384818161" calcext:value-type="float">
            <text:p>8.10730384818161</text:p>
          </table:table-cell>
          <table:table-cell table:style-name="ce306" office:value-type="float" office:value="0.805900817951202" calcext:value-type="float">
            <text:p>0.805900817951202</text:p>
          </table:table-cell>
          <table:table-cell table:style-name="ce306" office:value-type="float" office:value="6.97512311921296" calcext:value-type="float">
            <text:p>6.97512311921296</text:p>
          </table:table-cell>
          <table:table-cell table:style-name="ce306" office:value-type="float" office:value="2.67822916666667" calcext:value-type="float">
            <text:p>2.67822916666667</text:p>
          </table:table-cell>
          <table:table-cell table:style-name="ce306" office:value-type="float" office:value="19.31005859375" calcext:value-type="float">
            <text:p>19.31005859375</text:p>
          </table:table-cell>
          <table:table-cell office:value-type="float" office:value="0.785" calcext:value-type="float">
            <text:p>0.785</text:p>
          </table:table-cell>
          <table:table-cell table:style-name="ce306" office:value-type="float" office:value="0.228940525273209" calcext:value-type="float">
            <text:p>0.228940525273209</text:p>
          </table:table-cell>
          <table:table-cell table:style-name="ce306" office:value-type="float" office:value="0.317124408768462" calcext:value-type="float">
            <text:p>0.317124408768462</text:p>
          </table:table-cell>
          <table:table-cell table:style-name="ce306" office:value-type="float" office:value="0.00300355992575609" calcext:value-type="float">
            <text:p>0.00300355992575609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kla</text:p>
          </table:table-cell>
          <table:table-cell table:style-name="ce10" office:value-type="float" office:value="27.69" calcext:value-type="float">
            <text:p>27.69</text:p>
          </table:table-cell>
          <table:table-cell table:style-name="ce10" office:value-type="float" office:value="86.72" calcext:value-type="float">
            <text:p>86.72</text:p>
          </table:table-cell>
          <table:table-cell office:value-type="float" office:value="5116" calcext:value-type="float">
            <text:p>5116</text:p>
          </table:table-cell>
          <table:table-cell office:value-type="float" office:value="994.619126567429" calcext:value-type="float">
            <text:p>994.619126567429</text:p>
          </table:table-cell>
          <table:table-cell office:value-type="float" office:value="527" calcext:value-type="float">
            <text:p>527</text:p>
          </table:table-cell>
          <table:table-cell office:value-type="float" office:value="3717" calcext:value-type="float">
            <text:p>3717</text:p>
          </table:table-cell>
          <table:table-cell office:value-type="float" office:value="5116" calcext:value-type="float">
            <text:p>5116</text:p>
          </table:table-cell>
          <table:table-cell office:value-type="float" office:value="8487" calcext:value-type="float">
            <text:p>8487</text:p>
          </table:table-cell>
          <table:table-cell office:value-type="float" office:value="99.291051413003" calcext:value-type="float">
            <text:p>99.291051413003</text:p>
          </table:table-cell>
          <table:table-cell office:value-type="float" office:value="668.490584349973" calcext:value-type="float">
            <text:p>668.490584349973</text:p>
          </table:table-cell>
          <table:table-cell office:value-type="float" office:value="994.619126567429" calcext:value-type="float">
            <text:p>994.619126567429</text:p>
          </table:table-cell>
          <table:table-cell office:value-type="float" office:value="1758.54473312148" calcext:value-type="float">
            <text:p>1758.54473312148</text:p>
          </table:table-cell>
          <table:table-cell office:value-type="float" office:value="6.52438116073608" calcext:value-type="float">
            <text:p>6.52438116073608</text:p>
          </table:table-cell>
          <table:table-cell office:value-type="float" office:value="10.5679185390472" calcext:value-type="float">
            <text:p>10.5679185390472</text:p>
          </table:table-cell>
          <table:table-cell office:value-type="float" office:value="20.1110789316079" calcext:value-type="float">
            <text:p>20.1110789316079</text:p>
          </table:table-cell>
          <table:table-cell office:value-type="float" office:value="36.2400537961564" calcext:value-type="float">
            <text:p>36.2400537961564</text:p>
          </table:table-cell>
          <table:table-cell table:style-name="ce183" office:value-type="float" office:value="10.0757571629116" calcext:value-type="float">
            <text:p>10.0757571629116</text:p>
          </table:table-cell>
          <table:table-cell office:value-type="float" office:value="240.75" calcext:value-type="float">
            <text:p>240.75</text:p>
          </table:table-cell>
          <table:table-cell table:style-name="ce198" office:value-type="float" office:value="303" calcext:value-type="float">
            <text:p>303</text:p>
          </table:table-cell>
          <table:table-cell table:style-name="ce209" office:value-type="float" office:value="23.56" calcext:value-type="float">
            <text:p>23.56</text:p>
          </table:table-cell>
          <table:table-cell office:value-type="float" office:value="2581.26984126984" calcext:value-type="float">
            <text:p>2581.26984126984</text:p>
          </table:table-cell>
          <table:table-cell table:style-name="ce225" office:value-type="float" office:value="7981" calcext:value-type="float">
            <text:p>7981</text:p>
          </table:table-cell>
          <table:table-cell table:style-name="ce239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formula="of:=[.AA23]/[.Z23]" office:value-type="float" office:value="1.42079154534671" calcext:value-type="float">
            <text:p>1.42079154534671</text:p>
          </table:table-cell>
          <table:table-cell/>
          <table:table-cell office:value-type="float" office:value="28.463" calcext:value-type="float">
            <text:p>28.463</text:p>
          </table:table-cell>
          <table:table-cell table:number-columns-repeated="3"/>
          <table:table-cell table:style-name="ce306" office:value-type="float" office:value="23.6800377546664" calcext:value-type="float">
            <text:p>23.6800377546664</text:p>
          </table:table-cell>
          <table:table-cell table:formula="of:=1/[.AK23]" office:value-type="float" office:value="3.82328151544139" calcext:value-type="float">
            <text:p>3.82328151544139</text:p>
          </table:table-cell>
          <table:table-cell table:formula="of:=-[.AL23]/[.AK23]" office:value-type="float" office:value="0.795480494604186" calcext:value-type="float">
            <text:p>0.795480494604186</text:p>
          </table:table-cell>
          <table:table-cell table:style-name="ce306" office:value-type="float" office:value="0.261555419333162" calcext:value-type="float">
            <text:p>0.261555419333162</text:p>
          </table:table-cell>
          <table:table-cell table:style-name="ce306" office:value-type="float" office:value="-0.208062234337549" calcext:value-type="float">
            <text:p>-0.208062234337549</text:p>
          </table:table-cell>
          <table:table-cell table:style-name="ce306" office:value-type="float" office:value="10.2273901519874" calcext:value-type="float">
            <text:p>10.2273901519874</text:p>
          </table:table-cell>
          <table:table-cell table:style-name="ce306" office:value-type="float" office:value="0.733824583520594" calcext:value-type="float">
            <text:p>0.733824583520594</text:p>
          </table:table-cell>
          <table:table-cell table:style-name="ce306" office:value-type="float" office:value="14.4563172156657" calcext:value-type="float">
            <text:p>14.4563172156657</text:p>
          </table:table-cell>
          <table:table-cell table:style-name="ce306" office:value-type="float" office:value="0.904153300468961" calcext:value-type="float">
            <text:p>0.904153300468961</text:p>
          </table:table-cell>
          <table:table-cell table:style-name="ce306" office:value-type="float" office:value="13.55126953125" calcext:value-type="float">
            <text:p>13.55126953125</text:p>
          </table:table-cell>
          <table:table-cell office:value-type="float" office:value="0.412" calcext:value-type="float">
            <text:p>0.412</text:p>
          </table:table-cell>
          <table:table-cell table:style-name="ce306" office:value-type="float" office:value="0.250964434897141" calcext:value-type="float">
            <text:p>0.250964434897141</text:p>
          </table:table-cell>
          <table:table-cell table:style-name="ce306" office:value-type="float" office:value="0.290753905299329" calcext:value-type="float">
            <text:p>0.290753905299329</text:p>
          </table:table-cell>
          <table:table-cell table:style-name="ce306" office:value-type="float" office:value="0.172399817525607" calcext:value-type="float">
            <text:p>0.172399817525607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ortse</text:p>
          </table:table-cell>
          <table:table-cell table:style-name="ce10" office:value-type="float" office:value="27.8456" calcext:value-type="float">
            <text:p>27.8456</text:p>
          </table:table-cell>
          <table:table-cell table:style-name="ce10" office:value-type="float" office:value="86.7472" calcext:value-type="float">
            <text:p>86.7472</text:p>
          </table:table-cell>
          <table:table-cell office:value-type="float" office:value="4105" calcext:value-type="float">
            <text:p>4105</text:p>
          </table:table-cell>
          <table:table-cell office:value-type="float" office:value="705.503731287555" calcext:value-type="float">
            <text:p>705.503731287555</text:p>
          </table:table-cell>
          <table:table-cell office:value-type="float" office:value="532" calcext:value-type="float">
            <text:p>532</text:p>
          </table:table-cell>
          <table:table-cell office:value-type="float" office:value="3285" calcext:value-type="float">
            <text:p>3285</text:p>
          </table:table-cell>
          <table:table-cell office:value-type="float" office:value="4086" calcext:value-type="float">
            <text:p>4086</text:p>
          </table:table-cell>
          <table:table-cell office:value-type="float" office:value="8460" calcext:value-type="float">
            <text:p>8460</text:p>
          </table:table-cell>
          <table:table-cell office:value-type="float" office:value="116.019742428382" calcext:value-type="float">
            <text:p>116.019742428382</text:p>
          </table:table-cell>
          <table:table-cell office:value-type="float" office:value="590.197587055027" calcext:value-type="float">
            <text:p>590.197587055027</text:p>
          </table:table-cell>
          <table:table-cell office:value-type="float" office:value="697.237326870703" calcext:value-type="float">
            <text:p>697.237326870703</text:p>
          </table:table-cell>
          <table:table-cell office:value-type="float" office:value="1546.56536609198" calcext:value-type="float">
            <text:p>1546.56536609198</text:p>
          </table:table-cell>
          <table:table-cell office:value-type="float" office:value="5.58303213119507" calcext:value-type="float">
            <text:p>5.58303213119507</text:p>
          </table:table-cell>
          <table:table-cell office:value-type="float" office:value="25.6856950124105" calcext:value-type="float">
            <text:p>25.6856950124105</text:p>
          </table:table-cell>
          <table:table-cell office:value-type="float" office:value="31.6701264243629" calcext:value-type="float">
            <text:p>31.6701264243629</text:p>
          </table:table-cell>
          <table:table-cell office:value-type="float" office:value="32.7578918609956" calcext:value-type="float">
            <text:p>32.7578918609956</text:p>
          </table:table-cell>
          <table:table-cell table:style-name="ce183" office:value-type="float" office:value="15.3168978009905" calcext:value-type="float">
            <text:p>15.3168978009905</text:p>
          </table:table-cell>
          <table:table-cell office:value-type="float" office:value="226.516869918699" calcext:value-type="float">
            <text:p>226.516869918699</text:p>
          </table:table-cell>
          <table:table-cell table:style-name="ce199" office:value-type="float" office:value="303" calcext:value-type="float">
            <text:p>303</text:p>
          </table:table-cell>
          <table:table-cell table:style-name="ce210" office:value-type="float" office:value="23.56" calcext:value-type="float">
            <text:p>23.56</text:p>
          </table:table-cell>
          <table:table-cell office:value-type="float" office:value="3769.58412698413" calcext:value-type="float">
            <text:p>3769.58412698413</text:p>
          </table:table-cell>
          <table:table-cell table:style-name="ce226" office:value-type="float" office:value="7981" calcext:value-type="float">
            <text:p>7981</text:p>
          </table:table-cell>
          <table:table-cell table:style-name="ce240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formula="of:=[.AA24]/[.Z24]" office:value-type="float" office:value="1.42079154534671" calcext:value-type="float">
            <text:p>1.42079154534671</text:p>
          </table:table-cell>
          <table:table-cell table:number-columns-repeated="5"/>
          <table:table-cell table:style-name="ce306" office:value-type="float" office:value="27.0726073263572" calcext:value-type="float">
            <text:p>27.0726073263572</text:p>
          </table:table-cell>
          <table:table-cell table:formula="of:=1/[.AK24]" office:value-type="float" office:value="1.69971921080911" calcext:value-type="float">
            <text:p>1.69971921080911</text:p>
          </table:table-cell>
          <table:table-cell table:formula="of:=-[.AL24]/[.AK24]" office:value-type="float" office:value="0.370058577355325" calcext:value-type="float">
            <text:p>0.370058577355325</text:p>
          </table:table-cell>
          <table:table-cell table:style-name="ce306" office:value-type="float" office:value="0.588332469057624" calcext:value-type="float">
            <text:p>0.588332469057624</text:p>
          </table:table-cell>
          <table:table-cell table:style-name="ce306" office:value-type="float" office:value="-0.21771747651141" calcext:value-type="float">
            <text:p>-0.21771747651141</text:p>
          </table:table-cell>
          <table:table-cell table:style-name="ce306" office:value-type="float" office:value="7.96933953038823" calcext:value-type="float">
            <text:p>7.96933953038823</text:p>
          </table:table-cell>
          <table:table-cell table:style-name="ce306" office:value-type="float" office:value="0.691158251472954" calcext:value-type="float">
            <text:p>0.691158251472954</text:p>
          </table:table-cell>
          <table:table-cell table:style-name="ce306" office:value-type="float" office:value="10.1116209371418" calcext:value-type="float">
            <text:p>10.1116209371418</text:p>
          </table:table-cell>
          <table:table-cell table:style-name="ce306" office:value-type="float" office:value="1.18124705270952" calcext:value-type="float">
            <text:p>1.18124705270952</text:p>
          </table:table-cell>
          <table:table-cell table:style-name="ce306" office:value-type="float" office:value="14.723876953125" calcext:value-type="float">
            <text:p>14.723876953125</text:p>
          </table:table-cell>
          <table:table-cell office:value-type="float" office:value="0.338" calcext:value-type="float">
            <text:p>0.338</text:p>
          </table:table-cell>
          <table:table-cell table:style-name="ce306" office:value-type="float" office:value="0.577853343149747" calcext:value-type="float">
            <text:p>0.577853343149747</text:p>
          </table:table-cell>
          <table:table-cell table:style-name="ce306" office:value-type="float" office:value="0.537143229815899" calcext:value-type="float">
            <text:p>0.537143229815899</text:p>
          </table:table-cell>
          <table:table-cell table:style-name="ce306" office:value-type="float" office:value="0.404570803385521" calcext:value-type="float">
            <text:p>0.404570803385521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mche</text:p>
          </table:table-cell>
          <table:table-cell table:style-name="ce10" office:value-type="float" office:value="27.8" calcext:value-type="float">
            <text:p>27.8</text:p>
          </table:table-cell>
          <table:table-cell table:style-name="ce10" office:value-type="float" office:value="86.71" calcext:value-type="float">
            <text:p>86.71</text:p>
          </table:table-cell>
          <table:table-cell office:value-type="float" office:value="4193" calcext:value-type="float">
            <text:p>4193</text:p>
          </table:table-cell>
          <table:table-cell office:value-type="float" office:value="735.532811811509" calcext:value-type="float">
            <text:p>735.532811811509</text:p>
          </table:table-cell>
          <table:table-cell office:value-type="float" office:value="615" calcext:value-type="float">
            <text:p>615</text:p>
          </table:table-cell>
          <table:table-cell office:value-type="float" office:value="3207" calcext:value-type="float">
            <text:p>3207</text:p>
          </table:table-cell>
          <table:table-cell office:value-type="float" office:value="4193" calcext:value-type="float">
            <text:p>4193</text:p>
          </table:table-cell>
          <table:table-cell office:value-type="float" office:value="8485" calcext:value-type="float">
            <text:p>8485</text:p>
          </table:table-cell>
          <table:table-cell office:value-type="float" office:value="161.855514783168" calcext:value-type="float">
            <text:p>161.855514783168</text:p>
          </table:table-cell>
          <table:table-cell office:value-type="float" office:value="568.357763749957" calcext:value-type="float">
            <text:p>568.357763749957</text:p>
          </table:table-cell>
          <table:table-cell office:value-type="float" office:value="735.532811811509" calcext:value-type="float">
            <text:p>735.532811811509</text:p>
          </table:table-cell>
          <table:table-cell office:value-type="float" office:value="1636.48703352997" calcext:value-type="float">
            <text:p>1636.48703352997</text:p>
          </table:table-cell>
          <table:table-cell office:value-type="float" office:value="24.7906275465079" calcext:value-type="float">
            <text:p>24.7906275465079</text:p>
          </table:table-cell>
          <table:table-cell office:value-type="float" office:value="31.164831387237" calcext:value-type="float">
            <text:p>31.164831387237</text:p>
          </table:table-cell>
          <table:table-cell office:value-type="float" office:value="30.7544220632127" calcext:value-type="float">
            <text:p>30.7544220632127</text:p>
          </table:table-cell>
          <table:table-cell office:value-type="float" office:value="34.2461633923337" calcext:value-type="float">
            <text:p>34.2461633923337</text:p>
          </table:table-cell>
          <table:table-cell table:style-name="ce183" office:value-type="float" office:value="22.8019942115335" calcext:value-type="float">
            <text:p>22.8019942115335</text:p>
          </table:table-cell>
          <table:table-cell office:value-type="float" office:value="216.633333333333" calcext:value-type="float">
            <text:p>216.633333333333</text:p>
          </table:table-cell>
          <table:table-cell table:style-name="ce200" office:value-type="float" office:value="303" calcext:value-type="float">
            <text:p>303</text:p>
          </table:table-cell>
          <table:table-cell table:style-name="ce211" office:value-type="float" office:value="23.56" calcext:value-type="float">
            <text:p>23.56</text:p>
          </table:table-cell>
          <table:table-cell office:value-type="float" office:value="3316.64556962025" calcext:value-type="float">
            <text:p>3316.64556962025</text:p>
          </table:table-cell>
          <table:table-cell table:style-name="ce227" office:value-type="float" office:value="7981" calcext:value-type="float">
            <text:p>7981</text:p>
          </table:table-cell>
          <table:table-cell table:style-name="ce241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formula="of:=[.AA25]/[.Z25]" office:value-type="float" office:value="1.42079154534671" calcext:value-type="float">
            <text:p>1.42079154534671</text:p>
          </table:table-cell>
          <table:table-cell table:number-columns-repeated="5"/>
          <table:table-cell table:style-name="ce306" office:value-type="float" office:value="25.3026431070231" calcext:value-type="float">
            <text:p>25.3026431070231</text:p>
          </table:table-cell>
          <table:table-cell table:formula="of:=1/[.AK25]" office:value-type="float" office:value="1.61329438719533" calcext:value-type="float">
            <text:p>1.61329438719533</text:p>
          </table:table-cell>
          <table:table-cell table:formula="of:=-[.AL25]/[.AK25]" office:value-type="float" office:value="0.838135407724836" calcext:value-type="float">
            <text:p>0.838135407724836</text:p>
          </table:table-cell>
          <table:table-cell table:style-name="ce306" office:value-type="float" office:value="0.61984967401918" calcext:value-type="float">
            <text:p>0.61984967401918</text:p>
          </table:table-cell>
          <table:table-cell table:style-name="ce306" office:value-type="float" office:value="-0.519517959262172" calcext:value-type="float">
            <text:p>-0.519517959262172</text:p>
          </table:table-cell>
          <table:table-cell table:style-name="ce306" office:value-type="float" office:value="7.80494378000431" calcext:value-type="float">
            <text:p>7.80494378000431</text:p>
          </table:table-cell>
          <table:table-cell table:style-name="ce306" office:value-type="float" office:value="0.733970280869482" calcext:value-type="float">
            <text:p>0.733970280869482</text:p>
          </table:table-cell>
          <table:table-cell table:style-name="ce306" office:value-type="float" office:value="10.7741310848877" calcext:value-type="float">
            <text:p>10.7741310848877</text:p>
          </table:table-cell>
          <table:table-cell table:style-name="ce306" office:value-type="float" office:value="1.88145003270582" calcext:value-type="float">
            <text:p>1.88145003270582</text:p>
          </table:table-cell>
          <table:table-cell table:style-name="ce306" office:value-type="float" office:value="14.169921875" calcext:value-type="float">
            <text:p>14.169921875</text:p>
          </table:table-cell>
          <table:table-cell office:value-type="float" office:value="0.58" calcext:value-type="float">
            <text:p>0.58</text:p>
          </table:table-cell>
          <table:table-cell table:style-name="ce306" office:value-type="float" office:value="0.594052044988509" calcext:value-type="float">
            <text:p>0.594052044988509</text:p>
          </table:table-cell>
          <table:table-cell table:style-name="ce306" office:value-type="float" office:value="0.910813907154218" calcext:value-type="float">
            <text:p>0.910813907154218</text:p>
          </table:table-cell>
          <table:table-cell table:style-name="ce306" office:value-type="float" office:value="0.894174072375349" calcext:value-type="float">
            <text:p>0.894174072375349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lcony</text:p>
          </table:table-cell>
          <table:table-cell table:style-name="ce10" office:value-type="float" office:value="27.9826" calcext:value-type="float">
            <text:p>27.9826</text:p>
          </table:table-cell>
          <table:table-cell table:style-name="ce10" office:value-type="float" office:value="86.9292" calcext:value-type="float">
            <text:p>86.9292</text:p>
          </table:table-cell>
          <table:table-cell office:value-type="float" office:value="4507" calcext:value-type="float">
            <text:p>4507</text:p>
          </table:table-cell>
          <table:table-cell office:value-type="float" office:value="754.815542321546" calcext:value-type="float">
            <text:p>754.815542321546</text:p>
          </table:table-cell>
          <table:table-cell office:value-type="float" office:value="880" calcext:value-type="float">
            <text:p>880</text:p>
          </table:table-cell>
          <table:table-cell office:value-type="float" office:value="3632" calcext:value-type="float">
            <text:p>3632</text:p>
          </table:table-cell>
          <table:table-cell office:value-type="float" office:value="4482" calcext:value-type="float">
            <text:p>4482</text:p>
          </table:table-cell>
          <table:table-cell office:value-type="float" office:value="8264" calcext:value-type="float">
            <text:p>8264</text:p>
          </table:table-cell>
          <table:table-cell office:value-type="float" office:value="204.13397236051" calcext:value-type="float">
            <text:p>204.13397236051</text:p>
          </table:table-cell>
          <table:table-cell office:value-type="float" office:value="765.988282110533" calcext:value-type="float">
            <text:p>765.988282110533</text:p>
          </table:table-cell>
          <table:table-cell office:value-type="float" office:value="704.179793149897" calcext:value-type="float">
            <text:p>704.179793149897</text:p>
          </table:table-cell>
          <table:table-cell office:value-type="float" office:value="1252.41013111506" calcext:value-type="float">
            <text:p>1252.41013111506</text:p>
          </table:table-cell>
          <table:table-cell office:value-type="float" office:value="30.9969979873639" calcext:value-type="float">
            <text:p>30.9969979873639</text:p>
          </table:table-cell>
          <table:table-cell office:value-type="float" office:value="38.8005199254116" calcext:value-type="float">
            <text:p>38.8005199254116</text:p>
          </table:table-cell>
          <table:table-cell office:value-type="float" office:value="39.6841148178299" calcext:value-type="float">
            <text:p>39.6841148178299</text:p>
          </table:table-cell>
          <table:table-cell office:value-type="float" office:value="38.2598100874906" calcext:value-type="float">
            <text:p>38.2598100874906</text:p>
          </table:table-cell>
          <table:table-cell table:style-name="ce183" office:value-type="float" office:value="29.7687098228993" calcext:value-type="float">
            <text:p>29.7687098228993</text:p>
          </table:table-cell>
          <table:table-cell office:value-type="float" office:value="126" calcext:value-type="float">
            <text:p>126</text:p>
          </table:table-cell>
          <table:table-cell table:style-name="ce201" office:value-type="float" office:value="303" calcext:value-type="float">
            <text:p>303</text:p>
          </table:table-cell>
          <table:table-cell table:style-name="ce212" office:value-type="float" office:value="23.56" calcext:value-type="float">
            <text:p>23.56</text:p>
          </table:table-cell>
          <table:table-cell office:value-type="float" office:value="8321.16139240506" calcext:value-type="float">
            <text:p>8321.16139240506</text:p>
          </table:table-cell>
          <table:table-cell table:style-name="ce228" office:value-type="float" office:value="7981" calcext:value-type="float">
            <text:p>7981</text:p>
          </table:table-cell>
          <table:table-cell table:style-name="ce242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formula="of:=[.AA26]/[.Z26]" office:value-type="float" office:value="1.42079154534671" calcext:value-type="float">
            <text:p>1.42079154534671</text:p>
          </table:table-cell>
          <table:table-cell table:number-columns-repeated="5"/>
          <table:table-cell table:style-name="ce306" office:value-type="float" office:value="33.4910617807724" calcext:value-type="float">
            <text:p>33.4910617807724</text:p>
          </table:table-cell>
          <table:table-cell table:formula="of:=1/[.AK26]" office:value-type="float" office:value="8.92404672254558" calcext:value-type="float">
            <text:p>8.92404672254558</text:p>
          </table:table-cell>
          <table:table-cell table:formula="of:=-[.AL26]/[.AK26]" office:value-type="float" office:value="-0.829849150853275" calcext:value-type="float">
            <text:p>-0.829849150853275</text:p>
          </table:table-cell>
          <table:table-cell table:style-name="ce306" office:value-type="float" office:value="0.112056786690013" calcext:value-type="float">
            <text:p>0.112056786690013</text:p>
          </table:table-cell>
          <table:table-cell table:style-name="ce306" office:value-type="float" office:value="0.0929902292820538" calcext:value-type="float">
            <text:p>0.0929902292820538</text:p>
          </table:table-cell>
          <table:table-cell table:style-name="ce306" office:value-type="float" office:value="-2.32319882303824" calcext:value-type="float">
            <text:p>-2.32319882303824</text:p>
          </table:table-cell>
          <table:table-cell table:style-name="ce306" office:value-type="float" office:value="0.828806520948917" calcext:value-type="float">
            <text:p>0.828806520948917</text:p>
          </table:table-cell>
          <table:table-cell table:style-name="ce306" office:value-type="float" office:value="-15.8603597560976" calcext:value-type="float">
            <text:p>-15.8603597560976</text:p>
          </table:table-cell>
          <table:table-cell table:style-name="ce306" office:value-type="float" office:value="3.61501473577236" calcext:value-type="float">
            <text:p>3.61501473577236</text:p>
          </table:table-cell>
          <table:table-cell table:style-name="ce306" office:value-type="float" office:value="16.88037109375" calcext:value-type="float">
            <text:p>16.88037109375</text:p>
          </table:table-cell>
          <table:table-cell/>
          <table:table-cell table:style-name="ce306" office:value-type="float" office:value="0.116368936623885" calcext:value-type="float">
            <text:p>0.116368936623885</text:p>
          </table:table-cell>
          <table:table-cell table:style-name="ce306" office:value-type="float" office:value="0.16547469099303" calcext:value-type="float">
            <text:p>0.16547469099303</text:p>
          </table:table-cell>
          <table:table-cell table:style-name="ce306" office:value-type="float" office:value="0.300297139989409" calcext:value-type="float">
            <text:p>0.300297139989409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p2</text:p>
          </table:table-cell>
          <table:table-cell table:style-name="ce10" office:value-type="float" office:value="27.981" calcext:value-type="float">
            <text:p>27.981</text:p>
          </table:table-cell>
          <table:table-cell table:style-name="ce10" office:value-type="float" office:value="86.9023" calcext:value-type="float">
            <text:p>86.9023</text:p>
          </table:table-cell>
          <table:table-cell office:value-type="float" office:value="4507" calcext:value-type="float">
            <text:p>4507</text:p>
          </table:table-cell>
          <table:table-cell office:value-type="float" office:value="754.815542321546" calcext:value-type="float">
            <text:p>754.815542321546</text:p>
          </table:table-cell>
          <table:table-cell office:value-type="float" office:value="588" calcext:value-type="float">
            <text:p>588</text:p>
          </table:table-cell>
          <table:table-cell office:value-type="float" office:value="3650" calcext:value-type="float">
            <text:p>3650</text:p>
          </table:table-cell>
          <table:table-cell office:value-type="float" office:value="4582" calcext:value-type="float">
            <text:p>4582</text:p>
          </table:table-cell>
          <table:table-cell office:value-type="float" office:value="8271" calcext:value-type="float">
            <text:p>8271</text:p>
          </table:table-cell>
          <table:table-cell office:value-type="float" office:value="103.61922771458" calcext:value-type="float">
            <text:p>103.61922771458</text:p>
          </table:table-cell>
          <table:table-cell office:value-type="float" office:value="839.06467364192" calcext:value-type="float">
            <text:p>839.06467364192</text:p>
          </table:table-cell>
          <table:table-cell office:value-type="float" office:value="760.305234963961" calcext:value-type="float">
            <text:p>760.305234963961</text:p>
          </table:table-cell>
          <table:table-cell office:value-type="float" office:value="1252.05124710303" calcext:value-type="float">
            <text:p>1252.05124710303</text:p>
          </table:table-cell>
          <table:table-cell office:value-type="float" office:value="16.5749705191254" calcext:value-type="float">
            <text:p>16.5749705191254</text:p>
          </table:table-cell>
          <table:table-cell office:value-type="float" office:value="15.6691926956177" calcext:value-type="float">
            <text:p>15.6691926956177</text:p>
          </table:table-cell>
          <table:table-cell office:value-type="float" office:value="20.6310472938757" calcext:value-type="float">
            <text:p>20.6310472938757</text:p>
          </table:table-cell>
          <table:table-cell office:value-type="float" office:value="37.2644593623072" calcext:value-type="float">
            <text:p>37.2644593623072</text:p>
          </table:table-cell>
          <table:table-cell table:style-name="ce183" office:value-type="float" office:value="10.0756877660751" calcext:value-type="float">
            <text:p>10.0756877660751</text:p>
          </table:table-cell>
          <table:table-cell office:value-type="float" office:value="222.462556005974" calcext:value-type="float">
            <text:p>222.462556005974</text:p>
          </table:table-cell>
          <table:table-cell table:style-name="ce202" office:value-type="float" office:value="303" calcext:value-type="float">
            <text:p>303</text:p>
          </table:table-cell>
          <table:table-cell table:style-name="ce213" office:value-type="float" office:value="23.56" calcext:value-type="float">
            <text:p>23.56</text:p>
          </table:table-cell>
          <table:table-cell office:value-type="float" office:value="6484.96485623003" calcext:value-type="float">
            <text:p>6484.96485623003</text:p>
          </table:table-cell>
          <table:table-cell table:style-name="ce229" office:value-type="float" office:value="7981" calcext:value-type="float">
            <text:p>7981</text:p>
          </table:table-cell>
          <table:table-cell table:style-name="ce243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formula="of:=[.AA27]/[.Z27]" office:value-type="float" office:value="1.42079154534671" calcext:value-type="float">
            <text:p>1.42079154534671</text:p>
          </table:table-cell>
          <table:table-cell office:value-type="float" office:value="2.088" calcext:value-type="float">
            <text:p>2.088</text:p>
          </table:table-cell>
          <table:table-cell office:value-type="float" office:value="14.103" calcext:value-type="float">
            <text:p>14.103</text:p>
          </table:table-cell>
          <table:table-cell office:value-type="float" office:value="3.043" calcext:value-type="float">
            <text:p>3.043</text:p>
          </table:table-cell>
          <table:table-cell office:value-type="float" office:value="0.39" calcext:value-type="float">
            <text:p>0.39</text:p>
          </table:table-cell>
          <table:table-cell/>
          <table:table-cell table:style-name="ce306" office:value-type="float" office:value="32.991665225292" calcext:value-type="float">
            <text:p>32.991665225292</text:p>
          </table:table-cell>
          <table:table-cell table:formula="of:=1/[.AK27]" office:value-type="float" office:value="11.4509326185964" calcext:value-type="float">
            <text:p>11.4509326185964</text:p>
          </table:table-cell>
          <table:table-cell table:formula="of:=-[.AL27]/[.AK27]" office:value-type="float" office:value="1.06693588151247" calcext:value-type="float">
            <text:p>1.06693588151247</text:p>
          </table:table-cell>
          <table:table-cell table:style-name="ce306" office:value-type="float" office:value="0.0873291314609601" calcext:value-type="float">
            <text:p>0.0873291314609601</text:p>
          </table:table-cell>
          <table:table-cell table:style-name="ce306" office:value-type="float" office:value="-0.093174583857018" calcext:value-type="float">
            <text:p>-0.093174583857018</text:p>
          </table:table-cell>
          <table:table-cell table:style-name="ce306" office:value-type="float" office:value="-1.31653072536442" calcext:value-type="float">
            <text:p>-1.31653072536442</text:p>
          </table:table-cell>
          <table:table-cell table:style-name="ce306" office:value-type="float" office:value="0.788734245980748" calcext:value-type="float">
            <text:p>0.788734245980748</text:p>
          </table:table-cell>
          <table:table-cell table:style-name="ce306" office:value-type="float" office:value="-3.31115075538068" calcext:value-type="float">
            <text:p>-3.31115075538068</text:p>
          </table:table-cell>
          <table:table-cell table:style-name="ce306" office:value-type="float" office:value="1.00626919183997" calcext:value-type="float">
            <text:p>1.00626919183997</text:p>
          </table:table-cell>
          <table:table-cell table:style-name="ce306" office:value-type="float" office:value="16.88037109375" calcext:value-type="float">
            <text:p>16.88037109375</text:p>
          </table:table-cell>
          <table:table-cell office:value-type="float" office:value="0.65" calcext:value-type="float">
            <text:p>0.65</text:p>
          </table:table-cell>
          <table:table-cell table:style-name="ce306" office:value-type="float" office:value="0.0830412950841655" calcext:value-type="float">
            <text:p>0.0830412950841655</text:p>
          </table:table-cell>
          <table:table-cell table:style-name="ce306" office:value-type="float" office:value="0.0906246108695301" calcext:value-type="float">
            <text:p>0.0906246108695301</text:p>
          </table:table-cell>
          <table:table-cell table:style-name="ce306" office:value-type="float" office:value="1.53922572650838" calcext:value-type="float">
            <text:p>1.53922572650838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m4</text:p>
          </table:table-cell>
          <table:table-cell table:style-name="ce10" office:value-type="float" office:value="50.412846" calcext:value-type="float">
            <text:p>50.412846</text:p>
          </table:table-cell>
          <table:table-cell table:style-name="ce10" office:value-type="float" office:value="-122.615898" calcext:value-type="float">
            <text:p>-122.615898</text:p>
          </table:table-cell>
          <table:table-cell office:value-type="float" office:value="2511" calcext:value-type="float">
            <text:p>2511</text:p>
          </table:table-cell>
          <table:table-cell office:value-type="float" office:value="572.220685917744" calcext:value-type="float">
            <text:p>572.220685917744</text:p>
          </table:table-cell>
          <table:table-cell office:value-type="float" office:value="342" calcext:value-type="float">
            <text:p>342</text:p>
          </table:table-cell>
          <table:table-cell office:value-type="float" office:value="2155" calcext:value-type="float">
            <text:p>2155</text:p>
          </table:table-cell>
          <table:table-cell office:value-type="float" office:value="2419" calcext:value-type="float">
            <text:p>2419</text:p>
          </table:table-cell>
          <table:table-cell office:value-type="float" office:value="2828" calcext:value-type="float">
            <text:p>2828</text:p>
          </table:table-cell>
          <table:table-cell office:value-type="float" office:value="65.1892028008038" calcext:value-type="float">
            <text:p>65.1892028008038</text:p>
          </table:table-cell>
          <table:table-cell office:value-type="float" office:value="384.009795415553" calcext:value-type="float">
            <text:p>384.009795415553</text:p>
          </table:table-cell>
          <table:table-cell office:value-type="float" office:value="598.116368840856" calcext:value-type="float">
            <text:p>598.116368840856</text:p>
          </table:table-cell>
          <table:table-cell office:value-type="float" office:value="557.038862377384" calcext:value-type="float">
            <text:p>557.038862377384</text:p>
          </table:table-cell>
          <table:table-cell office:value-type="float" office:value="7.74353742599487" calcext:value-type="float">
            <text:p>7.74353742599487</text:p>
          </table:table-cell>
          <table:table-cell office:value-type="float" office:value="10.8432271900254" calcext:value-type="float">
            <text:p>10.8432271900254</text:p>
          </table:table-cell>
          <table:table-cell office:value-type="float" office:value="14.6257749039846" calcext:value-type="float">
            <text:p>14.6257749039846</text:p>
          </table:table-cell>
          <table:table-cell office:value-type="float" office:value="29.2554867886498" calcext:value-type="float">
            <text:p>29.2554867886498</text:p>
          </table:table-cell>
          <table:table-cell table:style-name="ce183" office:value-type="float" office:value="9.27900046271247" calcext:value-type="float">
            <text:p>9.27900046271247</text:p>
          </table:table-cell>
          <table:table-cell office:value-type="float" office:value="86.8" calcext:value-type="float">
            <text:p>86.8</text:p>
          </table:table-cell>
          <table:table-cell table:style-name="ce203" office:value-type="float" office:value="21.4" calcext:value-type="float">
            <text:p>21.4</text:p>
          </table:table-cell>
          <table:table-cell table:style-name="ce214" office:value-type="float" office:value="11.83" calcext:value-type="float">
            <text:p>11.83</text:p>
          </table:table-cell>
          <table:table-cell office:value-type="float" office:value="2311.20634920635" calcext:value-type="float">
            <text:p>2311.20634920635</text:p>
          </table:table-cell>
          <table:table-cell table:style-name="ce230" office:value-type="float" office:value="2560" calcext:value-type="float">
            <text:p>2560</text:p>
          </table:table-cell>
          <table:table-cell table:style-name="ce244" office:value-type="float" office:value="1839" calcext:value-type="float">
            <text:p>1839</text:p>
          </table:table-cell>
          <table:table-cell office:value-type="float" office:value="3.821" calcext:value-type="float">
            <text:p>3.821</text:p>
          </table:table-cell>
          <table:table-cell office:value-type="float" office:value="3.015" calcext:value-type="float">
            <text:p>3.015</text:p>
          </table:table-cell>
          <table:table-cell table:number-columns-repeated="6"/>
          <table:table-cell table:style-name="ce306" office:value-type="float" office:value="25.6246137674743" calcext:value-type="float">
            <text:p>25.6246137674743</text:p>
          </table:table-cell>
          <table:table-cell table:formula="of:=1/[.AK28]" office:value-type="float" office:value="15.2191493089399" calcext:value-type="float">
            <text:p>15.2191493089399</text:p>
          </table:table-cell>
          <table:table-cell table:formula="of:=-[.AL28]/[.AK28]" office:value-type="float" office:value="2.68648723999374" calcext:value-type="float">
            <text:p>2.68648723999374</text:p>
          </table:table-cell>
          <table:table-cell table:style-name="ce306" office:value-type="float" office:value="0.0657066948815984" calcext:value-type="float">
            <text:p>0.0657066948815984</text:p>
          </table:table-cell>
          <table:table-cell table:style-name="ce306" office:value-type="float" office:value="-0.176520197381576" calcext:value-type="float">
            <text:p>-0.176520197381576</text:p>
          </table:table-cell>
          <table:table-cell table:style-name="ce306" office:value-type="float" office:value="11.8504761598413" calcext:value-type="float">
            <text:p>11.8504761598413</text:p>
          </table:table-cell>
          <table:table-cell table:style-name="ce306" office:value-type="float" office:value="0.752432689986112" calcext:value-type="float">
            <text:p>0.752432689986112</text:p>
          </table:table-cell>
          <table:table-cell table:style-name="ce306" office:value-type="float" office:value="5.11481567057028" calcext:value-type="float">
            <text:p>5.11481567057028</text:p>
          </table:table-cell>
          <table:table-cell table:style-name="ce306" office:value-type="float" office:value="2.93507235032194" calcext:value-type="float">
            <text:p>2.93507235032194</text:p>
          </table:table-cell>
          <table:table-cell table:style-name="ce306" office:value-type="float" office:value="20.289794921875" calcext:value-type="float">
            <text:p>20.289794921875</text:p>
          </table:table-cell>
          <table:table-cell office:value-type="float" office:value="0.711" calcext:value-type="float">
            <text:p>0.711</text:p>
          </table:table-cell>
          <table:table-cell table:style-name="ce306" office:value-type="float" office:value="0.0584278427811643" calcext:value-type="float">
            <text:p>0.0584278427811643</text:p>
          </table:table-cell>
          <table:table-cell table:style-name="ce306" office:value-type="float" office:value="0.201269293863982" calcext:value-type="float">
            <text:p>0.201269293863982</text:p>
          </table:table-cell>
          <table:table-cell table:style-name="ce306" office:value-type="float" office:value="3.39041131280694" calcext:value-type="float">
            <text:p>3.39041131280694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uthcol</text:p>
          </table:table-cell>
          <table:table-cell table:style-name="ce10" office:value-type="float" office:value="27.9719" calcext:value-type="float">
            <text:p>27.9719</text:p>
          </table:table-cell>
          <table:table-cell table:style-name="ce10" office:value-type="float" office:value="86.9295" calcext:value-type="float">
            <text:p>86.9295</text:p>
          </table:table-cell>
          <table:table-cell office:value-type="float" office:value="4801" calcext:value-type="float">
            <text:p>4801</text:p>
          </table:table-cell>
          <table:table-cell office:value-type="float" office:value="750.215301704046" calcext:value-type="float">
            <text:p>750.215301704046</text:p>
          </table:table-cell>
          <table:table-cell table:style-name="ce49" office:value-type="float" office:value="527" calcext:value-type="float">
            <text:p>527</text:p>
          </table:table-cell>
          <table:table-cell table:style-name="ce58" office:value-type="float" office:value="3724" calcext:value-type="float">
            <text:p>3724</text:p>
          </table:table-cell>
          <table:table-cell table:style-name="ce67" office:value-type="float" office:value="4480" calcext:value-type="float">
            <text:p>4480</text:p>
          </table:table-cell>
          <table:table-cell table:style-name="ce75" office:value-type="float" office:value="8306" calcext:value-type="float">
            <text:p>8306</text:p>
          </table:table-cell>
          <table:table-cell table:style-name="ce134" office:value-type="float" office:value="109.701479029246" calcext:value-type="float">
            <text:p>109.701479029246</text:p>
          </table:table-cell>
          <table:table-cell table:style-name="ce140" office:value-type="float" office:value="848.041462788548" calcext:value-type="float">
            <text:p>848.041462788548</text:p>
          </table:table-cell>
          <table:table-cell table:style-name="ce147" office:value-type="float" office:value="715.906953336908" calcext:value-type="float">
            <text:p>715.906953336908</text:p>
          </table:table-cell>
          <table:table-cell table:style-name="ce153" office:value-type="float" office:value="1280.42467538126" calcext:value-type="float">
            <text:p>1280.42467538126</text:p>
          </table:table-cell>
          <table:table-cell table:style-name="ce160" office:value-type="float" office:value="27.0917684549686" calcext:value-type="float">
            <text:p>27.0917684549686</text:p>
          </table:table-cell>
          <table:table-cell table:style-name="ce166" office:value-type="float" office:value="25.3764641727071" calcext:value-type="float">
            <text:p>25.3764641727071</text:p>
          </table:table-cell>
          <table:table-cell table:style-name="ce172" office:value-type="float" office:value="30.600022315979" calcext:value-type="float">
            <text:p>30.600022315979</text:p>
          </table:table-cell>
          <table:table-cell table:style-name="ce180" office:value-type="float" office:value="38.2598731567462" calcext:value-type="float">
            <text:p>38.2598731567462</text:p>
          </table:table-cell>
          <table:table-cell table:style-name="ce187" office:value-type="float" office:value="17.5764290577657" calcext:value-type="float">
            <text:p>17.5764290577657</text:p>
          </table:table-cell>
          <table:table-cell table:style-name="ce194" office:value-type="float" office:value="248.545454545455" calcext:value-type="float">
            <text:p>248.545454545455</text:p>
          </table:table-cell>
          <table:table-cell table:style-name="ce204" office:value-type="float" office:value="303" calcext:value-type="float">
            <text:p>303</text:p>
          </table:table-cell>
          <table:table-cell table:style-name="ce215" office:value-type="float" office:value="23.56" calcext:value-type="float">
            <text:p>23.56</text:p>
          </table:table-cell>
          <table:table-cell table:style-name="ce194" office:value-type="float" office:value="7896.53650793651" calcext:value-type="float">
            <text:p>7896.53650793651</text:p>
          </table:table-cell>
          <table:table-cell table:style-name="ce231" office:value-type="float" office:value="7981" calcext:value-type="float">
            <text:p>7981</text:p>
          </table:table-cell>
          <table:table-cell table:style-name="ce245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number-columns-repeated="6"/>
          <table:table-cell table:style-name="ce306" office:value-type="float" office:value="33.2717251170022" calcext:value-type="float">
            <text:p>33.2717251170022</text:p>
          </table:table-cell>
          <table:table-cell table:formula="of:=1/[.AK29]" office:value-type="float" office:value="15.2316352513077" calcext:value-type="float">
            <text:p>15.2316352513077</text:p>
          </table:table-cell>
          <table:table-cell table:formula="of:=-[.AL29]/[.AK29]" office:value-type="float" office:value="-0.526582516671293" calcext:value-type="float">
            <text:p>-0.526582516671293</text:p>
          </table:table-cell>
          <table:table-cell table:style-name="ce306" office:value-type="float" office:value="0.0656528326408124" calcext:value-type="float">
            <text:p>0.0656528326408124</text:p>
          </table:table-cell>
          <table:table-cell table:style-name="ce306" office:value-type="float" office:value="0.0345716338385982" calcext:value-type="float">
            <text:p>0.0345716338385982</text:p>
          </table:table-cell>
          <table:table-cell table:style-name="ce306" office:value-type="float" office:value="1.58249940786561" calcext:value-type="float">
            <text:p>1.58249940786561</text:p>
          </table:table-cell>
          <table:table-cell table:style-name="ce306" office:value-type="float" office:value="0.714694744609528" calcext:value-type="float">
            <text:p>0.714694744609528</text:p>
          </table:table-cell>
          <table:table-cell table:style-name="ce306" office:value-type="float" office:value="-12.613106952939" calcext:value-type="float">
            <text:p>-12.613106952939</text:p>
          </table:table-cell>
          <table:table-cell table:style-name="ce306" office:value-type="float" office:value="2.8448314487755" calcext:value-type="float">
            <text:p>2.8448314487755</text:p>
          </table:table-cell>
          <table:table-cell table:style-name="ce306" office:value-type="float" office:value="16.330078125" calcext:value-type="float">
            <text:p>16.330078125</text:p>
          </table:table-cell>
          <table:table-cell/>
          <table:table-cell table:style-name="ce306" office:value-type="float" office:value="0.0673141644587893" calcext:value-type="float">
            <text:p>0.0673141644587893</text:p>
          </table:table-cell>
          <table:table-cell table:style-name="ce306" office:value-type="float" office:value="0.0474553744082023" calcext:value-type="float">
            <text:p>0.0474553744082023</text:p>
          </table:table-cell>
          <table:table-cell table:style-name="ce306" office:value-type="float" office:value="-0.124445489519267" calcext:value-type="float">
            <text:p>-0.124445489519267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alipass</text:p>
          </table:table-cell>
          <table:table-cell table:style-name="ce10" office:value-type="float" office:value="63.07915" calcext:value-type="float">
            <text:p>63.07915</text:p>
          </table:table-cell>
          <table:table-cell table:style-name="ce10" office:value-type="float" office:value="-151.02912" calcext:value-type="float">
            <text:p>-151.02912</text:p>
          </table:table-cell>
          <table:table-cell office:value-type="float" office:value="4091" calcext:value-type="float">
            <text:p>4091</text:p>
          </table:table-cell>
          <table:table-cell office:value-type="float" office:value="620.025" calcext:value-type="float">
            <text:p>620.025</text:p>
          </table:table-cell>
          <table:table-cell table:style-name="ce50"/>
          <table:table-cell table:style-name="ce59"/>
          <table:table-cell/>
          <table:table-cell table:style-name="ce76"/>
          <table:table-cell/>
          <table:table-cell table:style-name="ce141"/>
          <table:table-cell/>
          <table:table-cell table:style-name="ce154"/>
          <table:table-cell table:style-name="ce161"/>
          <table:table-cell/>
          <table:table-cell table:style-name="ce173"/>
          <table:table-cell table:style-name="ce181"/>
          <table:table-cell table:style-name="ce173"/>
          <table:table-cell table:style-name="ce195"/>
          <table:table-cell table:style-name="ce205"/>
          <table:table-cell table:style-name="ce216"/>
          <table:table-cell table:style-name="ce173"/>
          <table:table-cell table:style-name="ce195" table:number-columns-repeated="2"/>
          <table:table-cell table:number-columns-repeated="8"/>
          <table:table-cell table:style-name="ce306" office:value-type="float" office:value="24.1874226404015" calcext:value-type="float">
            <text:p>24.1874226404015</text:p>
          </table:table-cell>
          <table:table-cell table:formula="of:=1/[.AK30]" office:value-type="float" office:value="19.5968510840387" calcext:value-type="float">
            <text:p>19.5968510840387</text:p>
          </table:table-cell>
          <table:table-cell table:formula="of:=-[.AL30]/[.AK30]" office:value-type="float" office:value="16.4439580195848" calcext:value-type="float">
            <text:p>16.4439580195848</text:p>
          </table:table-cell>
          <table:table-cell table:style-name="ce306" office:value-type="float" office:value="0.0510286063669934" calcext:value-type="float">
            <text:p>0.0510286063669934</text:p>
          </table:table-cell>
          <table:table-cell table:style-name="ce306" office:value-type="float" office:value="-0.839112260896757" calcext:value-type="float">
            <text:p>-0.839112260896757</text:p>
          </table:table-cell>
          <table:table-cell table:style-name="ce306" office:value-type="float" office:value="-4.76725142855371" calcext:value-type="float">
            <text:p>-4.76725142855371</text:p>
          </table:table-cell>
          <table:table-cell table:style-name="ce306" office:value-type="float" office:value="0.76351694446676" calcext:value-type="float">
            <text:p>0.76351694446676</text:p>
          </table:table-cell>
          <table:table-cell table:style-name="ce306" office:value-type="float" office:value="-17.6204741585389" calcext:value-type="float">
            <text:p>-17.6204741585389</text:p>
          </table:table-cell>
          <table:table-cell table:style-name="ce306" office:value-type="float" office:value="5.86778260264562" calcext:value-type="float">
            <text:p>5.86778260264562</text:p>
          </table:table-cell>
          <table:table-cell table:style-name="ce306" office:value-type="float" office:value="21.553466796875" calcext:value-type="float">
            <text:p>21.553466796875</text:p>
          </table:table-cell>
          <table:table-cell/>
          <table:table-cell table:style-name="ce306" office:value-type="float" office:value="0.0172527082795075" calcext:value-type="float">
            <text:p>0.0172527082795075</text:p>
          </table:table-cell>
          <table:table-cell table:style-name="ce306" office:value-type="float" office:value="0.03403743717845" calcext:value-type="float">
            <text:p>0.03403743717845</text:p>
          </table:table-cell>
          <table:table-cell table:style-name="ce306" office:value-type="float" office:value="-2.26977122974911" calcext:value-type="float">
            <text:p>-2.26977122974911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lapathar</text:p>
          </table:table-cell>
          <table:table-cell table:style-name="ce10" office:value-type="float" office:value="27.96" calcext:value-type="float">
            <text:p>27.96</text:p>
          </table:table-cell>
          <table:table-cell table:style-name="ce10" office:value-type="float" office:value="86.81" calcext:value-type="float">
            <text:p>86.81</text:p>
          </table:table-cell>
          <table:table-cell office:value-type="float" office:value="4507" calcext:value-type="float">
            <text:p>4507</text:p>
          </table:table-cell>
          <table:table-cell office:value-type="float" office:value="670.075283079292" calcext:value-type="float">
            <text:p>670.075283079292</text:p>
          </table:table-cell>
          <table:table-cell office:value-type="float" office:value="488" calcext:value-type="float">
            <text:p>488</text:p>
          </table:table-cell>
          <table:table-cell office:value-type="float" office:value="2314" calcext:value-type="float">
            <text:p>2314</text:p>
          </table:table-cell>
          <table:table-cell office:value-type="float" office:value="4134" calcext:value-type="float">
            <text:p>4134</text:p>
          </table:table-cell>
          <table:table-cell office:value-type="float" office:value="8336" calcext:value-type="float">
            <text:p>8336</text:p>
          </table:table-cell>
          <table:table-cell office:value-type="float" office:value="112.890079735249" calcext:value-type="float">
            <text:p>112.890079735249</text:p>
          </table:table-cell>
          <table:table-cell office:value-type="float" office:value="344.524921262465" calcext:value-type="float">
            <text:p>344.524921262465</text:p>
          </table:table-cell>
          <table:table-cell office:value-type="float" office:value="624.622727202125" calcext:value-type="float">
            <text:p>624.622727202125</text:p>
          </table:table-cell>
          <table:table-cell office:value-type="float" office:value="1280.55435353733" calcext:value-type="float">
            <text:p>1280.55435353733</text:p>
          </table:table-cell>
          <table:table-cell office:value-type="float" office:value="39.0150146484375" calcext:value-type="float">
            <text:p>39.0150146484375</text:p>
          </table:table-cell>
          <table:table-cell office:value-type="float" office:value="28.384059270223" calcext:value-type="float">
            <text:p>28.384059270223</text:p>
          </table:table-cell>
          <table:table-cell table:style-name="ce174" office:value-type="float" office:value="23.1496797288044" calcext:value-type="float">
            <text:p>23.1496797288044</text:p>
          </table:table-cell>
          <table:table-cell office:value-type="float" office:value="23.7405580392319" calcext:value-type="float">
            <text:p>23.7405580392319</text:p>
          </table:table-cell>
          <table:table-cell table:style-name="ce188" office:value-type="float" office:value="10.837287130692" calcext:value-type="float">
            <text:p>10.837287130692</text:p>
          </table:table-cell>
          <table:table-cell office:value-type="float" office:value="170.377637911885" calcext:value-type="float">
            <text:p>170.377637911885</text:p>
          </table:table-cell>
          <table:table-cell table:style-name="ce206" office:value-type="float" office:value="303" calcext:value-type="float">
            <text:p>303</text:p>
          </table:table-cell>
          <table:table-cell table:style-name="ce217" office:value-type="float" office:value="23.56" calcext:value-type="float">
            <text:p>23.56</text:p>
          </table:table-cell>
          <table:table-cell table:style-name="ce218" office:value-type="float" office:value="5103.40063091483" calcext:value-type="float">
            <text:p>5103.40063091483</text:p>
          </table:table-cell>
          <table:table-cell table:style-name="ce232" office:value-type="float" office:value="7981" calcext:value-type="float">
            <text:p>7981</text:p>
          </table:table-cell>
          <table:table-cell table:style-name="ce232" office:value-type="float" office:value="4879" calcext:value-type="float">
            <text:p>4879</text:p>
          </table:table-cell>
          <table:table-cell office:value-type="float" office:value="18.546" calcext:value-type="float">
            <text:p>18.546</text:p>
          </table:table-cell>
          <table:table-cell office:value-type="float" office:value="26.35" calcext:value-type="float">
            <text:p>26.35</text:p>
          </table:table-cell>
          <table:table-cell table:formula="of:=[.AA31]/[.Z31]" office:value-type="float" office:value="1.42079154534671" calcext:value-type="float">
            <text:p>1.42079154534671</text:p>
          </table:table-cell>
          <table:table-cell office:value-type="float" office:value="0.577" calcext:value-type="float">
            <text:p>0.577</text:p>
          </table:table-cell>
          <table:table-cell office:value-type="float" office:value="2.089" calcext:value-type="float">
            <text:p>2.089</text:p>
          </table:table-cell>
          <table:table-cell office:value-type="float" office:value="15.195" calcext:value-type="float">
            <text:p>15.195</text:p>
          </table:table-cell>
          <table:table-cell office:value-type="float" office:value="1.41" calcext:value-type="float">
            <text:p>1.41</text:p>
          </table:table-cell>
          <table:table-cell/>
          <table:table-cell table:style-name="ce306" office:value-type="float" office:value="30.8646972940278" calcext:value-type="float">
            <text:p>30.8646972940278</text:p>
          </table:table-cell>
          <table:table-cell table:formula="of:=1/[.AK31]" office:value-type="float" office:value="0.930182498244391" calcext:value-type="float">
            <text:p>0.930182498244391</text:p>
          </table:table-cell>
          <table:table-cell table:formula="of:=-[.AL31]/[.AK31]" office:value-type="float" office:value="-0.18419090741179" calcext:value-type="float">
            <text:p>-0.18419090741179</text:p>
          </table:table-cell>
          <table:table-cell table:style-name="ce306" office:value-type="float" office:value="1.07505785357968" calcext:value-type="float">
            <text:p>1.07505785357968</text:p>
          </table:table-cell>
          <table:table-cell table:style-name="ce306" office:value-type="float" office:value="0.198015881571013" calcext:value-type="float">
            <text:p>0.198015881571013</text:p>
          </table:table-cell>
          <table:table-cell table:style-name="ce306" office:value-type="float" office:value="0.818983380571266" calcext:value-type="float">
            <text:p>0.818983380571266</text:p>
          </table:table-cell>
          <table:table-cell table:style-name="ce306" office:value-type="float" office:value="0.865812958323041" calcext:value-type="float">
            <text:p>0.865812958323041</text:p>
          </table:table-cell>
          <table:table-cell table:style-name="ce306" office:value-type="float" office:value="0.543783779459364" calcext:value-type="float">
            <text:p>0.543783779459364</text:p>
          </table:table-cell>
          <table:table-cell table:style-name="ce306" office:value-type="float" office:value="1.99346311322854" calcext:value-type="float">
            <text:p>1.99346311322854</text:p>
          </table:table-cell>
          <table:table-cell table:style-name="ce306" office:value-type="float" office:value="16.617919921875" calcext:value-type="float">
            <text:p>16.617919921875</text:p>
          </table:table-cell>
          <table:table-cell office:value-type="float" office:value="0.577" calcext:value-type="float">
            <text:p>0.577</text:p>
          </table:table-cell>
          <table:table-cell table:style-name="ce306" office:value-type="float" office:value="1.08456052262549" calcext:value-type="float">
            <text:p>1.08456052262549</text:p>
          </table:table-cell>
          <table:table-cell table:style-name="ce306" office:value-type="float" office:value="1.2138098005521" calcext:value-type="float">
            <text:p>1.2138098005521</text:p>
          </table:table-cell>
          <table:table-cell table:style-name="ce306" office:value-type="float" office:value="-0.00995723307762136" calcext:value-type="float">
            <text:p>-0.00995723307762136</text:p>
          </table:table-cell>
          <table:table-cell table:number-columns-repeated="97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gUltimateUltraparams_backup_dontmes.G30:BigUltimateUltraparams_backup_dontmes.G1048576 BigUltimateUltraparams_backup_dontmes.G19:BigUltimateUltraparams_backup_dontmes.G28 BigUltimateUltraparams_backup_dontmes.G1:BigUltimateUltraparams_backup_dontmes.G14 BigUltimateUltraparams_backup_dontmes.G16:BigUltimateUltraparams_backup_dontmes.G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H30:BigUltimateUltraparams_backup_dontmes.H1048576 BigUltimateUltraparams_backup_dontmes.H19:BigUltimateUltraparams_backup_dontmes.H28 BigUltimateUltraparams_backup_dontmes.H1:BigUltimateUltraparams_backup_dontmes.H14 BigUltimateUltraparams_backup_dontmes.H16:BigUltimateUltraparams_backup_dontmes.H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I30:BigUltimateUltraparams_backup_dontmes.I1048576 BigUltimateUltraparams_backup_dontmes.I19:BigUltimateUltraparams_backup_dontmes.I28 BigUltimateUltraparams_backup_dontmes.I1:BigUltimateUltraparams_backup_dontmes.I14 BigUltimateUltraparams_backup_dontmes.I16:BigUltimateUltraparams_backup_dontmes.I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J30:BigUltimateUltraparams_backup_dontmes.J1048576 BigUltimateUltraparams_backup_dontmes.J19:BigUltimateUltraparams_backup_dontmes.J28 BigUltimateUltraparams_backup_dontmes.J1:BigUltimateUltraparams_backup_dontmes.J14 BigUltimateUltraparams_backup_dontmes.J16:BigUltimateUltraparams_backup_dontmes.J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K30:BigUltimateUltraparams_backup_dontmes.K1048576 BigUltimateUltraparams_backup_dontmes.K19:BigUltimateUltraparams_backup_dontmes.K28 BigUltimateUltraparams_backup_dontmes.K1:BigUltimateUltraparams_backup_dontmes.K14 BigUltimateUltraparams_backup_dontmes.K16:BigUltimateUltraparams_backup_dontmes.K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L30:BigUltimateUltraparams_backup_dontmes.L1048576 BigUltimateUltraparams_backup_dontmes.L19:BigUltimateUltraparams_backup_dontmes.L28 BigUltimateUltraparams_backup_dontmes.L1:BigUltimateUltraparams_backup_dontmes.L14 BigUltimateUltraparams_backup_dontmes.L16:BigUltimateUltraparams_backup_dontmes.L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M30:BigUltimateUltraparams_backup_dontmes.M1048576 BigUltimateUltraparams_backup_dontmes.M19:BigUltimateUltraparams_backup_dontmes.M28 BigUltimateUltraparams_backup_dontmes.M1:BigUltimateUltraparams_backup_dontmes.M14 BigUltimateUltraparams_backup_dontmes.M16:BigUltimateUltraparams_backup_dontmes.M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N30:BigUltimateUltraparams_backup_dontmes.N1048576 BigUltimateUltraparams_backup_dontmes.N19:BigUltimateUltraparams_backup_dontmes.N28 BigUltimateUltraparams_backup_dontmes.N1:BigUltimateUltraparams_backup_dontmes.N14 BigUltimateUltraparams_backup_dontmes.N16:BigUltimateUltraparams_backup_dontmes.N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O30:BigUltimateUltraparams_backup_dontmes.O1048576 BigUltimateUltraparams_backup_dontmes.O19:BigUltimateUltraparams_backup_dontmes.O28 BigUltimateUltraparams_backup_dontmes.O1:BigUltimateUltraparams_backup_dontmes.O14 BigUltimateUltraparams_backup_dontmes.O16:BigUltimateUltraparams_backup_dontmes.O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P30:BigUltimateUltraparams_backup_dontmes.P1048576 BigUltimateUltraparams_backup_dontmes.P19:BigUltimateUltraparams_backup_dontmes.P28 BigUltimateUltraparams_backup_dontmes.P1:BigUltimateUltraparams_backup_dontmes.P14 BigUltimateUltraparams_backup_dontmes.P16:BigUltimateUltraparams_backup_dontmes.P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Q32:BigUltimateUltraparams_backup_dontmes.Q1048576 BigUltimateUltraparams_backup_dontmes.Q19:BigUltimateUltraparams_backup_dontmes.Q28 BigUltimateUltraparams_backup_dontmes.Q1:BigUltimateUltraparams_backup_dontmes.Q14 BigUltimateUltraparams_backup_dontmes.Q16:BigUltimateUltraparams_backup_dontmes.Q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R1:BigUltimateUltraparams_backup_dontmes.R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Q31:BigUltimateUltraparams_backup_dontmes.Q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R30:BigUltimateUltraparams_backup_dontmes.R1048576 BigUltimateUltraparams_backup_dontmes.R19:BigUltimateUltraparams_backup_dontmes.R28 BigUltimateUltraparams_backup_dontmes.R1:BigUltimateUltraparams_backup_dontmes.R14 BigUltimateUltraparams_backup_dontmes.R16:BigUltimateUltraparams_backup_dontmes.R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S19:BigUltimateUltraparams_backup_dontmes.S28 BigUltimateUltraparams_backup_dontmes.S1:BigUltimateUltraparams_backup_dontmes.S14 BigUltimateUltraparams_backup_dontmes.S16:BigUltimateUltraparams_backup_dontmes.S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S31:BigUltimateUltraparams_backup_dontmes.S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T1:BigUltimateUltraparams_backup_dontmes.Y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T1:BigUltimateUltraparams_backup_dontmes.Y10 BigUltimateUltraparams_backup_dontmes.T32:BigUltimateUltraparams_backup_dontmes.Y1048576 BigUltimateUltraparams_backup_dontmes.T30:BigUltimateUltraparams_backup_dontmes.T30 BigUltimateUltraparams_backup_dontmes.X30:BigUltimateUltraparams_backup_dontmes.Y30 BigUltimateUltraparams_backup_dontmes.T16:BigUltimateUltraparams_backup_dontmes.W17 BigUltimateUltraparams_backup_dontmes.T20:BigUltimateUltraparams_backup_dontmes.Y22 BigUltimateUltraparams_backup_dontmes.T19:BigUltimateUltraparams_backup_dontmes.T19 BigUltimateUltraparams_backup_dontmes.T31:BigUltimateUltraparams_backup_dontmes.T31 BigUltimateUltraparams_backup_dontmes.T23:BigUltimateUltraparams_backup_dontmes.T28 BigUltimateUltraparams_backup_dontmes.T13:BigUltimateUltraparams_backup_dontmes.Y14 BigUltimateUltraparams_backup_dontmes.T11:BigUltimateUltraparams_backup_dontmes.W12 BigUltimateUltraparams_backup_dontmes.X16:BigUltimateUltraparams_backup_dontmes.Y16 BigUltimateUltraparams_backup_dontmes.W19:BigUltimateUltraparams_backup_dontmes.W19 BigUltimateUltraparams_backup_dontmes.W23:BigUltimateUltraparams_backup_dontmes.W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W31:BigUltimateUltraparams_backup_dontmes.W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19:BigUltimateUltraparams_backup_dontmes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19:BigUltimateUltraparams_backup_dontmes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26:BigUltimateUltraparams_backup_dontmes.U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26:BigUltimateUltraparams_backup_dontmes.V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27:BigUltimateUltraparams_backup_dontmes.U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27:BigUltimateUltraparams_backup_dontmes.V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G29:BigUltimateUltraparams_backup_dontmes.G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H29:BigUltimateUltraparams_backup_dontmes.H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I29:BigUltimateUltraparams_backup_dontmes.I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J29:BigUltimateUltraparams_backup_dontmes.J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K29:BigUltimateUltraparams_backup_dontmes.K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L29:BigUltimateUltraparams_backup_dontmes.L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M29:BigUltimateUltraparams_backup_dontmes.M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N29:BigUltimateUltraparams_backup_dontmes.N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O29:BigUltimateUltraparams_backup_dontmes.O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P29:BigUltimateUltraparams_backup_dontmes.P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Q29:BigUltimateUltraparams_backup_dontmes.Q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R29:BigUltimateUltraparams_backup_dontmes.R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S29:BigUltimateUltraparams_backup_dontmes.S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T29:BigUltimateUltraparams_backup_dontmes.T29 BigUltimateUltraparams_backup_dontmes.W29:BigUltimateUltraparams_backup_dontmes.W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29:BigUltimateUltraparams_backup_dontmes.U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29:BigUltimateUltraparams_backup_dontmes.V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31:BigUltimateUltraparams_backup_dontmes.U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31:BigUltimateUltraparams_backup_dontmes.V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23:BigUltimateUltraparams_backup_dontmes.U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23:BigUltimateUltraparams_backup_dontmes.V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24:BigUltimateUltraparams_backup_dontmes.U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24:BigUltimateUltraparams_backup_dontmes.V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25:BigUltimateUltraparams_backup_dontmes.U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25:BigUltimateUltraparams_backup_dontmes.V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30:BigUltimateUltraparams_backup_dontmes.V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28:BigUltimateUltraparams_backup_dontmes.U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28:BigUltimateUltraparams_backup_dontmes.V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11:BigUltimateUltraparams_backup_dontmes.X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11:BigUltimateUltraparams_backup_dontmes.Y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12:BigUltimateUltraparams_backup_dontmes.X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12:BigUltimateUltraparams_backup_dontmes.Y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G15:BigUltimateUltraparams_backup_dontmes.G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H15:BigUltimateUltraparams_backup_dontmes.H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I15:BigUltimateUltraparams_backup_dontmes.I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J15:BigUltimateUltraparams_backup_dontmes.J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K15:BigUltimateUltraparams_backup_dontmes.K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L15:BigUltimateUltraparams_backup_dontmes.L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M15:BigUltimateUltraparams_backup_dontmes.M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N15:BigUltimateUltraparams_backup_dontmes.N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O15:BigUltimateUltraparams_backup_dontmes.O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P15:BigUltimateUltraparams_backup_dontmes.P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Q15:BigUltimateUltraparams_backup_dontmes.Q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R15:BigUltimateUltraparams_backup_dontmes.R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S15:BigUltimateUltraparams_backup_dontmes.S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T15:BigUltimateUltraparams_backup_dontmes.T15 BigUltimateUltraparams_backup_dontmes.W15:BigUltimateUltraparams_backup_dontmes.W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U15:BigUltimateUltraparams_backup_dontmes.U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V15:BigUltimateUltraparams_backup_dontmes.V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15:BigUltimateUltraparams_backup_dontmes.X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15:BigUltimateUltraparams_backup_dontmes.Y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31:BigUltimateUltraparams_backup_dontmes.Y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17:BigUltimateUltraparams_backup_dontmes.X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17:BigUltimateUltraparams_backup_dontmes.Y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27:BigUltimateUltraparams_backup_dontmes.X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27:BigUltimateUltraparams_backup_dontmes.Y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19:BigUltimateUltraparams_backup_dontmes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19:BigUltimateUltraparams_backup_dontmes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23:BigUltimateUltraparams_backup_dontmes.X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23:BigUltimateUltraparams_backup_dontmes.Y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24:BigUltimateUltraparams_backup_dontmes.X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24:BigUltimateUltraparams_backup_dontmes.Y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25:BigUltimateUltraparams_backup_dontmes.X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25:BigUltimateUltraparams_backup_dontmes.Y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26:BigUltimateUltraparams_backup_dontmes.X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26:BigUltimateUltraparams_backup_dontmes.Y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29:BigUltimateUltraparams_backup_dontmes.X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29:BigUltimateUltraparams_backup_dontmes.Y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G18:BigUltimateUltraparams_backup_dontmes.G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H18:BigUltimateUltraparams_backup_dontmes.H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I18:BigUltimateUltraparams_backup_dontmes.I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J18:BigUltimateUltraparams_backup_dontmes.J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K18:BigUltimateUltraparams_backup_dontmes.K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L18:BigUltimateUltraparams_backup_dontmes.L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M18:BigUltimateUltraparams_backup_dontmes.M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N18:BigUltimateUltraparams_backup_dontmes.N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O18:BigUltimateUltraparams_backup_dontmes.O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P18:BigUltimateUltraparams_backup_dontmes.P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Q18:BigUltimateUltraparams_backup_dontmes.Q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R18:BigUltimateUltraparams_backup_dontmes.R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S18:BigUltimateUltraparams_backup_dontmes.S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T18:BigUltimateUltraparams_backup_dontmes.W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18:BigUltimateUltraparams_backup_dontmes.X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18:BigUltimateUltraparams_backup_dontmes.Y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X28:BigUltimateUltraparams_backup_dontmes.X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gUltimateUltraparams_backup_dontmes.Y28:BigUltimateUltraparams_backup_dontmes.Y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22:56:36.319546887</dc:date>
    <meta:editing-duration>P1DT7H59M25S</meta:editing-duration>
    <meta:editing-cycles>62</meta:editing-cycles>
    <meta:generator>LibreOffice/7.3.7.2$Linux_X86_64 LibreOffice_project/30$Build-2</meta:generator>
    <meta:document-statistic meta:table-count="1" meta:cell-count="1363" meta:object-count="0"/>
  </office:meta>
</office:document-meta>
</file>